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047ca8"/>
    </style:style>
    <style:style style:name="P3" style:family="paragraph" style:parent-style-name="Standard">
      <style:paragraph-properties fo:line-height="150%"/>
      <style:text-properties officeooo:paragraph-rsid="001976f3"/>
    </style:style>
    <style:style style:name="P4" style:family="paragraph" style:parent-style-name="Standard">
      <style:paragraph-properties fo:line-height="150%"/>
      <style:text-properties officeooo:paragraph-rsid="001c6a1e"/>
    </style:style>
    <style:style style:name="P5" style:family="paragraph" style:parent-style-name="Standard">
      <style:paragraph-properties fo:line-height="150%"/>
      <style:text-properties officeooo:paragraph-rsid="00218fb4"/>
    </style:style>
    <style:style style:name="P6" style:family="paragraph" style:parent-style-name="Standard">
      <style:paragraph-properties fo:line-height="150%"/>
      <style:text-properties officeooo:paragraph-rsid="0026f29a"/>
    </style:style>
    <style:style style:name="P7" style:family="paragraph" style:parent-style-name="Standard">
      <style:paragraph-properties fo:line-height="150%"/>
      <style:text-properties officeooo:paragraph-rsid="00296f54"/>
    </style:style>
    <style:style style:name="P8" style:family="paragraph" style:parent-style-name="Standard">
      <style:paragraph-properties fo:line-height="150%"/>
      <style:text-properties style:font-name="Liberation Serif" officeooo:rsid="000284e5" officeooo:paragraph-rsid="000284e5"/>
    </style:style>
    <style:style style:name="P9" style:family="paragraph" style:parent-style-name="Standard">
      <style:paragraph-properties fo:line-height="150%"/>
      <style:text-properties style:font-name="Liberation Serif" officeooo:rsid="00047ca8" officeooo:paragraph-rsid="00047ca8"/>
    </style:style>
    <style:style style:name="P10" style:family="paragraph" style:parent-style-name="Standard">
      <style:paragraph-properties fo:line-height="150%"/>
      <style:text-properties style:font-name="Liberation Serif" officeooo:rsid="00047ca8" officeooo:paragraph-rsid="001c6a1e"/>
    </style:style>
    <style:style style:name="P11" style:family="paragraph" style:parent-style-name="Standard">
      <style:paragraph-properties fo:line-height="150%"/>
      <style:text-properties style:font-name="Liberation Serif" officeooo:rsid="00047ca8" officeooo:paragraph-rsid="001db7a4"/>
    </style:style>
    <style:style style:name="P12" style:family="paragraph" style:parent-style-name="Standard">
      <style:paragraph-properties fo:line-height="150%"/>
      <style:text-properties style:font-name="Liberation Serif" officeooo:rsid="00047ca8" officeooo:paragraph-rsid="001f217b"/>
    </style:style>
    <style:style style:name="P13" style:family="paragraph" style:parent-style-name="Standard">
      <style:paragraph-properties fo:line-height="150%"/>
      <style:text-properties style:font-name="Liberation Serif" fo:font-weight="bold" officeooo:rsid="00047ca8" officeooo:paragraph-rsid="00047ca8" style:font-weight-asian="bold" style:font-weight-complex="bold"/>
    </style:style>
    <style:style style:name="P14" style:family="paragraph" style:parent-style-name="Standard">
      <style:paragraph-properties fo:line-height="150%"/>
      <style:text-properties style:font-name="Liberation Serif" fo:font-weight="bold" officeooo:rsid="00047ca8" officeooo:paragraph-rsid="00218fb4" style:font-weight-asian="bold" style:font-weight-complex="bold"/>
    </style:style>
    <style:style style:name="P15" style:family="paragraph" style:parent-style-name="Standard" style:list-style-name="L1">
      <style:paragraph-properties fo:line-height="150%"/>
      <style:text-properties style:font-name="Liberation Serif" officeooo:rsid="00050a64" officeooo:paragraph-rsid="00050a64"/>
    </style:style>
    <style:style style:name="P16" style:family="paragraph" style:parent-style-name="Standard" style:list-style-name="L1">
      <style:paragraph-properties fo:line-height="150%"/>
      <style:text-properties style:font-name="Liberation Serif" officeooo:rsid="0005a37d" officeooo:paragraph-rsid="0005a37d"/>
    </style:style>
    <style:style style:name="P17" style:family="paragraph" style:parent-style-name="Standard" style:list-style-name="L1">
      <style:paragraph-properties fo:line-height="150%"/>
      <style:text-properties style:font-name="Liberation Serif" officeooo:rsid="0005a37d" officeooo:paragraph-rsid="0006dbf1"/>
    </style:style>
    <style:style style:name="P18" style:family="paragraph" style:parent-style-name="Standard" style:list-style-name="L1">
      <style:paragraph-properties fo:line-height="150%"/>
      <style:text-properties style:font-name="Liberation Serif" officeooo:rsid="0006dbf1" officeooo:paragraph-rsid="0006dbf1"/>
    </style:style>
    <style:style style:name="P19" style:family="paragraph" style:parent-style-name="Standard">
      <style:paragraph-properties fo:line-height="150%"/>
      <style:text-properties style:font-name="Liberation Serif" officeooo:rsid="00071f8b" officeooo:paragraph-rsid="0007658b"/>
    </style:style>
    <style:style style:name="P20" style:family="paragraph" style:parent-style-name="Standard">
      <style:paragraph-properties fo:line-height="150%"/>
      <style:text-properties style:font-name="Liberation Serif" officeooo:rsid="00218fb4" officeooo:paragraph-rsid="00218fb4"/>
    </style:style>
    <style:style style:name="P21" style:family="paragraph" style:parent-style-name="Standard">
      <style:text-properties officeooo:paragraph-rsid="00047ca8"/>
    </style:style>
    <style:style style:name="P22" style:family="paragraph" style:parent-style-name="Standard">
      <style:paragraph-properties fo:line-height="150%"/>
      <style:text-properties fo:font-style="italic" officeooo:paragraph-rsid="001976f3" style:font-style-asian="italic" style:font-style-complex="italic"/>
    </style:style>
    <style:style style:name="P23" style:family="paragraph" style:parent-style-name="Standard">
      <style:paragraph-properties fo:line-height="150%"/>
      <style:text-properties fo:font-style="italic" officeooo:rsid="001db7a4" officeooo:paragraph-rsid="001db7a4" style:font-style-asian="italic" style:font-style-complex="italic"/>
    </style:style>
    <style:style style:name="P24" style:family="paragraph" style:parent-style-name="Standard">
      <style:paragraph-properties fo:line-height="150%"/>
      <style:text-properties fo:font-style="italic" officeooo:rsid="0020256f" officeooo:paragraph-rsid="0020256f" style:font-style-asian="italic" style:font-style-complex="italic"/>
    </style:style>
    <style:style style:name="P25" style:family="paragraph" style:parent-style-name="Standard">
      <style:paragraph-properties fo:line-height="150%"/>
      <style:text-properties fo:font-weight="normal" officeooo:paragraph-rsid="001976f3" style:font-weight-asian="normal" style:font-weight-complex="normal"/>
    </style:style>
    <style:style style:name="P26" style:family="paragraph" style:parent-style-name="Standard">
      <style:paragraph-properties fo:line-height="150%"/>
      <style:text-properties fo:font-style="normal" officeooo:paragraph-rsid="00283820" style:font-style-asian="normal" style:font-style-complex="normal"/>
    </style:style>
    <style:style style:name="P27" style:family="paragraph" style:parent-style-name="Standard">
      <style:paragraph-properties fo:line-height="150%"/>
      <style:text-properties fo:font-style="normal" officeooo:rsid="0020256f" officeooo:paragraph-rsid="0022c438" style:font-style-asian="normal" style:font-style-complex="normal"/>
    </style:style>
    <style:style style:name="P28" style:family="paragraph" style:parent-style-name="Standard">
      <style:paragraph-properties fo:line-height="150%"/>
      <style:text-properties fo:font-style="normal" officeooo:rsid="0020256f" officeooo:paragraph-rsid="00296f54" style:font-style-asian="normal" style:font-style-complex="normal"/>
    </style:style>
    <style:style style:name="P29" style:family="paragraph" style:parent-style-name="Standard">
      <style:paragraph-properties fo:line-height="150%"/>
      <style:text-properties fo:font-weight="bold" officeooo:rsid="00253cc4" officeooo:paragraph-rsid="00259d16" style:font-weight-asian="bold" style:font-weight-complex="bold"/>
    </style:style>
    <style:style style:name="P30" style:family="paragraph" style:parent-style-name="Standard">
      <style:paragraph-properties fo:line-height="150%" fo:text-align="center" style:justify-single-word="false"/>
      <style:text-properties fo:font-weight="bold" officeooo:rsid="00253cc4" officeooo:paragraph-rsid="00253cc4" style:font-weight-asian="bold" style:font-weight-complex="bold"/>
    </style:style>
    <style:style style:name="P31" style:family="paragraph" style:parent-style-name="Standard">
      <style:paragraph-properties fo:line-height="150%" fo:text-align="center" style:justify-single-word="false"/>
      <style:text-properties fo:font-weight="bold" officeooo:rsid="00253cc4" officeooo:paragraph-rsid="00259d16" style:font-weight-asian="bold" style:font-weight-complex="bold"/>
    </style:style>
    <style:style style:name="P32" style:family="paragraph" style:parent-style-name="Standard">
      <style:paragraph-properties fo:line-height="150%" fo:break-before="page"/>
      <style:text-properties style:font-name="Liberation Serif" fo:font-weight="bold" officeooo:rsid="00047ca8" officeooo:paragraph-rsid="00047ca8" style:font-weight-asian="bold" style:font-weight-complex="bold"/>
    </style:style>
    <style:style style:name="P33" style:family="paragraph" style:parent-style-name="Standard">
      <style:paragraph-properties fo:margin-left="0in" fo:margin-right="0in" fo:line-height="150%" fo:text-indent="0.5in" style:auto-text-indent="false"/>
      <style:text-properties officeooo:paragraph-rsid="001976f3"/>
    </style:style>
    <style:style style:name="P34" style:family="paragraph" style:parent-style-name="Standard">
      <style:paragraph-properties fo:margin-left="0in" fo:margin-right="0in" fo:line-height="150%" fo:text-indent="0.5in" style:auto-text-indent="false"/>
      <style:text-properties style:font-name="Liberation Serif" officeooo:rsid="00047ca8" officeooo:paragraph-rsid="00147dc7"/>
    </style:style>
    <style:style style:name="P35" style:family="paragraph" style:parent-style-name="Standard">
      <style:paragraph-properties fo:margin-left="0in" fo:margin-right="0in" fo:line-height="150%" fo:text-indent="0.5in" style:auto-text-indent="false"/>
      <style:text-properties style:font-name="Liberation Serif" officeooo:rsid="0020256f" officeooo:paragraph-rsid="0024c98d"/>
    </style:style>
    <style:style style:name="P36" style:family="paragraph" style:parent-style-name="Standard">
      <style:paragraph-properties fo:margin-left="0in" fo:margin-right="0in" fo:line-height="150%" fo:text-indent="0.5in" style:auto-text-indent="false"/>
      <style:text-properties officeooo:paragraph-rsid="001976f3" style:font-name-asian="Arial Unicode MS"/>
    </style:style>
    <style:style style:name="P37" style:family="paragraph" style:parent-style-name="Standard">
      <style:paragraph-properties fo:margin-left="0in" fo:margin-right="0in" fo:margin-top="0in" fo:margin-bottom="0in" style:contextual-spacing="false" fo:line-height="150%" fo:text-indent="0.5in" style:auto-text-indent="false"/>
      <style:text-properties officeooo:paragraph-rsid="001976f3"/>
    </style:style>
    <style:style style:name="P38" style:family="paragraph" style:parent-style-name="Standard">
      <style:paragraph-properties fo:margin-left="0in" fo:margin-right="0in" fo:line-height="150%" fo:text-indent="0.5in" style:auto-text-indent="false" fo:break-before="column"/>
      <style:text-properties style:font-name="Liberation Serif" officeooo:rsid="00047ca8" officeooo:paragraph-rsid="001f217b"/>
    </style:style>
    <style:style style:name="P39" style:family="paragraph" style:parent-style-name="Standard">
      <style:paragraph-properties fo:margin-left="0in" fo:margin-right="0in" fo:line-height="150%" fo:text-indent="0in" style:auto-text-indent="false"/>
      <style:text-properties style:font-name="Liberation Serif" officeooo:rsid="0020256f" officeooo:paragraph-rsid="00239274"/>
    </style:style>
    <style:style style:name="P40" style:family="paragraph" style:parent-style-name="Standard">
      <style:paragraph-properties fo:margin-left="0in" fo:margin-right="0in" fo:line-height="150%" fo:text-indent="0in" style:auto-text-indent="false"/>
      <style:text-properties style:font-name="Liberation Serif" fo:font-style="italic" officeooo:rsid="00239274" officeooo:paragraph-rsid="00239274" style:font-style-asian="italic" style:font-style-complex="italic"/>
    </style:style>
    <style:style style:name="P41" style:family="paragraph" style:parent-style-name="Standard">
      <style:paragraph-properties fo:margin-left="0in" fo:margin-right="0in" fo:line-height="150%" fo:text-indent="0in" style:auto-text-indent="false"/>
      <style:text-properties style:font-name="Liberation Serif" fo:font-style="italic" officeooo:rsid="00239274" officeooo:paragraph-rsid="0024c98d" style:font-style-asian="italic" style:font-style-complex="italic"/>
    </style:style>
    <style:style style:name="P42" style:family="paragraph" style:parent-style-name="Standard">
      <style:paragraph-properties fo:margin-left="0in" fo:margin-right="0in" fo:line-height="150%" fo:text-indent="0in" style:auto-text-indent="false"/>
      <style:text-properties officeooo:paragraph-rsid="001976f3"/>
    </style:style>
    <style:style style:name="P43" style:family="paragraph" style:parent-style-name="Text_20_body">
      <style:paragraph-properties fo:line-height="150%"/>
    </style:style>
    <style:style style:name="T1" style:family="text">
      <style:text-properties officeooo:rsid="00047ca8"/>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47ca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Liberation Serif" officeooo:rsid="00047ca8"/>
    </style:style>
    <style:style style:name="T10" style:family="text">
      <style:text-properties style:font-name="Liberation Serif" fo:font-style="normal" officeooo:rsid="0010bdaf" style:font-style-asian="normal" style:font-style-complex="normal"/>
    </style:style>
    <style:style style:name="T11" style:family="text">
      <style:text-properties style:font-name="Liberation Serif" fo:font-style="normal" officeooo:rsid="0011e70a" style:font-style-asian="normal" style:font-style-complex="normal"/>
    </style:style>
    <style:style style:name="T12" style:family="text">
      <style:text-properties style:font-name="Liberation Serif" fo:font-style="normal" officeooo:rsid="001301d4" style:font-style-asian="normal" style:font-style-complex="normal"/>
    </style:style>
    <style:style style:name="T13" style:family="text">
      <style:text-properties style:font-name="Liberation Serif" officeooo:rsid="000874aa"/>
    </style:style>
    <style:style style:name="T14" style:family="text">
      <style:text-properties style:font-name="Liberation Serif" fo:font-style="italic" officeooo:rsid="00047ca8" style:font-style-asian="italic" style:font-style-complex="italic"/>
    </style:style>
    <style:style style:name="T15" style:family="text">
      <style:text-properties style:font-name="Liberation Serif" fo:font-style="italic" officeooo:rsid="0010bdaf" style:font-style-asian="italic" style:font-style-complex="italic"/>
    </style:style>
    <style:style style:name="T16" style:family="text">
      <style:text-properties style:font-name="Liberation Serif" officeooo:rsid="0008ac52"/>
    </style:style>
    <style:style style:name="T17" style:family="text">
      <style:text-properties style:font-name="Liberation Serif" officeooo:rsid="000a8170"/>
    </style:style>
    <style:style style:name="T18" style:family="text">
      <style:text-properties style:font-name="Liberation Serif" officeooo:rsid="000ad0b6"/>
    </style:style>
    <style:style style:name="T19" style:family="text">
      <style:text-properties style:font-name="Liberation Serif" officeooo:rsid="0010bdaf"/>
    </style:style>
    <style:style style:name="T20" style:family="text">
      <style:text-properties style:font-name="Liberation Serif" fo:font-weight="bold" officeooo:rsid="00047ca8" style:font-weight-asian="bold" style:font-weight-complex="bold"/>
    </style:style>
    <style:style style:name="T21" style:family="text">
      <style:text-properties style:font-name="Liberation Serif" officeooo:rsid="00218fb4"/>
    </style:style>
    <style:style style:name="T22" style:family="text">
      <style:text-properties style:font-name="Liberation Serif" officeooo:rsid="001db7a4"/>
    </style:style>
    <style:style style:name="T23" style:family="text">
      <style:text-properties style:font-name="Liberation Serif" officeooo:rsid="0022c438"/>
    </style:style>
    <style:style style:name="T24" style:family="text">
      <style:text-properties fo:font-style="normal" style:font-style-asian="normal" style:font-style-complex="normal"/>
    </style:style>
    <style:style style:name="T25" style:family="text">
      <style:text-properties fo:font-style="normal" officeooo:rsid="0006dbf1" style:font-style-asian="normal" style:font-style-complex="normal"/>
    </style:style>
    <style:style style:name="T26" style:family="text">
      <style:text-properties fo:font-style="normal" officeooo:rsid="00071f8b" style:font-style-asian="normal" style:font-style-complex="normal"/>
    </style:style>
    <style:style style:name="T27" style:family="text">
      <style:text-properties fo:font-style="normal" officeooo:rsid="0007b12a" style:font-style-asian="normal" style:font-style-complex="normal"/>
    </style:style>
    <style:style style:name="T28" style:family="text">
      <style:text-properties fo:font-style="normal" officeooo:rsid="000874aa" style:font-style-asian="normal" style:font-style-complex="normal"/>
    </style:style>
    <style:style style:name="T29" style:family="text">
      <style:text-properties fo:font-style="normal" officeooo:rsid="000ad0b6" style:font-style-asian="normal" style:font-style-complex="normal"/>
    </style:style>
    <style:style style:name="T30" style:family="text">
      <style:text-properties fo:font-style="normal" officeooo:rsid="002f902f" style:font-style-asian="normal" style:font-style-complex="normal" style:font-weight-complex="bold"/>
    </style:style>
    <style:style style:name="T31" style:family="text">
      <style:text-properties fo:font-style="normal" officeooo:rsid="00314fb1" style:font-style-asian="normal" style:font-style-complex="normal" style:font-weight-complex="bold"/>
    </style:style>
    <style:style style:name="T32" style:family="text">
      <style:text-properties fo:font-style="normal" officeooo:rsid="0020256f" style:font-style-asian="normal" style:font-style-complex="normal"/>
    </style:style>
    <style:style style:name="T33" style:family="text">
      <style:text-properties fo:font-style="normal" officeooo:rsid="00296f54" style:font-style-asian="normal" style:font-style-complex="normal"/>
    </style:style>
    <style:style style:name="T34" style:family="text">
      <style:text-properties fo:font-style="normal" officeooo:rsid="002b582d" style:font-style-asian="normal" style:font-style-complex="normal"/>
    </style:style>
    <style:style style:name="T35" style:family="text">
      <style:text-properties fo:font-style="normal" officeooo:rsid="002f902f" style:font-style-asian="normal" style:font-style-complex="normal"/>
    </style:style>
    <style:style style:name="T36" style:family="text">
      <style:text-properties fo:font-style="normal" officeooo:rsid="00314fb1" style:font-style-asian="normal" style:font-style-complex="normal"/>
    </style:style>
    <style:style style:name="T37" style:family="text">
      <style:text-properties fo:font-style="normal" officeooo:rsid="002f902f" style:font-style-asian="normal" style:font-name-complex="Calibri"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259d16" style:font-style-asian="normal" style:font-weight-asian="normal" style:font-style-complex="normal" style:font-weight-complex="normal"/>
    </style:style>
    <style:style style:name="T40" style:family="text">
      <style:text-properties fo:font-style="normal" fo:font-weight="normal" officeooo:rsid="00296f54" style:font-style-asian="normal" style:font-weight-asian="normal" style:font-style-complex="normal" style:font-weight-complex="normal"/>
    </style:style>
    <style:style style:name="T41" style:family="text">
      <style:text-properties fo:font-variant="normal" fo:text-transform="none" style:text-position="0% 100%" style:font-name="Liberation Serif" fo:font-style="normal" style:text-underline-style="none" fo:font-weight="normal" officeooo:rsid="00047ca8"/>
    </style:style>
    <style:style style:name="T42" style:family="text">
      <style:text-properties fo:font-variant="normal" fo:text-transform="none" style:text-position="0% 100%" fo:font-style="normal" style:text-underline-style="none" fo:font-weight="normal"/>
    </style:style>
    <style:style style:name="T43" style:family="text">
      <style:text-properties fo:font-variant="normal" fo:text-transform="none" style:text-position="0% 100%" fo:font-style="normal" style:text-underline-style="none" fo:font-weight="normal" officeooo:rsid="000ad0b6" style:font-style-asian="normal" style:font-style-complex="normal"/>
    </style:style>
    <style:style style:name="T44" style:family="text">
      <style:text-properties style:text-position="0% 100%"/>
    </style:style>
    <style:style style:name="T45" style:family="text">
      <style:text-properties style:text-position="0% 100%" officeooo:rsid="001db7a4"/>
    </style:style>
    <style:style style:name="T46" style:family="text">
      <style:text-properties style:text-position="0% 100%" officeooo:rsid="001f217b"/>
    </style:style>
    <style:style style:name="T47" style:family="text">
      <style:text-properties style:text-position="0% 100%" officeooo:rsid="0020256f"/>
    </style:style>
    <style:style style:name="T48" style:family="text">
      <style:text-properties style:text-position="0% 100%" officeooo:rsid="00239274"/>
    </style:style>
    <style:style style:name="T49" style:family="text">
      <style:text-properties style:text-position="0% 100%" officeooo:rsid="0024c98d"/>
    </style:style>
    <style:style style:name="T50" style:family="text">
      <style:text-properties style:text-position="0% 100%" fo:font-style="normal" officeooo:rsid="0024c98d" style:font-style-asian="normal" style:font-style-complex="normal"/>
    </style:style>
    <style:style style:name="T51" style:family="text">
      <style:text-properties style:text-position="0% 100%" fo:font-style="normal" fo:font-weight="normal" style:font-style-asian="normal" style:font-weight-asian="normal" style:font-style-complex="normal" style:font-weight-complex="normal"/>
    </style:style>
    <style:style style:name="T52" style:family="text">
      <style:text-properties style:text-position="0% 100%" fo:font-style="normal" fo:font-weight="normal" officeooo:rsid="00259d16" style:font-style-asian="normal" style:font-weight-asian="normal" style:font-style-complex="normal" style:font-weight-complex="normal"/>
    </style:style>
    <style:style style:name="T53" style:family="text">
      <style:text-properties style:text-position="0% 100%" fo:font-style="normal" fo:font-weight="normal" officeooo:rsid="0026f29a" style:font-style-asian="normal" style:font-weight-asian="normal" style:font-style-complex="normal" style:font-weight-complex="normal"/>
    </style:style>
    <style:style style:name="T54" style:family="text">
      <style:text-properties style:text-position="0% 100%" style:font-name="Liberation Serif1" fo:font-style="normal" fo:font-weight="normal" officeooo:rsid="00259d16" style:font-style-asian="normal" style:font-weight-asian="normal" style:font-style-complex="normal" style:font-weight-complex="normal"/>
    </style:style>
    <style:style style:name="T55" style:family="text">
      <style:text-properties officeooo:rsid="00314fb1" style:font-style-asian="normal" style:font-style-complex="normal"/>
    </style:style>
    <style:style style:name="T56" style:family="text">
      <style:text-properties officeooo:rsid="0010bdaf"/>
    </style:style>
    <style:style style:name="T57" style:family="text">
      <style:text-properties fo:color="#222222" loext:opacity="100%" style:font-name="Liberation Serif" fo:font-style="normal" officeooo:rsid="0010bdaf" fo:background-color="#ffffff" loext:char-shading-value="0" style:font-style-asian="normal" style:font-style-complex="normal"/>
    </style:style>
    <style:style style:name="T58" style:family="text">
      <style:text-properties fo:color="#222222" loext:opacity="100%" style:font-name="Liberation Serif" fo:font-style="normal" officeooo:rsid="0011e70a" fo:background-color="#ffffff" loext:char-shading-value="0" style:font-style-asian="normal" style:font-style-complex="normal"/>
    </style:style>
    <style:style style:name="T59" style:family="text">
      <style:text-properties fo:color="#222222" loext:opacity="100%" style:font-name="Liberation Serif" fo:font-style="normal" officeooo:rsid="0012d11f" fo:background-color="#ffffff" loext:char-shading-value="0" style:font-style-asian="normal" style:font-style-complex="normal"/>
    </style:style>
    <style:style style:name="T60" style:family="text">
      <style:text-properties fo:color="#222222" loext:opacity="100%" style:font-name="Liberation Serif" fo:font-style="normal" officeooo:rsid="001301d4" fo:background-color="#ffffff" loext:char-shading-value="0" style:font-style-asian="normal" style:font-style-complex="normal"/>
    </style:style>
    <style:style style:name="T61" style:family="text">
      <style:text-properties fo:color="#222222" loext:opacity="100%" style:font-name="Liberation Serif" fo:font-style="normal" officeooo:rsid="00147dc7" fo:background-color="#ffffff" loext:char-shading-value="0" style:font-style-asian="normal" style:font-style-complex="normal"/>
    </style:style>
    <style:style style:name="T62" style:family="text">
      <style:text-properties officeooo:rsid="0012d11f"/>
    </style:style>
    <style:style style:name="T63" style:family="text">
      <style:text-properties style:text-position="super 58%"/>
    </style:style>
    <style:style style:name="T64" style:family="text">
      <style:text-properties style:text-position="super 58%" officeooo:rsid="001db7a4"/>
    </style:style>
    <style:style style:name="T65" style:family="text">
      <style:text-properties style:text-position="super 58%" fo:font-weight="normal" style:font-weight-asian="normal" style:font-weight-complex="normal"/>
    </style:style>
    <style:style style:name="T66" style:family="text">
      <style:text-properties style:text-position="super 58%" fo:font-style="normal" fo:font-weight="normal" style:font-style-asian="normal" style:font-weight-asian="normal" style:font-style-complex="normal" style:font-weight-complex="normal"/>
    </style:style>
    <style:style style:name="T67" style:family="text">
      <style:text-properties style:text-position="super 58%" fo:font-style="normal" fo:font-weight="normal" officeooo:rsid="00259d16" style:font-style-asian="normal" style:font-weight-asian="normal" style:font-style-complex="normal" style:font-weight-complex="normal"/>
    </style:style>
    <style:style style:name="T68" style:family="text">
      <style:text-properties style:font-name-complex="Calibri"/>
    </style:style>
    <style:style style:name="T69" style:family="text">
      <style:text-properties style:font-name-complex="Calibri" style:font-weight-complex="bold"/>
    </style:style>
    <style:style style:name="T70" style:family="text">
      <style:text-properties style:text-position="sub 58%" style:font-weight-complex="bold"/>
    </style:style>
    <style:style style:name="T71" style:family="text">
      <style:text-properties style:text-position="sub 58%" fo:font-weight="normal" style:font-weight-asian="normal" style:font-weight-complex="normal"/>
    </style:style>
    <style:style style:name="T72" style:family="text">
      <style:text-properties style:text-position="sub 58%" fo:font-style="normal" fo:font-weight="normal" style:font-style-asian="normal" style:font-weight-asian="normal" style:font-style-complex="normal" style:font-weight-complex="normal"/>
    </style:style>
    <style:style style:name="T73" style:family="text">
      <style:text-properties style:text-position="sub 58%" fo:font-style="normal" officeooo:rsid="002f902f" style:font-style-asian="normal" style:font-style-complex="normal" style:font-weight-complex="bold"/>
    </style:style>
    <style:style style:name="T74" style:family="text">
      <style:text-properties style:text-position="sub 58%" style:font-name="Liberation Serif1" fo:font-style="normal" fo:font-weight="normal" officeooo:rsid="00259d16" style:font-style-asian="normal" style:font-weight-asian="normal" style:font-style-complex="normal" style:font-weight-complex="normal"/>
    </style:style>
    <style:style style:name="T75" style:family="text">
      <style:text-properties style:font-name-asian="Arial Unicode MS"/>
    </style:style>
    <style:style style:name="T76" style:family="text">
      <style:text-properties style:font-weight-complex="bold"/>
    </style:style>
    <style:style style:name="T77" style:family="text">
      <style:text-properties officeooo:rsid="00283820" style:font-weight-complex="bold"/>
    </style:style>
    <style:style style:name="T78" style:family="text">
      <style:text-properties officeooo:rsid="00296f54" style:font-weight-complex="bold"/>
    </style:style>
    <style:style style:name="T79" style:family="text">
      <style:text-properties officeooo:rsid="001976f3"/>
    </style:style>
    <style:style style:name="T80" style:family="text">
      <style:text-properties officeooo:rsid="001db7a4"/>
    </style:style>
    <style:style style:name="T81" style:family="text">
      <style:text-properties officeooo:rsid="0022c438"/>
    </style:style>
    <style:style style:name="T82" style:family="text">
      <style:text-properties officeooo:rsid="00253cc4"/>
    </style:style>
    <style:style style:name="T83" style:family="text">
      <style:text-properties style:font-name="Liberation Serif1" fo:font-style="normal" fo:font-weight="normal" officeooo:rsid="00259d16" style:font-style-asian="normal" style:font-weight-asian="normal" style:font-style-complex="normal" style:font-weight-complex="normal"/>
    </style:style>
    <style:style style:name="T84" style:family="text">
      <style:text-properties style:font-name="Liberation Serif1" fo:font-style="normal" officeooo:rsid="002f902f" style:font-style-asian="normal" style:font-style-complex="normal"/>
    </style:style>
    <style:style style:name="T85" style:family="text">
      <style:text-properties style:font-name="Liberation Serif" fo:font-style="normal" officeooo:rsid="002f902f" style:font-style-asian="normal" style:font-style-complex="normal"/>
    </style:style>
    <style:style style:name="T86" style:family="text">
      <style:text-properties officeooo:rsid="00283820"/>
    </style:style>
    <style:style style:name="T87" style:family="text">
      <style:text-properties officeooo:rsid="00296f54"/>
    </style:style>
    <style:style style:name="T88" style:family="text">
      <style:text-properties officeooo:rsid="002b582d"/>
    </style:style>
    <style:style style:name="T89" style:family="text">
      <style:text-properties officeooo:rsid="002c0ebc"/>
    </style:style>
    <style:style style:name="T90" style:family="text">
      <style:text-properties officeooo:rsid="002c97fb"/>
    </style:style>
    <style:style style:name="T91" style:family="text">
      <style:text-properties officeooo:rsid="002f902f"/>
    </style:style>
    <style:style style:name="fr1" style:family="graphic" style:parent-style-name="Formula">
      <style:graphic-properties fo:margin-left="0in" fo:margin-right="0in" fo:margin-top="0in" fo:margin-bottom="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7">Title:</text:span> <text:span text:style-name="T1">Multivariate mapping of genotype-by-environment interactions identifies two environmental drivers of flowering in switchgrass (</text:span><text:span text:style-name="T4">Panicum virgatum</text:span><text:span text:style-name="T1">)</text:span></text:p>
      <text:p text:style-name="P8"/>
      <text:p text:style-name="P13">Authors<text:span text:style-name="T8">: Alice MacQueen*, Li Zhang*, Jason Bonette, hosts of common gardens, Tom Juenger</text:span></text:p>
      <text:p text:style-name="P8"/>
      <text:p text:style-name="P9"><text:span text:style-name="T7">Addresses</text:span>:</text:p>
      <text:p text:style-name="P9"/>
      <text:p text:style-name="P9"><text:span text:style-name="T7">Target Journal: </text:span>New Phytologist (TEJ suggests: PNAS)</text:p>
      <text:p text:style-name="P21"><text:span text:style-name="T7">Possible Friendly Reviewers/Reviewers:</text:span> Sarah Urbut, Annie Schmidt, Jiaming Yu, Ben Blackman, Dan Woods</text:p>
      <text:p text:style-name="P21"><text:span text:style-name="T7">NP editor: </text:span>John Stinchcombe</text:p>
      <text:p text:style-name="P13"/>
      <text:p text:style-name="P9">Total Word Count:</text:p>
      <text:p text:style-name="P9">Introduction Word Count: <text:span text:style-name="T79">1078</text:span></text:p>
      <text:p text:style-name="P9">Materials and Methods Word Count</text:p>
      <text:p text:style-name="P9">Results Word Count</text:p>
      <text:p text:style-name="P9">Discussion Word Count</text:p>
      <text:p text:style-name="P9">Number of Figures:</text:p>
      <text:p text:style-name="P9">Number of Tables:</text:p>
      <text:p text:style-name="P9">Supporting Information:</text:p>
      <text:p text:style-name="P32">Summary</text:p>
      <text:list xml:id="list358598028" text:style-name="L1">
        <text:list-item>
          <text:p text:style-name="P15">Switchgrass (<text:span text:style-name="T3">Panicum virgatum</text:span><text:span text:style-name="T24">) has evolved multiple divergent populations that vary in morphology and phenological timing. Here, we map the genetic basis of, and assign environmental drivers to, genotype-</text:span><text:span text:style-name="T25">by-</text:span><text:span text:style-name="T24">environment </text:span><text:span text:style-name="T25">(GxE)</text:span><text:span text:style-name="T24"> interactions in phenology in two highly divergent switchgrass genetic subpopulations.</text:span></text:p>
        </text:list-item>
        <text:list-item>
          <text:p text:style-name="P16"><text:span text:style-name="T24">We evaluate the genetic basis of greenup and flowering as functions of environmental cues (e.g. daylength, temperature) using a diversity panel grown at eight common gardens spanning the central United States. We use multivariate adaptive shrinkage (mash) to determine the prevalence of and map the genomic effects covarying with environmental cues </text:span><text:span text:style-name="T27">and/or</text:span><text:span text:style-name="T25"> </text:span><text:span text:style-name="T27">other</text:span><text:span text:style-name="T25"> data-driven effect</text:span><text:span text:style-name="T26">s</text:span><text:span text:style-name="T24">. </text:span></text:p>
        </text:list-item>
        <text:list-item>
          <text:p text:style-name="P17"><text:span text:style-name="T24">The Gulf subpopulation </text:span><text:span text:style-name="T25">had SNPs affecting flowering that covaried with photoperiod cues, while the Midwest upland subpopulation had SNPs affecting flowering that covaried with cumulative growing degree day</text:span><text:span text:style-name="T26">s</text:span><text:span text:style-name="T25">. An</text:span><text:span text:style-name="T24"> independent four-way cross </text:span><text:span text:style-name="T26">of</text:span><text:span text:style-name="T24"> </text:span><text:span text:style-name="T27">two Gulf and two Midwest individuals </text:span><text:span text:style-name="T25">mapped 23 additive QTLs for flowering at the same common gardens, all with significant mash associations and ten with enrichment of highly significant mash associations.</text:span></text:p>
        </text:list-item>
        <text:list-item>
          <text:p text:style-name="P18"><text:span text:style-name="T25">W</text:span><text:span text:style-name="T24">e demonstrate </text:span><text:span text:style-name="T26">that we can genetically map G</text:span><text:span text:style-name="T24">xE </text:span><text:span text:style-name="T26">and</text:span><text:span text:style-name="T24"> </text:span><text:span text:style-name="T26">assign loci to specific environmental drivers and/or patterns of GxE not connected to known environmental </text:span><text:span text:style-name="T28">cues</text:span><text:span text:style-name="T26">. We highlight loci that could change flowering responsiveness to photoperiod cues in switchgrass.</text:span></text:p>
        </text:list-item>
      </text:list>
      <text:p text:style-name="P19">Key Words: flowering time, GxE (genotype-by-environment) interactions, switchgrass, <text:span text:style-name="T3">Panicum</text:span> <text:span text:style-name="T3">virgatum</text:span>, photoperiod</text:p>
      <text:p text:style-name="P9"/>
      <text:p text:style-name="P13">Introduction</text:p>
      <text:p text:style-name="P1"><text:span text:style-name="T9"><text:tab/>The timing of floral development is a major component of plant fitness affected by multiple external environmental cues (e.g. temperature, daylength, and water availability) that signal existing or upcoming growing conditions. Genetic responses to these cues determine the speed, timing, and energy apportioned to reproductive growth and shape both the individual’s lifespan and its lifetime production of viable seed. Global climate forcing is increasing temperatures and causing more extreme weather events, such as droughts, heatwaves, and severe rain events </text:span><text:reference-mark-start text:name="ZOTERO_ITEM CSL_CITATION {&quot;citationID&quot;:&quot;7nLKIlHu&quot;,&quot;properties&quot;:{&quot;formattedCitation&quot;:&quot;(Ummenhofer and Meehl 2017)&quot;,&quot;plainCitation&quot;:&quot;(Ummenhofer and Meehl 2017)&quot;,&quot;noteIndex&quot;:0},&quot;citationItems&quot;:[{&quot;id&quot;:342,&quot;uris&quot;:[&quot;http://zotero.org/users/local/hlrmlGwQ/items/NZPYRL6L&quot;],&quot;uri&quot;:[&quot;http://zotero.org/users/local/hlrmlGwQ/items/NZPYRL6L&quot;],&quot;itemData&quot;:{&quot;id&quot;:342,&quot;type&quot;:&quot;article-journal&quot;,&quot;abstract&quot;:&quot;Robust evidence exists that certain extreme weather and climate events, especially daily temperature and precipitation extremes, have changed in regard to intensity and frequency over recent decades. These changes have been linked to human-induced climate change, while the degree to which climate change impacts an individual extreme climate event (ECE) is more difficult to quantify. Rapid progress in event attribution has recently been made through improved understanding of observed and simulated climate variability, methods for event attribution and advances in numerical modelling. Attribution for extreme temperature events is stronger compared with other event types, notably those related to the hydrological cycle. Recent advances in the understanding of ECEs, both in observations and their representation in state-of-the-art climate models, open new opportunities for assessing their effect on human and natural systems. Improved spatial resolution in global climate models and advances in statistical and dynamical downscaling now provide climatic information at appropriate spatial and temporal scales. Together with the continued development of Earth System Models that simulate biogeochemical cycles and interactions with the biosphere at increasing complexity, these make it possible to develop a mechanistic understanding of how ECEs affect biological processes, ecosystem functioning and adaptation capabilities. Limitations in the observational network, both for physical climate system parameters and even more so for long-term ecological monitoring, have hampered progress in understanding bio-physical interactions across a range of scales. New opportunities for assessing how ECEs modulate ecosystem structure and functioning arise from better scientific understanding of ECEs coupled with technological advances in observing systems and instrumentation.This article is part of the themed issue ‘Behavioural, ecological and evolutionary responses to extreme climatic events’.&quot;,&quot;container-title&quot;:&quot;Philosophical Transactions of the Royal Society B: Biological Sciences&quot;,&quot;DOI&quot;:&quot;10.1098/rstb.2016.0135&quot;,&quot;issue&quot;:&quot;1723&quot;,&quot;journalAbbreviation&quot;:&quot;Philosophical Transactions of the Royal Society B: Biological Sciences&quot;,&quot;note&quot;:&quot;publisher: Royal Society&quot;,&quot;page&quot;:&quot;20160135&quot;,&quot;source&quot;:&quot;royalsocietypublishing.org (Atypon)&quot;,&quot;title&quot;:&quot;Extreme weather and climate events with ecological relevance: a review&quot;,&quot;title-short&quot;:&quot;Extreme weather and climate events with ecological relevance&quot;,&quot;volume&quot;:&quot;372&quot;,&quot;author&quot;:[{&quot;family&quot;:&quot;Ummenhofer&quot;,&quot;given&quot;:&quot;Caroline C.&quot;},{&quot;family&quot;:&quot;Meehl&quot;,&quot;given&quot;:&quot;Gerald A.&quot;}],&quot;issued&quot;:{&quot;date-parts&quot;:[[&quot;2017&quot;,6,19]]}}}],&quot;schema&quot;:&quot;https://github.com/citation-style-language/schema/raw/master/csl-citation.json&quot;} RNDACOsORwsim"/><text:span text:style-name="T9">(Ummenhofer and Meehl 2017)</text:span><text:reference-mark-end text:name="ZOTERO_ITEM CSL_CITATION {&quot;citationID&quot;:&quot;7nLKIlHu&quot;,&quot;properties&quot;:{&quot;formattedCitation&quot;:&quot;(Ummenhofer and Meehl 2017)&quot;,&quot;plainCitation&quot;:&quot;(Ummenhofer and Meehl 2017)&quot;,&quot;noteIndex&quot;:0},&quot;citationItems&quot;:[{&quot;id&quot;:342,&quot;uris&quot;:[&quot;http://zotero.org/users/local/hlrmlGwQ/items/NZPYRL6L&quot;],&quot;uri&quot;:[&quot;http://zotero.org/users/local/hlrmlGwQ/items/NZPYRL6L&quot;],&quot;itemData&quot;:{&quot;id&quot;:342,&quot;type&quot;:&quot;article-journal&quot;,&quot;abstract&quot;:&quot;Robust evidence exists that certain extreme weather and climate events, especially daily temperature and precipitation extremes, have changed in regard to intensity and frequency over recent decades. These changes have been linked to human-induced climate change, while the degree to which climate change impacts an individual extreme climate event (ECE) is more difficult to quantify. Rapid progress in event attribution has recently been made through improved understanding of observed and simulated climate variability, methods for event attribution and advances in numerical modelling. Attribution for extreme temperature events is stronger compared with other event types, notably those related to the hydrological cycle. Recent advances in the understanding of ECEs, both in observations and their representation in state-of-the-art climate models, open new opportunities for assessing their effect on human and natural systems. Improved spatial resolution in global climate models and advances in statistical and dynamical downscaling now provide climatic information at appropriate spatial and temporal scales. Together with the continued development of Earth System Models that simulate biogeochemical cycles and interactions with the biosphere at increasing complexity, these make it possible to develop a mechanistic understanding of how ECEs affect biological processes, ecosystem functioning and adaptation capabilities. Limitations in the observational network, both for physical climate system parameters and even more so for long-term ecological monitoring, have hampered progress in understanding bio-physical interactions across a range of scales. New opportunities for assessing how ECEs modulate ecosystem structure and functioning arise from better scientific understanding of ECEs coupled with technological advances in observing systems and instrumentation.This article is part of the themed issue ‘Behavioural, ecological and evolutionary responses to extreme climatic events’.&quot;,&quot;container-title&quot;:&quot;Philosophical Transactions of the Royal Society B: Biological Sciences&quot;,&quot;DOI&quot;:&quot;10.1098/rstb.2016.0135&quot;,&quot;issue&quot;:&quot;1723&quot;,&quot;journalAbbreviation&quot;:&quot;Philosophical Transactions of the Royal Society B: Biological Sciences&quot;,&quot;note&quot;:&quot;publisher: Royal Society&quot;,&quot;page&quot;:&quot;20160135&quot;,&quot;source&quot;:&quot;royalsocietypublishing.org (Atypon)&quot;,&quot;title&quot;:&quot;Extreme weather and climate events with ecological relevance: a review&quot;,&quot;title-short&quot;:&quot;Extreme weather and climate events with ecological relevance&quot;,&quot;volume&quot;:&quot;372&quot;,&quot;author&quot;:[{&quot;family&quot;:&quot;Ummenhofer&quot;,&quot;given&quot;:&quot;Caroline C.&quot;},{&quot;family&quot;:&quot;Meehl&quot;,&quot;given&quot;:&quot;Gerald A.&quot;}],&quot;issued&quot;:{&quot;date-parts&quot;:[[&quot;2017&quot;,6,19]]}}}],&quot;schema&quot;:&quot;https://github.com/citation-style-language/schema/raw/master/csl-citation.json&quot;} RNDACOsORwsim"/><text:span text:style-name="T9">. These events will alter both the timing of reproductive development and the reliability of the environmental signals that plants use to cue flowering. It is thus of increasing importance that we understand the </text:span><text:soft-page-break/><text:span text:style-name="T9">environmental cues driving floral development and the genetics underlying flowering responses to understand the genetic potential for adaptation to novel, changing environments.</text:span></text:p>
      <text:p text:style-name="P1"><text:span text:style-name="T9"><text:tab/>Day length (or photoperiod) is one of the most predictable </text:span><text:span text:style-name="T13">environmental cues,</text:span><text:span text:style-name="T9"> and plants sense day length to gauge both diurnal and seasonal time and to initiate reproductive development at the right time of the year. Photoperiod responses can be facultative or obligate, and these responses are typically classified into short day, long day, and day neutral types. Short day plant flowering is cued in day lengths below a critical maximum threshold, while long day plant flowering is cued in day lengths above a critical minimum threshold. In contrast, day neutral plants flower at the same time regardless of day length. </text:span><text:span text:style-name="T16">S</text:span><text:span text:style-name="T9">pecies with wide natural distributions can segregate for multiple distinct photoperiod-related flowering responses: distinct populations of sunflower (</text:span><text:span text:style-name="T14">Helianthus annuus</text:span><text:span text:style-name="T9">) exhibit day-neutral, facultative short day, and facultative long-day responses, which vary with their environments </text:span><text:reference-mark-start text:name="ZOTERO_ITEM CSL_CITATION {&quot;citationID&quot;:&quot;dHCBHa9t&quot;,&quot;properties&quot;:{&quot;formattedCitation&quot;:&quot;(Blackman 2013; Henry, Watson, and Blackman 2014)&quot;,&quot;plainCitation&quot;:&quot;(Blackman 2013; Henry, Watson, and Blackman 2014)&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bXLGsUIU0z"/><text:span text:style-name="T9">(Blackman 2013; Henry, Watson, and Blackman 2014)</text:span><text:reference-mark-end text:name="ZOTERO_ITEM CSL_CITATION {&quot;citationID&quot;:&quot;dHCBHa9t&quot;,&quot;properties&quot;:{&quot;formattedCitation&quot;:&quot;(Blackman 2013; Henry, Watson, and Blackman 2014)&quot;,&quot;plainCitation&quot;:&quot;(Blackman 2013; Henry, Watson, and Blackman 2014)&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bXLGsUIU0z"/><text:span text:style-name="T9">.</text:span></text:p>
      <text:p text:style-name="P1"><text:span text:style-name="T9"><text:tab/></text:span><text:bookmark-start text:name="_Hlk55216958"/><text:span text:style-name="T9">Distinct genetic responses that are detectable in different environments are known as genotype by environment interactions, or GxE. </text:span><text:bookmark-end text:name="_Hlk55216958"/><text:span text:style-name="T9">The methodology commonly employed to study natural variation in GxE include genetic studies using common gardens, reciprocal transplant experiments between contrasting environments, or environmental manipulations. These methods have been used in wild species to uncover widely varying genetic responsiveness to photoperiod-cued flowering </text:span><text:reference-mark-start text:name="ZOTERO_ITEM CSL_CITATION {&quot;citationID&quot;:&quot;ZGfK3V91&quot;,&quot;properties&quot;:{&quot;formattedCitation&quot;:&quot;(Brachi et al. 2010; Henry, Watson, and Blackman 2014; Blackman 2013; \\uc0\\u197{}gren et al. 2017; Dittmar et al. 2014)&quot;,&quot;plainCitation&quot;:&quot;(Brachi et al. 2010; Henry, Watson, and Blackman 2014; Blackman 2013; Ågren et al. 2017; Dittmar et al. 2014)&quot;,&quot;noteIndex&quot;:0},&quot;citationItems&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schema&quot;:&quot;https://github.com/citation-style-language/schema/raw/master/csl-citation.json&quot;} RNDc1VY7rYs53"/><text:span text:style-name="T41">(Brachi et al. 2010; Henry, Watson, and Blackman 2014; Blackman 2013; </text:span><text:span text:style-name="T42">Ågren et al. 2017; Dittmar et al. 2014)</text:span><text:reference-mark-end text:name="ZOTERO_ITEM CSL_CITATION {&quot;citationID&quot;:&quot;ZGfK3V91&quot;,&quot;properties&quot;:{&quot;formattedCitation&quot;:&quot;(Brachi et al. 2010; Henry, Watson, and Blackman 2014; Blackman 2013; \\uc0\\u197{}gren et al. 2017; Dittmar et al. 2014)&quot;,&quot;plainCitation&quot;:&quot;(Brachi et al. 2010; Henry, Watson, and Blackman 2014; Blackman 2013; Ågren et al. 2017; Dittmar et al. 2014)&quot;,&quot;noteIndex&quot;:0},&quot;citationItems&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schema&quot;:&quot;https://github.com/citation-style-language/schema/raw/master/csl-citation.json&quot;} RNDc1VY7rYs53"/>.<text:span text:style-name="T9"> In crop species, </text:span><text:span text:style-name="T18">natural variation in </text:span><text:span text:style-name="T17">flowering has also been mapped </text:span><text:span text:style-name="T18">using these and other strategies </text:span><text:reference-mark-start text:name="ZOTERO_ITEM CSL_CITATION {&quot;citationID&quot;:&quot;1jcF7NcO&quot;,&quot;properties&quot;:{&quot;formattedCitation&quot;:&quot;(X. Li et al. 2018; Romero Navarro et al. 2017)&quot;,&quot;plainCitation&quot;:&quot;(X. Li et al. 2018; Romero Navarro et al. 2017)&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iiuzjfiCQl"/><text:span text:style-name="T18">(X. Li et al. 2018; Romero Navarro et al. 2017)</text:span><text:reference-mark-end text:name="ZOTERO_ITEM CSL_CITATION {&quot;citationID&quot;:&quot;1jcF7NcO&quot;,&quot;properties&quot;:{&quot;formattedCitation&quot;:&quot;(X. Li et al. 2018; Romero Navarro et al. 2017)&quot;,&quot;plainCitation&quot;:&quot;(X. Li et al. 2018; Romero Navarro et al. 2017)&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iiuzjfiCQl"/><text:span text:style-name="T17">, and </text:span><text:span text:style-name="T9">altering the timing of flowering has been a major crop improvement strategy to adapt crops for local or future environments </text:span><text:reference-mark-start text:name="ZOTERO_ITEM CSL_CITATION {&quot;citationID&quot;:&quot;v1RHUD8d&quot;,&quot;properties&quot;:{&quot;formattedCitation&quot;:&quot;(Jung and M\\uc0\\u252{}ller 2009)&quot;,&quot;plainCitation&quot;:&quot;(Jung and Müller 2009)&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mbSwO7yXcz"/><text:span text:style-name="T41">(Jung and M</text:span><text:span text:style-name="T42">üller 2009)</text:span><text:reference-mark-end text:name="ZOTERO_ITEM CSL_CITATION {&quot;citationID&quot;:&quot;v1RHUD8d&quot;,&quot;properties&quot;:{&quot;formattedCitation&quot;:&quot;(Jung and M\\uc0\\u252{}ller 2009)&quot;,&quot;plainCitation&quot;:&quot;(Jung and Müller 2009)&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mbSwO7yXcz"/><text:span text:style-name="T9">. Changing flowering responsiveness to photoperiod cues has allowed geographic range expansion and increased yields in a number of cereal species </text:span><text:reference-mark-start text:name="ZOTERO_ITEM CSL_CITATION {&quot;citationID&quot;:&quot;z0GLOtNM&quot;,&quot;properties&quot;:{&quot;formattedCitation&quot;:&quot;(Turner et al. 2005; Faure et al. 2012; Hung et al. 2012; Zakhrabekova et al. 2012; Yang et al. 2013)&quot;,&quot;plainCitation&quot;:&quot;(Turner et al. 2005; Faure et al. 2012; Hung et al. 2012; Zakhrabekova et al. 2012; Yang et al. 2013)&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nVMWDaMG8m"/><text:span text:style-name="T9">(Turner et al. 2005; Faure et al. 2012; Hung et al. 2012; Zakhrabekova et al. 2012; Yang et al. 2013)</text:span><text:reference-mark-end text:name="ZOTERO_ITEM CSL_CITATION {&quot;citationID&quot;:&quot;z0GLOtNM&quot;,&quot;properties&quot;:{&quot;formattedCitation&quot;:&quot;(Turner et al. 2005; Faure et al. 2012; Hung et al. 2012; Zakhrabekova et al. 2012; Yang et al. 2013)&quot;,&quot;plainCitation&quot;:&quot;(Turner et al. 2005; Faure et al. 2012; Hung et al. 2012; Zakhrabekova et al. 2012; Yang et al. 2013)&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nVMWDaMG8m"/><text:span text:style-name="T9"> and other crops </text:span><text:reference-mark-start text:name="ZOTERO_ITEM CSL_CITATION {&quot;citationID&quot;:&quot;bAeVlWCy&quot;,&quot;properties&quot;:{&quot;formattedCitation&quot;:&quot;(Pin and Nilsson 2012; Weller et al. 2012)&quot;,&quot;plainCitation&quot;:&quot;(Pin and Nilsson 2012; Weller et al. 2012)&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387,&quot;uris&quot;:[&quot;http://zotero.org/users/local/hlrmlGwQ/items/Z8K7W2I3&quot;],&quot;uri&quot;:[&quot;http://zotero.org/users/local/hlrmlGwQ/items/Z8K7W2I3&quot;],&quot;itemData&quot;:{&quot;id&quot;:387,&quot;type&quot;:&quot;article-journal&quot;,&quot;abstract&quot;:&quot;Legumes were among the first plant species to be domesticated, and accompanied cereals in expansion of agriculture from the Fertile Crescent into diverse environments across the Mediterranean basin, Europe, Central Asia, and the Indian subcontinent. Although several recent studies have outlined the molecular basis for domestication and eco-geographic adaptation in the two main cereals from this region, wheat and barley, similar questions remain largely unexplored in their legume counterparts. Here we identify two major loci controlling differences in photoperiod response between wild and domesticated pea, and show that one of these, HIGH RESPONSE TO PHOTOPERIOD (HR), is an ortholog of EARLY FLOWERING 3 (ELF3), a gene involved in circadian clock function. We found that a significant proportion of flowering time variation in global pea germplasm is controlled by HR, with a single, widespread functional variant conferring altered circadian rhythms and the reduced photoperiod response associated with the spring habit. We also present evidence that ELF3 has a similar role in lentil, another major legume crop, with a distinct functional variant contributing to reduced photoperiod response in cultivars widely deployed in short-season environments. Our results identify the factor likely to have permitted the successful prehistoric expansion of legume cultivation to Northern Europe, and define a conserved genetic basis for major adaptive changes in flowering phenology and growth habit in an important crop group.&quot;,&quot;container-title&quot;:&quot;Proceedings of the National Academy of Sciences&quot;,&quot;DOI&quot;:&quot;10.1073/pnas.1207943110&quot;,&quot;ISSN&quot;:&quot;0027-8424, 1091-6490&quot;,&quot;issue&quot;:&quot;51&quot;,&quot;journalAbbreviation&quot;:&quot;PNAS&quot;,&quot;language&quot;:&quot;en&quot;,&quot;note&quot;:&quot;publisher: National Academy of Sciences\nsection: Biological Sciences\nPMID: 23213200&quot;,&quot;page&quot;:&quot;21158-21163&quot;,&quot;source&quot;:&quot;www.pnas.org&quot;,&quot;title&quot;:&quot;A conserved molecular basis for photoperiod adaptation in two temperate legumes&quot;,&quot;volume&quot;:&quot;109&quot;,&quot;author&quot;:[{&quot;family&quot;:&quot;Weller&quot;,&quot;given&quot;:&quot;James L.&quot;},{&quot;family&quot;:&quot;Liew&quot;,&quot;given&quot;:&quot;Lim Chee&quot;},{&quot;family&quot;:&quot;Hecht&quot;,&quot;given&quot;:&quot;Valérie F. G.&quot;},{&quot;family&quot;:&quot;Rajandran&quot;,&quot;given&quot;:&quot;Vinodan&quot;},{&quot;family&quot;:&quot;Laurie&quot;,&quot;given&quot;:&quot;Rebecca E.&quot;},{&quot;family&quot;:&quot;Ridge&quot;,&quot;given&quot;:&quot;Stephen&quot;},{&quot;family&quot;:&quot;Wenden&quot;,&quot;given&quot;:&quot;Bénédicte&quot;},{&quot;family&quot;:&quot;Schoor&quot;,&quot;given&quot;:&quot;Jacqueline K. Vander&quot;},{&quot;family&quot;:&quot;Jaminon&quot;,&quot;given&quot;:&quot;Odile&quot;},{&quot;family&quot;:&quot;Blassiau&quot;,&quot;given&quot;:&quot;Christelle&quot;},{&quot;family&quot;:&quot;Dalmais&quot;,&quot;given&quot;:&quot;Marion&quot;},{&quot;family&quot;:&quot;Rameau&quot;,&quot;given&quot;:&quot;Catherine&quot;},{&quot;family&quot;:&quot;Bendahmane&quot;,&quot;given&quot;:&quot;Abdelhafid&quot;},{&quot;family&quot;:&quot;Macknight&quot;,&quot;given&quot;:&quot;Richard C.&quot;},{&quot;family&quot;:&quot;Lejeune-Hénaut&quot;,&quot;given&quot;:&quot;Isabelle&quot;}],&quot;issued&quot;:{&quot;date-parts&quot;:[[&quot;2012&quot;,12,18]]}}}],&quot;schema&quot;:&quot;https://github.com/citation-style-language/schema/raw/master/csl-citation.json&quot;} RNDuGUcmCyIFs"/><text:span text:style-name="T9">(Pin and Nilsson 2012; Weller et al. 2012)</text:span><text:reference-mark-end text:name="ZOTERO_ITEM CSL_CITATION {&quot;citationID&quot;:&quot;bAeVlWCy&quot;,&quot;properties&quot;:{&quot;formattedCitation&quot;:&quot;(Pin and Nilsson 2012; Weller et al. 2012)&quot;,&quot;plainCitation&quot;:&quot;(Pin and Nilsson 2012; Weller et al. 2012)&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387,&quot;uris&quot;:[&quot;http://zotero.org/users/local/hlrmlGwQ/items/Z8K7W2I3&quot;],&quot;uri&quot;:[&quot;http://zotero.org/users/local/hlrmlGwQ/items/Z8K7W2I3&quot;],&quot;itemData&quot;:{&quot;id&quot;:387,&quot;type&quot;:&quot;article-journal&quot;,&quot;abstract&quot;:&quot;Legumes were among the first plant species to be domesticated, and accompanied cereals in expansion of agriculture from the Fertile Crescent into diverse environments across the Mediterranean basin, Europe, Central Asia, and the Indian subcontinent. Although several recent studies have outlined the molecular basis for domestication and eco-geographic adaptation in the two main cereals from this region, wheat and barley, similar questions remain largely unexplored in their legume counterparts. Here we identify two major loci controlling differences in photoperiod response between wild and domesticated pea, and show that one of these, HIGH RESPONSE TO PHOTOPERIOD (HR), is an ortholog of EARLY FLOWERING 3 (ELF3), a gene involved in circadian clock function. We found that a significant proportion of flowering time variation in global pea germplasm is controlled by HR, with a single, widespread functional variant conferring altered circadian rhythms and the reduced photoperiod response associated with the spring habit. We also present evidence that ELF3 has a similar role in lentil, another major legume crop, with a distinct functional variant contributing to reduced photoperiod response in cultivars widely deployed in short-season environments. Our results identify the factor likely to have permitted the successful prehistoric expansion of legume cultivation to Northern Europe, and define a conserved genetic basis for major adaptive changes in flowering phenology and growth habit in an important crop group.&quot;,&quot;container-title&quot;:&quot;Proceedings of the National Academy of Sciences&quot;,&quot;DOI&quot;:&quot;10.1073/pnas.1207943110&quot;,&quot;ISSN&quot;:&quot;0027-8424, 1091-6490&quot;,&quot;issue&quot;:&quot;51&quot;,&quot;journalAbbreviation&quot;:&quot;PNAS&quot;,&quot;language&quot;:&quot;en&quot;,&quot;note&quot;:&quot;publisher: National Academy of Sciences\nsection: Biological Sciences\nPMID: 23213200&quot;,&quot;page&quot;:&quot;21158-21163&quot;,&quot;source&quot;:&quot;www.pnas.org&quot;,&quot;title&quot;:&quot;A conserved molecular basis for photoperiod adaptation in two temperate legumes&quot;,&quot;volume&quot;:&quot;109&quot;,&quot;author&quot;:[{&quot;family&quot;:&quot;Weller&quot;,&quot;given&quot;:&quot;James L.&quot;},{&quot;family&quot;:&quot;Liew&quot;,&quot;given&quot;:&quot;Lim Chee&quot;},{&quot;family&quot;:&quot;Hecht&quot;,&quot;given&quot;:&quot;Valérie F. G.&quot;},{&quot;family&quot;:&quot;Rajandran&quot;,&quot;given&quot;:&quot;Vinodan&quot;},{&quot;family&quot;:&quot;Laurie&quot;,&quot;given&quot;:&quot;Rebecca E.&quot;},{&quot;family&quot;:&quot;Ridge&quot;,&quot;given&quot;:&quot;Stephen&quot;},{&quot;family&quot;:&quot;Wenden&quot;,&quot;given&quot;:&quot;Bénédicte&quot;},{&quot;family&quot;:&quot;Schoor&quot;,&quot;given&quot;:&quot;Jacqueline K. Vander&quot;},{&quot;family&quot;:&quot;Jaminon&quot;,&quot;given&quot;:&quot;Odile&quot;},{&quot;family&quot;:&quot;Blassiau&quot;,&quot;given&quot;:&quot;Christelle&quot;},{&quot;family&quot;:&quot;Dalmais&quot;,&quot;given&quot;:&quot;Marion&quot;},{&quot;family&quot;:&quot;Rameau&quot;,&quot;given&quot;:&quot;Catherine&quot;},{&quot;family&quot;:&quot;Bendahmane&quot;,&quot;given&quot;:&quot;Abdelhafid&quot;},{&quot;family&quot;:&quot;Macknight&quot;,&quot;given&quot;:&quot;Richard C.&quot;},{&quot;family&quot;:&quot;Lejeune-Hénaut&quot;,&quot;given&quot;:&quot;Isabelle&quot;}],&quot;issued&quot;:{&quot;date-parts&quot;:[[&quot;2012&quot;,12,18]]}}}],&quot;schema&quot;:&quot;https://github.com/citation-style-language/schema/raw/master/csl-citation.json&quot;} RNDuGUcmCyIFs"/><text:span text:style-name="T9">. However, the majority of studies of flowering GxE have used inbreeding, short-lived species. It is not clear whether insights from these species can be extrapolated to species with different life histories. </text:span></text:p>
      <text:p text:style-name="P43"><text:tab/>Extensive work on the molecular network underlying flowering has been conducted in the short day flowering model plant rice (<text:span text:style-name="T3">Oryza sativa</text:span>) and long day flowering model plant <text:span text:style-name="T3">Arabidopsis thaliana</text:span><text:span text:style-name="T24">, </text:span><text:span text:style-name="T29">as well as in the crop grasses maize and sorghum </text:span><text:reference-mark-start text:name="ZOTERO_ITEM CSL_CITATION {&quot;citationID&quot;:&quot;IYWUi8Qp&quot;,&quot;properties&quot;:{&quot;formattedCitation&quot;:&quot;(Mace, Hunt, and Jordan 2013; Murphy et al. 2011; Cho, Yoon, and An 2017; Lee and An 2015; Amasino 2010; Song, Gao, and Luan 2012; Amasino 2010; Andr\\uc0\\u233{}s and Coupland 2012; Tsuji, Taoka, and Shimamoto 2011; Brambilla and Fornara 2013; Wei et al. 2020)&quot;,&quot;plainCitation&quot;:&quot;(Mace, Hunt, and Jordan 2013; Murphy et al. 2011; Cho, Yoon, and An 2017; Lee and An 2015; Amasino 2010; Song, Gao, and Luan 2012; Amasino 2010; Andrés and Coupland 2012; Tsuji, Taoka, and Shimamoto 2011; Brambilla and Fornara 2013; Wei et al. 2020)&quot;,&quot;noteIndex&quot;:0},&quot;citationItems&quot;:[{&quot;id&quot;:400,&quot;uris&quot;:[&quot;http://zotero.org/users/local/hlrmlGwQ/items/TFMAXHXZ&quot;],&quot;uri&quot;:[&quot;http://zotero.org/users/local/hlrmlGwQ/items/TFMAXHXZ&quot;],&quot;itemData&quot;:{&quot;id&quot;:400,&quot;type&quot;:&quot;article-journal&quot;,&quot;abstract&quot;:&quot;Nested association mapping (NAM) offers power to dissect complex, quantitative traits. This study made use of a recently developed sorghum backcross (BC)-NAM population to dissect the genetic architecture of flowering time in sorghum; to compare the QTL identified with other genomic regions identified in previous sorghum and maize flowering time studies and to highlight the implications of our findings for plant breeding. A subset of the sorghum BC-NAM population consisting of over 1,300 individuals from 24 families was evaluated for flowering time across multiple environments. Two QTL analysis methodologies were used to identify 40 QTLs with predominately small, additive effects on flowering time; 24 of these co-located with previously identified QTL for flowering time in sorghum and 16 were novel in sorghum. Significant synteny was also detected with the QTL for flowering time detected in a comparable NAM resource recently developed for maize (Zea mays) by Buckler et al. (Science 325:714â[euro]\&quot;718, 2009 ). The use of the sorghum BC-NAM population allowed us to catalogue allelic variants at a maximal number of QTL and understand their contribution to the flowering time phenotype and distribution across diverse germplasm. The successful demonstration of the power of the sorghum BC-NAM population is exemplified not only by correspondence of QTL previously identified in sorghum, but also by correspondence of QTL in different taxa, specifically maize in this case. The unification across taxa of the candidate genes influencing complex traits, such as flowering time can further facilitate the detailed dissection of the genetic control and causal genes.[PUBLICATION ABSTRACT]&quot;,&quot;container-title&quot;:&quot;Theoretical and Applied Genetics&quot;,&quot;DOI&quot;:&quot;http://dx.doi.org.ezproxy.lib.utexas.edu/10.1007/s00122-013-2059-z&quot;,&quot;ISSN&quot;:&quot;0040-5752&quot;,&quot;issue&quot;:&quot;5&quot;,&quot;language&quot;:&quot;English&quot;,&quot;note&quot;:&quot;number-of-pages: 1377-95\npublisher-place: Heidelberg, Netherlands\npublisher: Springer Nature B.V.&quot;,&quot;page&quot;:&quot;1377-95&quot;,&quot;source&quot;:&quot;ProQuest&quot;,&quot;title&quot;:&quot;Supermodels: sorghum and maize provide mutual insight into the genetics of flowering time&quot;,&quot;title-short&quot;:&quot;Supermodels&quot;,&quot;volume&quot;:&quot;126&quot;,&quot;author&quot;:[{&quot;family&quot;:&quot;Mace&quot;,&quot;given&quot;:&quot;E. S.&quot;},{&quot;family&quot;:&quot;Hunt&quot;,&quot;given&quot;:&quot;C. H.&quot;},{&quot;family&quot;:&quot;Jordan&quot;,&quot;given&quot;:&quot;D. R.&quot;}],&quot;issued&quot;:{&quot;date-parts&quot;:[[&quot;2013&quot;,5]]}}},{&quot;id&quot;:396,&quot;uris&quot;:[&quot;http://zotero.org/users/local/hlrmlGwQ/items/DVU77Z99&quot;],&quot;uri&quot;:[&quot;http://zotero.org/users/local/hlrmlGwQ/items/DVU77Z99&quot;],&quot;itemData&quot;:{&quot;id&quot;:396,&quot;type&quot;:&quot;article-journal&quot;,&quot;abstract&quot;:&quot;Optimal flowering time is critical to the success of modern agriculture. Sorghum is a short-day tropical species that exhibits substantial photoperiod sensitivity and delayed flowering in long days. Genotypes with reduced photoperiod sensitivity enabled sorghum's utilization as a grain crop in temperate zones worldwide. In the present study, Ma1, the major repressor of sorghum flowering in long days, was identified as the pseudoresponse regulator protein 37 (PRR37) through positional cloning and analysis of SbPRR37 alleles that modulate flowering time in grain and energy sorghum. Several allelic variants of SbPRR37 were identified in early flowering grain sorghum germplasm that contain unique loss-of-function mutations. We show that in long days SbPRR37 activates expression of the floral inhibitor CONSTANS and represses expression of the floral activators Early Heading Date 1, FLOWERING LOCUS T, Zea mays CENTRORADIALIS 8, and floral induction. Expression of SbPRR37 is light dependent and regulated by the circadian clock, with peaks of RNA abundance in the morning and evening in long days. In short days, the evening-phase expression of SbPRR37 does not occur due to darkness, allowing sorghum to flower in this photoperiod. This study provides insight into an external coincidence mechanism of photoperiodic regulation of flowering time mediated by PRR37 in the short-day grass sorghum and identifies important alleles of SbPRR37 that are critical for the utilization of this tropical grass in temperate zone grain and bioenergy production.&quot;,&quot;container-title&quot;:&quot;Proceedings of the National Academy of Sciences&quot;,&quot;DOI&quot;:&quot;10.1073/pnas.1106212108&quot;,&quot;ISSN&quot;:&quot;0027-8424, 1091-6490&quot;,&quot;issue&quot;:&quot;39&quot;,&quot;journalAbbreviation&quot;:&quot;PNAS&quot;,&quot;language&quot;:&quot;en&quot;,&quot;note&quot;:&quot;publisher: National Academy of Sciences\nsection: Biological Sciences\nPMID: 21930910&quot;,&quot;page&quot;:&quot;16469-16474&quot;,&quot;source&quot;:&quot;www.pnas.org&quot;,&quot;title&quot;:&quot;Coincident light and clock regulation of pseudoresponse regulator protein 37 (PRR37) controls photoperiodic flowering in sorghum&quot;,&quot;volume&quot;:&quot;108&quot;,&quot;author&quot;:[{&quot;family&quot;:&quot;Murphy&quot;,&quot;given&quot;:&quot;Rebecca L.&quot;},{&quot;family&quot;:&quot;Klein&quot;,&quot;given&quot;:&quot;Robert R.&quot;},{&quot;family&quot;:&quot;Morishige&quot;,&quot;given&quot;:&quot;Daryl T.&quot;},{&quot;family&quot;:&quot;Brady&quot;,&quot;given&quot;:&quot;Jeff A.&quot;},{&quot;family&quot;:&quot;Rooney&quot;,&quot;given&quot;:&quot;William L.&quot;},{&quot;family&quot;:&quot;Miller&quot;,&quot;given&quot;:&quot;Frederick R.&quot;},{&quot;family&quot;:&quot;Dugas&quot;,&quot;given&quot;:&quot;Diana V.&quot;},{&quot;family&quot;:&quot;Klein&quot;,&quot;given&quot;:&quot;Patricia E.&quot;},{&quot;family&quot;:&quot;Mullet&quot;,&quot;given&quot;:&quot;John E.&quot;}],&quot;issued&quot;:{&quot;date-parts&quot;:[[&quot;2011&quot;,9,27]]}}},{&quot;id&quot;:412,&quot;uris&quot;:[&quot;http://zotero.org/users/local/hlrmlGwQ/items/F5995RV5&quot;],&quot;uri&quot;:[&quot;http://zotero.org/users/local/hlrmlGwQ/items/F5995RV5&quot;],&quot;itemData&quot;:{&quot;id&quot;:412,&quot;type&quot;:&quot;article-journal&quot;,&quot;abstract&quot;:&quot;The timing of flowering is determined by endogenous genetic components as well as various environmental factors, such as day length, temperature, and stress. The genetic elements and molecular mechanisms that rule this process have been examined in the long-day-flowering plant Arabidopsis thaliana and short-day-flowering rice (Oryza sativa). However, reviews of research on the role of those factors are limited. Here, we focused on how flowering time is influenced by nutrients, ambient temperature, drought, salinity, exogenously applied hormones and chemicals, and pathogenic microbes. In response to such stresses or stimuli, plants either begin flowering to produce seeds for the next generation or else delay flowering by slowing their metabolism. These responses vary depending upon the dose of the stimulus, the plant developmental stage, or even the cultivar that is used. Our review provides insight into how crops might be managed to increase productivity under various environmental challenges.&quot;,&quot;container-title&quot;:&quot;The Plant Journal&quot;,&quot;DOI&quot;:&quot;https://doi.org/10.1111/tpj.13461&quot;,&quot;ISSN&quot;:&quot;1365-313X&quot;,&quot;issue&quot;:&quot;4&quot;,&quot;language&quot;:&quot;en&quot;,&quot;note&quot;:&quot;_eprint: https://onlinelibrary.wiley.com/doi/pdf/10.1111/tpj.13461&quot;,&quot;page&quot;:&quot;708-719&quot;,&quot;source&quot;:&quot;Wiley Online Library&quot;,&quot;title&quot;:&quot;The control of flowering time by environmental factors&quot;,&quot;volume&quot;:&quot;90&quot;,&quot;author&quot;:[{&quot;family&quot;:&quot;Cho&quot;,&quot;given&quot;:&quot;Lae-Hyeon&quot;},{&quot;family&quot;:&quot;Yoon&quot;,&quot;given&quot;:&quot;Jinmi&quot;},{&quot;family&quot;:&quot;An&quot;,&quot;given&quot;:&quot;Gynheung&quot;}],&quot;issued&quot;:{&quot;date-parts&quot;:[[&quot;2017&quot;]]}}},{&quot;id&quot;:423,&quot;uris&quot;:[&quot;http://zotero.org/users/local/hlrmlGwQ/items/KYZLNGDL&quot;],&quot;uri&quot;:[&quot;http://zotero.org/users/local/hlrmlGwQ/items/KYZLNGDL&quot;],&quot;itemData&quot;:{&quot;id&quot;:423,&quot;type&quot;:&quot;article-journal&quot;,&quot;abstract&quot;:&quot;Rice flowers after a lengthy vegetative growth. During the vegetative growth period flowering is inhibited by several independent pathways. Whereas Grain number, plant height, and heading date 7 (Ghd7), Heading date 1 (Hd1), Heading date 5 (Hd5), Heading date 6 (Hd6), and Heading date 16 (Hd16) preferentially function to delay flowering under long day conditions, Oryza sativa Phytochrome B (OsPhyB), Oryza sativa CONSTANS-like 4 (OsCOL4), SUPERNUMERARY BRACT (SNB) and Oryza sativa INDETERMINATE SPIKELET 1 (OsIDS1) independently inhibit flowering regardless of day length. After sufficient vegetative growth, flowering signals are produced in the leaves due to reduced expression of the inhibitors. In addition, Hd1 becomes a flowering promoter when the day length becomes shorter. Long-day specific activators OsMADS50 and OsDof12, and a constitutive activators Oryza sativa INDETERMINATE 1 (OsId1), Early heading date 4 (Ehd4), and miR172, are accumulated in the leaves when plants are grown sufficiently. Several circadian clock genes are also involved in floral transition, including Oryza sativa GIGANTEA (OsGI), Heading date 2 (Hd2), and Heading date 17 (Hd17). Floral transition is also controlled by photoreceptors and chromatin remodeling factors. Most of the upstream signals are transferred to Early heading date 1 (Ehd1) that is a positive regulator of Heading data 3a (Hd3a) and Rice FT 1 (RFT1), which are transferred to the shoot apical meristem to induce the reproductive transition.&quot;,&quot;container-title&quot;:&quot;Journal of Plant Biology&quot;,&quot;DOI&quot;:&quot;10.1007/s12374-015-0425-x&quot;,&quot;ISSN&quot;:&quot;1867-0725&quot;,&quot;issue&quot;:&quot;6&quot;,&quot;journalAbbreviation&quot;:&quot;J. Plant Biol.&quot;,&quot;language&quot;:&quot;en&quot;,&quot;page&quot;:&quot;353-360&quot;,&quot;source&quot;:&quot;Springer Link&quot;,&quot;title&quot;:&quot;Regulation of flowering time in rice&quot;,&quot;volume&quot;:&quot;58&quot;,&quot;author&quot;:[{&quot;family&quot;:&quot;Lee&quot;,&quot;given&quot;:&quot;Yang-Seok&quot;},{&quot;family&quot;:&quot;An&quot;,&quot;given&quot;:&quot;Gynheung&quot;}],&quot;issued&quot;:{&quot;date-parts&quot;:[[&quot;2015&quot;,12,1]]}}},{&quot;id&quot;:420,&quot;uris&quot;:[&quot;http://zotero.org/users/local/hlrmlGwQ/items/GYDAUCMV&quot;],&quot;uri&quot;:[&quot;http://zotero.org/users/local/hlrmlGwQ/items/GYDAUCMV&quot;],&quot;itemData&quot;:{&quot;id&quot;:420,&quot;type&quot;:&quot;article-journal&quot;,&quot;abstract&quot;:&quot;The coordination of the timing of flowering with seasonal and development cues is a critical life-history trait that has been shaped by evolution to maximize reproductive success. Decades of studying many plant species have revealed several of the fascinating systems that plants have evolved to control flowering time: such as the perception of day length in leaves, which leads to the production of a mobile signal, florigen, that promotes flowering at the shoot apical meristem; the vernalization process in which exposure to prolonged cold results in meristem competence to flower; and the juvenile to adult phase transition. Arabidopsis research has contributed greatly to understanding these systems at a molecular level.&quot;,&quot;container-title&quot;:&quot;The Plant Journal&quot;,&quot;DOI&quot;:&quot;https://doi.org/10.1111/j.1365-313X.2010.04148.x&quot;,&quot;ISSN&quot;:&quot;1365-313X&quot;,&quot;issue&quot;:&quot;6&quot;,&quot;language&quot;:&quot;en&quot;,&quot;note&quot;:&quot;_eprint: https://onlinelibrary.wiley.com/doi/pdf/10.1111/j.1365-313X.2010.04148.x&quot;,&quot;page&quot;:&quot;1001-1013&quot;,&quot;source&quot;:&quot;Wiley Online Library&quot;,&quot;title&quot;:&quot;Seasonal and developmental timing of flowering&quot;,&quot;volume&quot;:&quot;61&quot;,&quot;author&quot;:[{&quot;family&quot;:&quot;Amasino&quot;,&quot;given&quot;:&quot;Richard&quot;}],&quot;issued&quot;:{&quot;date-parts&quot;:[[&quot;2010&quot;]]}}},{&quot;id&quot;:415,&quot;uris&quot;:[&quot;http://zotero.org/users/local/hlrmlGwQ/items/VJYAN32L&quot;],&quot;uri&quot;:[&quot;http://zotero.org/users/local/hlrmlGwQ/items/VJYAN32L&quot;],&quot;itemData&quot;:{&quot;id&quot;:415,&quot;type&quot;:&quot;article-journal&quot;,&quot;abstract&quot;:&quot;Photoperiod and temperature are two pivotal regulatory factors of plant flowering. The floral transition of plants depends on accurate measurement of changes in photoperiod and temperature. The flowering time of rice (Oryza sativa) as a facultative short-day (SD) plant is delayed under long-day (LD) and/or low temperature conditions. To elucidate the regulatory functions of photoperiod and temperature on flowering time in rice, we systematically analyzed the expression and regulation of several key genes (Hd3a, RFT1, Ehd1, Ghd7, RID1/Ehd2/OsId1, Se5) involved in the photoperiodic flowering regulatory pathway under different temperature and photoperiod treatments using a photoperiod-insensitive mutant and wild type plants. Our results indicate that the Ehd1-Hd3a/RFT1 pathway is common to and conserved in both the photoperiodic and temperature flowering regulatory pathways. Expression of Ehd1, Hd3a and RFT1 is dramatically reduced at low temperature (23°C), suggesting that suppression of Ehd1, Hd3a and RFT1 transcription is an essential cause of delayed flowering under low temperature condition. Under LD condition, Ghd7 mRNA levels are promoted at low temperature (23°C) compared with normal temperature condition (28°C), suggesting low temperature and LD treatment have a synergistic role in the expression of Ghd7. Therefore, upregulation of Ghd7 might be a crucial cause of delayed flowering under low temperature condition. We also analyzed Hd1 regulatory relationships in the photoperiodic flowering pathway, and found that Hd1 can negatively regulate Ehd1 transcription under LD condition. In addition, Hd1 can also positively regulate Ghd7 transcription under LD condition, suggesting that the heading-date of rice under LD condition is also regulated by the Hd1-Ghd7-Ehd1-RFT1 pathway.&quot;,&quot;container-title&quot;:&quot;Science China. Life Sciences&quot;,&quot;DOI&quot;:&quot;10.1007/s11427-012-4300-4&quot;,&quot;ISSN&quot;:&quot;1869-1889&quot;,&quot;issue&quot;:&quot;3&quot;,&quot;journalAbbreviation&quot;:&quot;Sci China Life Sci&quot;,&quot;language&quot;:&quot;eng&quot;,&quot;note&quot;:&quot;PMID: 22527521&quot;,&quot;page&quot;:&quot;241-249&quot;,&quot;source&quot;:&quot;PubMed&quot;,&quot;title&quot;:&quot;Interaction between temperature and photoperiod in regulation of flowering time in rice&quot;,&quot;volume&quot;:&quot;55&quot;,&quot;author&quot;:[{&quot;family&quot;:&quot;Song&quot;,&quot;given&quot;:&quot;YuanLi&quot;},{&quot;family&quot;:&quot;Gao&quot;,&quot;given&quot;:&quot;ZhiChao&quot;},{&quot;family&quot;:&quot;Luan&quot;,&quot;given&quot;:&quot;WeiJiang&quot;}],&quot;issued&quot;:{&quot;date-parts&quot;:[[&quot;2012&quot;,3]]}}},{&quot;id&quot;:420,&quot;uris&quot;:[&quot;http://zotero.org/users/local/hlrmlGwQ/items/GYDAUCMV&quot;],&quot;uri&quot;:[&quot;http://zotero.org/users/local/hlrmlGwQ/items/GYDAUCMV&quot;],&quot;itemData&quot;:{&quot;id&quot;:420,&quot;type&quot;:&quot;article-journal&quot;,&quot;abstract&quot;:&quot;The coordination of the timing of flowering with seasonal and development cues is a critical life-history trait that has been shaped by evolution to maximize reproductive success. Decades of studying many plant species have revealed several of the fascinating systems that plants have evolved to control flowering time: such as the perception of day length in leaves, which leads to the production of a mobile signal, florigen, that promotes flowering at the shoot apical meristem; the vernalization process in which exposure to prolonged cold results in meristem competence to flower; and the juvenile to adult phase transition. Arabidopsis research has contributed greatly to understanding these systems at a molecular level.&quot;,&quot;container-title&quot;:&quot;The Plant Journal&quot;,&quot;DOI&quot;:&quot;https://doi.org/10.1111/j.1365-313X.2010.04148.x&quot;,&quot;ISSN&quot;:&quot;1365-313X&quot;,&quot;issue&quot;:&quot;6&quot;,&quot;language&quot;:&quot;en&quot;,&quot;note&quot;:&quot;_eprint: https://onlinelibrary.wiley.com/doi/pdf/10.1111/j.1365-313X.2010.04148.x&quot;,&quot;page&quot;:&quot;1001-1013&quot;,&quot;source&quot;:&quot;Wiley Online Library&quot;,&quot;title&quot;:&quot;Seasonal and developmental timing of flowering&quot;,&quot;volume&quot;:&quot;61&quot;,&quot;author&quot;:[{&quot;family&quot;:&quot;Amasino&quot;,&quot;given&quot;:&quot;Richard&quot;}],&quot;issued&quot;:{&quot;date-parts&quot;:[[&quot;2010&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431,&quot;uris&quot;:[&quot;http://zotero.org/users/local/hlrmlGwQ/items/R2HS4JSP&quot;],&quot;uri&quot;:[&quot;http://zotero.org/users/local/hlrmlGwQ/items/R2HS4JSP&quot;],&quot;itemData&quot;:{&quot;id&quot;:431,&quot;type&quot;:&quot;article-journal&quot;,&quot;abstract&quot;:&quot;Photoperiodic control of flowering time consists of a complicated network that converges into the generation of a mobile flowering signal called florigen. Recent advances identifying the protein FT/Hd3a as the molecular nature responsible for florigen activity have focused current research on florigen genes as the important output of this complex signaling network. Rice is a model system for short-day plants and recent progress in elucidating the flowering network from rice and Arabidopsis, a long-day plant, provides an evolutionarily comparative view of the photoperiodic flowering pathway. This review summarizes photoperiodic flowering control in rice, including the interaction of complex layers of gene networks contributed from evolutionarily unique factors and the regulatory adaptation of conserved factors.&quot;,&quot;container-title&quot;:&quot;Current Opinion in Plant Biology&quot;,&quot;DOI&quot;:&quot;10.1016/j.pbi.2010.08.016&quot;,&quot;ISSN&quot;:&quot;1369-5266&quot;,&quot;issue&quot;:&quot;1&quot;,&quot;journalAbbreviation&quot;:&quot;Current Opinion in Plant Biology&quot;,&quot;language&quot;:&quot;en&quot;,&quot;page&quot;:&quot;45-52&quot;,&quot;source&quot;:&quot;ScienceDirect&quot;,&quot;title&quot;:&quot;Regulation of flowering in rice: two florigen genes, a complex gene network, and natural variation&quot;,&quot;title-short&quot;:&quot;Regulation of flowering in rice&quot;,&quot;volume&quot;:&quot;14&quot;,&quot;author&quot;:[{&quot;family&quot;:&quot;Tsuji&quot;,&quot;given&quot;:&quot;Hiroyuki&quot;},{&quot;family&quot;:&quot;Taoka&quot;,&quot;given&quot;:&quot;Ken-ichiro&quot;},{&quot;family&quot;:&quot;Shimamoto&quot;,&quot;given&quot;:&quot;Ko&quot;}],&quot;issued&quot;:{&quot;date-parts&quot;:[[&quot;2011&quot;,2,1]]}}},{&quot;id&quot;:426,&quot;uris&quot;:[&quot;http://zotero.org/users/local/hlrmlGwQ/items/XUE4EU25&quot;],&quot;uri&quot;:[&quot;http://zotero.org/users/local/hlrmlGwQ/items/XUE4EU25&quot;],&quot;itemData&quot;:{&quot;id&quot;:426,&quot;type&quot;:&quot;article-journal&quot;,&quot;abstract&quot;:&quot;Fabio Fornara (Corresponding author) Flowering at the most appropriate times of the year requires careful monitoring of environmental conditions and correct integration of such information with an endogenous molecular network. Rice (Oryza sativa) is a facultative short day plant, and flowers quickly under short day lengths, as opposed to Arabidopsis thaliana whose flowering is accelerated by longer days. Despite these physiological differences, several genes controlling flowering in response to day length (or photoperiod) are conserved between rice and Arabidopsis, and the molecular mechanisms involved are similar. Inductive day lengths trigger expression of florigenic proteins in leaves that can move to the shoot apical meristem to induce reproductive development. As compared to Arabidopsis, rice also possesses unique factors that regulate expression of florigenic genes. Here, we discuss recent advances in understanding the molecular mechanisms involved in day length perception, production of florigenic signals, and molecular responses of the shoot apical meristem to florigenic proteins.&quot;,&quot;container-title&quot;:&quot;Journal of Integrative Plant Biology&quot;,&quot;DOI&quot;:&quot;https://doi.org/10.1111/jipb.12033&quot;,&quot;ISSN&quot;:&quot;1744-7909&quot;,&quot;issue&quot;:&quot;5&quot;,&quot;language&quot;:&quot;en&quot;,&quot;note&quot;:&quot;_eprint: https://onlinelibrary.wiley.com/doi/pdf/10.1111/jipb.12033&quot;,&quot;page&quot;:&quot;410-418&quot;,&quot;source&quot;:&quot;Wiley Online Library&quot;,&quot;title&quot;:&quot;Molecular Control of Flowering in Response to Day Length in Rice&quot;,&quot;volume&quot;:&quot;55&quot;,&quot;author&quot;:[{&quot;family&quot;:&quot;Brambilla&quot;,&quot;given&quot;:&quot;Vittoria&quot;},{&quot;family&quot;:&quot;Fornara&quot;,&quot;given&quot;:&quot;Fabio&quot;}],&quot;issued&quot;:{&quot;date-parts&quot;:[[&quot;2013&quot;]]}}},{&quot;id&quot;:440,&quot;uris&quot;:[&quot;http://zotero.org/users/local/hlrmlGwQ/items/5YQP8542&quot;],&quot;uri&quot;:[&quot;http://zotero.org/users/local/hlrmlGwQ/items/5YQP8542&quot;],&quot;itemData&quot;:{&quot;id&quot;:440,&quot;type&quot;:&quot;article-journal&quot;,&quot;abstract&quot;:&quot;Flowering time is of great significance for crop reproduction, yield, and regional adaptability, which is intricately regulated by various environmental cues and endogenous signals. Genetic approaches in Arabidopsis have revealed the elaborate underlying mechanisms of sensing the dynamic change of photoperiod via a coincidence between light signaling and circadian clock, the cellular time keeping system, to precisely control photoperiodic flowering time, and many other signaling pathways including internal hormones and external temperature cues. Extensive studies in rice (Oryza sativa.), one of the short-day plants (SDP), have uncovered the multiple major genetic components in regulating heading date, and revealed the underlying mechanisms for regulating heading date. Here we summarize the current progresses on the molecular basis for rice heading date control, especially focusing on the integration mechanism between photoperiod and circadian clock, and epigenetic regulation and heading procedures in response to abiotic stresses.&quot;,&quot;container-title&quot;:&quot;aBIOTECH&quot;,&quot;DOI&quot;:&quot;10.1007/s42994-020-00019-w&quot;,&quot;ISSN&quot;:&quot;2662-1738&quot;,&quot;issue&quot;:&quot;4&quot;,&quot;journalAbbreviation&quot;:&quot;aBIOTECH&quot;,&quot;language&quot;:&quot;en&quot;,&quot;page&quot;:&quot;219-232&quot;,&quot;source&quot;:&quot;Springer Link&quot;,&quot;title&quot;:&quot;Molecular basis of heading date control in rice&quot;,&quot;volume&quot;:&quot;1&quot;,&quot;author&quot;:[{&quot;family&quot;:&quot;Wei&quot;,&quot;given&quot;:&quot;Hua&quot;},{&quot;family&quot;:&quot;Wang&quot;,&quot;given&quot;:&quot;Xiling&quot;},{&quot;family&quot;:&quot;Xu&quot;,&quot;given&quot;:&quot;Hang&quot;},{&quot;family&quot;:&quot;Wang&quot;,&quot;given&quot;:&quot;Lei&quot;}],&quot;issued&quot;:{&quot;date-parts&quot;:[[&quot;2020&quot;,10,1]]}}}],&quot;schema&quot;:&quot;https://github.com/citation-style-language/schema/raw/master/csl-citation.json&quot;} RNDp17oemaRSI"/><text:span text:style-name="T43">(Mace, Hunt, and Jordan 2013; Murphy et al. 2011; Cho, Yoon, and An 2017; Lee and An 2015; Amasino 2010; Song, Gao, and Luan 2012; Amasino 2010; Andr</text:span><text:span text:style-name="T42">és and Coupland 2012; Tsuji, Taoka, and Shimamoto 2011; Brambilla and Fornara </text:span><text:soft-page-break/><text:span text:style-name="T42">2013; Wei et al. 2020)</text:span><text:reference-mark-end text:name="ZOTERO_ITEM CSL_CITATION {&quot;citationID&quot;:&quot;IYWUi8Qp&quot;,&quot;properties&quot;:{&quot;formattedCitation&quot;:&quot;(Mace, Hunt, and Jordan 2013; Murphy et al. 2011; Cho, Yoon, and An 2017; Lee and An 2015; Amasino 2010; Song, Gao, and Luan 2012; Amasino 2010; Andr\\uc0\\u233{}s and Coupland 2012; Tsuji, Taoka, and Shimamoto 2011; Brambilla and Fornara 2013; Wei et al. 2020)&quot;,&quot;plainCitation&quot;:&quot;(Mace, Hunt, and Jordan 2013; Murphy et al. 2011; Cho, Yoon, and An 2017; Lee and An 2015; Amasino 2010; Song, Gao, and Luan 2012; Amasino 2010; Andrés and Coupland 2012; Tsuji, Taoka, and Shimamoto 2011; Brambilla and Fornara 2013; Wei et al. 2020)&quot;,&quot;noteIndex&quot;:0},&quot;citationItems&quot;:[{&quot;id&quot;:400,&quot;uris&quot;:[&quot;http://zotero.org/users/local/hlrmlGwQ/items/TFMAXHXZ&quot;],&quot;uri&quot;:[&quot;http://zotero.org/users/local/hlrmlGwQ/items/TFMAXHXZ&quot;],&quot;itemData&quot;:{&quot;id&quot;:400,&quot;type&quot;:&quot;article-journal&quot;,&quot;abstract&quot;:&quot;Nested association mapping (NAM) offers power to dissect complex, quantitative traits. This study made use of a recently developed sorghum backcross (BC)-NAM population to dissect the genetic architecture of flowering time in sorghum; to compare the QTL identified with other genomic regions identified in previous sorghum and maize flowering time studies and to highlight the implications of our findings for plant breeding. A subset of the sorghum BC-NAM population consisting of over 1,300 individuals from 24 families was evaluated for flowering time across multiple environments. Two QTL analysis methodologies were used to identify 40 QTLs with predominately small, additive effects on flowering time; 24 of these co-located with previously identified QTL for flowering time in sorghum and 16 were novel in sorghum. Significant synteny was also detected with the QTL for flowering time detected in a comparable NAM resource recently developed for maize (Zea mays) by Buckler et al. (Science 325:714â[euro]\&quot;718, 2009 ). The use of the sorghum BC-NAM population allowed us to catalogue allelic variants at a maximal number of QTL and understand their contribution to the flowering time phenotype and distribution across diverse germplasm. The successful demonstration of the power of the sorghum BC-NAM population is exemplified not only by correspondence of QTL previously identified in sorghum, but also by correspondence of QTL in different taxa, specifically maize in this case. The unification across taxa of the candidate genes influencing complex traits, such as flowering time can further facilitate the detailed dissection of the genetic control and causal genes.[PUBLICATION ABSTRACT]&quot;,&quot;container-title&quot;:&quot;Theoretical and Applied Genetics&quot;,&quot;DOI&quot;:&quot;http://dx.doi.org.ezproxy.lib.utexas.edu/10.1007/s00122-013-2059-z&quot;,&quot;ISSN&quot;:&quot;0040-5752&quot;,&quot;issue&quot;:&quot;5&quot;,&quot;language&quot;:&quot;English&quot;,&quot;note&quot;:&quot;number-of-pages: 1377-95\npublisher-place: Heidelberg, Netherlands\npublisher: Springer Nature B.V.&quot;,&quot;page&quot;:&quot;1377-95&quot;,&quot;source&quot;:&quot;ProQuest&quot;,&quot;title&quot;:&quot;Supermodels: sorghum and maize provide mutual insight into the genetics of flowering time&quot;,&quot;title-short&quot;:&quot;Supermodels&quot;,&quot;volume&quot;:&quot;126&quot;,&quot;author&quot;:[{&quot;family&quot;:&quot;Mace&quot;,&quot;given&quot;:&quot;E. S.&quot;},{&quot;family&quot;:&quot;Hunt&quot;,&quot;given&quot;:&quot;C. H.&quot;},{&quot;family&quot;:&quot;Jordan&quot;,&quot;given&quot;:&quot;D. R.&quot;}],&quot;issued&quot;:{&quot;date-parts&quot;:[[&quot;2013&quot;,5]]}}},{&quot;id&quot;:396,&quot;uris&quot;:[&quot;http://zotero.org/users/local/hlrmlGwQ/items/DVU77Z99&quot;],&quot;uri&quot;:[&quot;http://zotero.org/users/local/hlrmlGwQ/items/DVU77Z99&quot;],&quot;itemData&quot;:{&quot;id&quot;:396,&quot;type&quot;:&quot;article-journal&quot;,&quot;abstract&quot;:&quot;Optimal flowering time is critical to the success of modern agriculture. Sorghum is a short-day tropical species that exhibits substantial photoperiod sensitivity and delayed flowering in long days. Genotypes with reduced photoperiod sensitivity enabled sorghum's utilization as a grain crop in temperate zones worldwide. In the present study, Ma1, the major repressor of sorghum flowering in long days, was identified as the pseudoresponse regulator protein 37 (PRR37) through positional cloning and analysis of SbPRR37 alleles that modulate flowering time in grain and energy sorghum. Several allelic variants of SbPRR37 were identified in early flowering grain sorghum germplasm that contain unique loss-of-function mutations. We show that in long days SbPRR37 activates expression of the floral inhibitor CONSTANS and represses expression of the floral activators Early Heading Date 1, FLOWERING LOCUS T, Zea mays CENTRORADIALIS 8, and floral induction. Expression of SbPRR37 is light dependent and regulated by the circadian clock, with peaks of RNA abundance in the morning and evening in long days. In short days, the evening-phase expression of SbPRR37 does not occur due to darkness, allowing sorghum to flower in this photoperiod. This study provides insight into an external coincidence mechanism of photoperiodic regulation of flowering time mediated by PRR37 in the short-day grass sorghum and identifies important alleles of SbPRR37 that are critical for the utilization of this tropical grass in temperate zone grain and bioenergy production.&quot;,&quot;container-title&quot;:&quot;Proceedings of the National Academy of Sciences&quot;,&quot;DOI&quot;:&quot;10.1073/pnas.1106212108&quot;,&quot;ISSN&quot;:&quot;0027-8424, 1091-6490&quot;,&quot;issue&quot;:&quot;39&quot;,&quot;journalAbbreviation&quot;:&quot;PNAS&quot;,&quot;language&quot;:&quot;en&quot;,&quot;note&quot;:&quot;publisher: National Academy of Sciences\nsection: Biological Sciences\nPMID: 21930910&quot;,&quot;page&quot;:&quot;16469-16474&quot;,&quot;source&quot;:&quot;www.pnas.org&quot;,&quot;title&quot;:&quot;Coincident light and clock regulation of pseudoresponse regulator protein 37 (PRR37) controls photoperiodic flowering in sorghum&quot;,&quot;volume&quot;:&quot;108&quot;,&quot;author&quot;:[{&quot;family&quot;:&quot;Murphy&quot;,&quot;given&quot;:&quot;Rebecca L.&quot;},{&quot;family&quot;:&quot;Klein&quot;,&quot;given&quot;:&quot;Robert R.&quot;},{&quot;family&quot;:&quot;Morishige&quot;,&quot;given&quot;:&quot;Daryl T.&quot;},{&quot;family&quot;:&quot;Brady&quot;,&quot;given&quot;:&quot;Jeff A.&quot;},{&quot;family&quot;:&quot;Rooney&quot;,&quot;given&quot;:&quot;William L.&quot;},{&quot;family&quot;:&quot;Miller&quot;,&quot;given&quot;:&quot;Frederick R.&quot;},{&quot;family&quot;:&quot;Dugas&quot;,&quot;given&quot;:&quot;Diana V.&quot;},{&quot;family&quot;:&quot;Klein&quot;,&quot;given&quot;:&quot;Patricia E.&quot;},{&quot;family&quot;:&quot;Mullet&quot;,&quot;given&quot;:&quot;John E.&quot;}],&quot;issued&quot;:{&quot;date-parts&quot;:[[&quot;2011&quot;,9,27]]}}},{&quot;id&quot;:412,&quot;uris&quot;:[&quot;http://zotero.org/users/local/hlrmlGwQ/items/F5995RV5&quot;],&quot;uri&quot;:[&quot;http://zotero.org/users/local/hlrmlGwQ/items/F5995RV5&quot;],&quot;itemData&quot;:{&quot;id&quot;:412,&quot;type&quot;:&quot;article-journal&quot;,&quot;abstract&quot;:&quot;The timing of flowering is determined by endogenous genetic components as well as various environmental factors, such as day length, temperature, and stress. The genetic elements and molecular mechanisms that rule this process have been examined in the long-day-flowering plant Arabidopsis thaliana and short-day-flowering rice (Oryza sativa). However, reviews of research on the role of those factors are limited. Here, we focused on how flowering time is influenced by nutrients, ambient temperature, drought, salinity, exogenously applied hormones and chemicals, and pathogenic microbes. In response to such stresses or stimuli, plants either begin flowering to produce seeds for the next generation or else delay flowering by slowing their metabolism. These responses vary depending upon the dose of the stimulus, the plant developmental stage, or even the cultivar that is used. Our review provides insight into how crops might be managed to increase productivity under various environmental challenges.&quot;,&quot;container-title&quot;:&quot;The Plant Journal&quot;,&quot;DOI&quot;:&quot;https://doi.org/10.1111/tpj.13461&quot;,&quot;ISSN&quot;:&quot;1365-313X&quot;,&quot;issue&quot;:&quot;4&quot;,&quot;language&quot;:&quot;en&quot;,&quot;note&quot;:&quot;_eprint: https://onlinelibrary.wiley.com/doi/pdf/10.1111/tpj.13461&quot;,&quot;page&quot;:&quot;708-719&quot;,&quot;source&quot;:&quot;Wiley Online Library&quot;,&quot;title&quot;:&quot;The control of flowering time by environmental factors&quot;,&quot;volume&quot;:&quot;90&quot;,&quot;author&quot;:[{&quot;family&quot;:&quot;Cho&quot;,&quot;given&quot;:&quot;Lae-Hyeon&quot;},{&quot;family&quot;:&quot;Yoon&quot;,&quot;given&quot;:&quot;Jinmi&quot;},{&quot;family&quot;:&quot;An&quot;,&quot;given&quot;:&quot;Gynheung&quot;}],&quot;issued&quot;:{&quot;date-parts&quot;:[[&quot;2017&quot;]]}}},{&quot;id&quot;:423,&quot;uris&quot;:[&quot;http://zotero.org/users/local/hlrmlGwQ/items/KYZLNGDL&quot;],&quot;uri&quot;:[&quot;http://zotero.org/users/local/hlrmlGwQ/items/KYZLNGDL&quot;],&quot;itemData&quot;:{&quot;id&quot;:423,&quot;type&quot;:&quot;article-journal&quot;,&quot;abstract&quot;:&quot;Rice flowers after a lengthy vegetative growth. During the vegetative growth period flowering is inhibited by several independent pathways. Whereas Grain number, plant height, and heading date 7 (Ghd7), Heading date 1 (Hd1), Heading date 5 (Hd5), Heading date 6 (Hd6), and Heading date 16 (Hd16) preferentially function to delay flowering under long day conditions, Oryza sativa Phytochrome B (OsPhyB), Oryza sativa CONSTANS-like 4 (OsCOL4), SUPERNUMERARY BRACT (SNB) and Oryza sativa INDETERMINATE SPIKELET 1 (OsIDS1) independently inhibit flowering regardless of day length. After sufficient vegetative growth, flowering signals are produced in the leaves due to reduced expression of the inhibitors. In addition, Hd1 becomes a flowering promoter when the day length becomes shorter. Long-day specific activators OsMADS50 and OsDof12, and a constitutive activators Oryza sativa INDETERMINATE 1 (OsId1), Early heading date 4 (Ehd4), and miR172, are accumulated in the leaves when plants are grown sufficiently. Several circadian clock genes are also involved in floral transition, including Oryza sativa GIGANTEA (OsGI), Heading date 2 (Hd2), and Heading date 17 (Hd17). Floral transition is also controlled by photoreceptors and chromatin remodeling factors. Most of the upstream signals are transferred to Early heading date 1 (Ehd1) that is a positive regulator of Heading data 3a (Hd3a) and Rice FT 1 (RFT1), which are transferred to the shoot apical meristem to induce the reproductive transition.&quot;,&quot;container-title&quot;:&quot;Journal of Plant Biology&quot;,&quot;DOI&quot;:&quot;10.1007/s12374-015-0425-x&quot;,&quot;ISSN&quot;:&quot;1867-0725&quot;,&quot;issue&quot;:&quot;6&quot;,&quot;journalAbbreviation&quot;:&quot;J. Plant Biol.&quot;,&quot;language&quot;:&quot;en&quot;,&quot;page&quot;:&quot;353-360&quot;,&quot;source&quot;:&quot;Springer Link&quot;,&quot;title&quot;:&quot;Regulation of flowering time in rice&quot;,&quot;volume&quot;:&quot;58&quot;,&quot;author&quot;:[{&quot;family&quot;:&quot;Lee&quot;,&quot;given&quot;:&quot;Yang-Seok&quot;},{&quot;family&quot;:&quot;An&quot;,&quot;given&quot;:&quot;Gynheung&quot;}],&quot;issued&quot;:{&quot;date-parts&quot;:[[&quot;2015&quot;,12,1]]}}},{&quot;id&quot;:420,&quot;uris&quot;:[&quot;http://zotero.org/users/local/hlrmlGwQ/items/GYDAUCMV&quot;],&quot;uri&quot;:[&quot;http://zotero.org/users/local/hlrmlGwQ/items/GYDAUCMV&quot;],&quot;itemData&quot;:{&quot;id&quot;:420,&quot;type&quot;:&quot;article-journal&quot;,&quot;abstract&quot;:&quot;The coordination of the timing of flowering with seasonal and development cues is a critical life-history trait that has been shaped by evolution to maximize reproductive success. Decades of studying many plant species have revealed several of the fascinating systems that plants have evolved to control flowering time: such as the perception of day length in leaves, which leads to the production of a mobile signal, florigen, that promotes flowering at the shoot apical meristem; the vernalization process in which exposure to prolonged cold results in meristem competence to flower; and the juvenile to adult phase transition. Arabidopsis research has contributed greatly to understanding these systems at a molecular level.&quot;,&quot;container-title&quot;:&quot;The Plant Journal&quot;,&quot;DOI&quot;:&quot;https://doi.org/10.1111/j.1365-313X.2010.04148.x&quot;,&quot;ISSN&quot;:&quot;1365-313X&quot;,&quot;issue&quot;:&quot;6&quot;,&quot;language&quot;:&quot;en&quot;,&quot;note&quot;:&quot;_eprint: https://onlinelibrary.wiley.com/doi/pdf/10.1111/j.1365-313X.2010.04148.x&quot;,&quot;page&quot;:&quot;1001-1013&quot;,&quot;source&quot;:&quot;Wiley Online Library&quot;,&quot;title&quot;:&quot;Seasonal and developmental timing of flowering&quot;,&quot;volume&quot;:&quot;61&quot;,&quot;author&quot;:[{&quot;family&quot;:&quot;Amasino&quot;,&quot;given&quot;:&quot;Richard&quot;}],&quot;issued&quot;:{&quot;date-parts&quot;:[[&quot;2010&quot;]]}}},{&quot;id&quot;:415,&quot;uris&quot;:[&quot;http://zotero.org/users/local/hlrmlGwQ/items/VJYAN32L&quot;],&quot;uri&quot;:[&quot;http://zotero.org/users/local/hlrmlGwQ/items/VJYAN32L&quot;],&quot;itemData&quot;:{&quot;id&quot;:415,&quot;type&quot;:&quot;article-journal&quot;,&quot;abstract&quot;:&quot;Photoperiod and temperature are two pivotal regulatory factors of plant flowering. The floral transition of plants depends on accurate measurement of changes in photoperiod and temperature. The flowering time of rice (Oryza sativa) as a facultative short-day (SD) plant is delayed under long-day (LD) and/or low temperature conditions. To elucidate the regulatory functions of photoperiod and temperature on flowering time in rice, we systematically analyzed the expression and regulation of several key genes (Hd3a, RFT1, Ehd1, Ghd7, RID1/Ehd2/OsId1, Se5) involved in the photoperiodic flowering regulatory pathway under different temperature and photoperiod treatments using a photoperiod-insensitive mutant and wild type plants. Our results indicate that the Ehd1-Hd3a/RFT1 pathway is common to and conserved in both the photoperiodic and temperature flowering regulatory pathways. Expression of Ehd1, Hd3a and RFT1 is dramatically reduced at low temperature (23°C), suggesting that suppression of Ehd1, Hd3a and RFT1 transcription is an essential cause of delayed flowering under low temperature condition. Under LD condition, Ghd7 mRNA levels are promoted at low temperature (23°C) compared with normal temperature condition (28°C), suggesting low temperature and LD treatment have a synergistic role in the expression of Ghd7. Therefore, upregulation of Ghd7 might be a crucial cause of delayed flowering under low temperature condition. We also analyzed Hd1 regulatory relationships in the photoperiodic flowering pathway, and found that Hd1 can negatively regulate Ehd1 transcription under LD condition. In addition, Hd1 can also positively regulate Ghd7 transcription under LD condition, suggesting that the heading-date of rice under LD condition is also regulated by the Hd1-Ghd7-Ehd1-RFT1 pathway.&quot;,&quot;container-title&quot;:&quot;Science China. Life Sciences&quot;,&quot;DOI&quot;:&quot;10.1007/s11427-012-4300-4&quot;,&quot;ISSN&quot;:&quot;1869-1889&quot;,&quot;issue&quot;:&quot;3&quot;,&quot;journalAbbreviation&quot;:&quot;Sci China Life Sci&quot;,&quot;language&quot;:&quot;eng&quot;,&quot;note&quot;:&quot;PMID: 22527521&quot;,&quot;page&quot;:&quot;241-249&quot;,&quot;source&quot;:&quot;PubMed&quot;,&quot;title&quot;:&quot;Interaction between temperature and photoperiod in regulation of flowering time in rice&quot;,&quot;volume&quot;:&quot;55&quot;,&quot;author&quot;:[{&quot;family&quot;:&quot;Song&quot;,&quot;given&quot;:&quot;YuanLi&quot;},{&quot;family&quot;:&quot;Gao&quot;,&quot;given&quot;:&quot;ZhiChao&quot;},{&quot;family&quot;:&quot;Luan&quot;,&quot;given&quot;:&quot;WeiJiang&quot;}],&quot;issued&quot;:{&quot;date-parts&quot;:[[&quot;2012&quot;,3]]}}},{&quot;id&quot;:420,&quot;uris&quot;:[&quot;http://zotero.org/users/local/hlrmlGwQ/items/GYDAUCMV&quot;],&quot;uri&quot;:[&quot;http://zotero.org/users/local/hlrmlGwQ/items/GYDAUCMV&quot;],&quot;itemData&quot;:{&quot;id&quot;:420,&quot;type&quot;:&quot;article-journal&quot;,&quot;abstract&quot;:&quot;The coordination of the timing of flowering with seasonal and development cues is a critical life-history trait that has been shaped by evolution to maximize reproductive success. Decades of studying many plant species have revealed several of the fascinating systems that plants have evolved to control flowering time: such as the perception of day length in leaves, which leads to the production of a mobile signal, florigen, that promotes flowering at the shoot apical meristem; the vernalization process in which exposure to prolonged cold results in meristem competence to flower; and the juvenile to adult phase transition. Arabidopsis research has contributed greatly to understanding these systems at a molecular level.&quot;,&quot;container-title&quot;:&quot;The Plant Journal&quot;,&quot;DOI&quot;:&quot;https://doi.org/10.1111/j.1365-313X.2010.04148.x&quot;,&quot;ISSN&quot;:&quot;1365-313X&quot;,&quot;issue&quot;:&quot;6&quot;,&quot;language&quot;:&quot;en&quot;,&quot;note&quot;:&quot;_eprint: https://onlinelibrary.wiley.com/doi/pdf/10.1111/j.1365-313X.2010.04148.x&quot;,&quot;page&quot;:&quot;1001-1013&quot;,&quot;source&quot;:&quot;Wiley Online Library&quot;,&quot;title&quot;:&quot;Seasonal and developmental timing of flowering&quot;,&quot;volume&quot;:&quot;61&quot;,&quot;author&quot;:[{&quot;family&quot;:&quot;Amasino&quot;,&quot;given&quot;:&quot;Richard&quot;}],&quot;issued&quot;:{&quot;date-parts&quot;:[[&quot;2010&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431,&quot;uris&quot;:[&quot;http://zotero.org/users/local/hlrmlGwQ/items/R2HS4JSP&quot;],&quot;uri&quot;:[&quot;http://zotero.org/users/local/hlrmlGwQ/items/R2HS4JSP&quot;],&quot;itemData&quot;:{&quot;id&quot;:431,&quot;type&quot;:&quot;article-journal&quot;,&quot;abstract&quot;:&quot;Photoperiodic control of flowering time consists of a complicated network that converges into the generation of a mobile flowering signal called florigen. Recent advances identifying the protein FT/Hd3a as the molecular nature responsible for florigen activity have focused current research on florigen genes as the important output of this complex signaling network. Rice is a model system for short-day plants and recent progress in elucidating the flowering network from rice and Arabidopsis, a long-day plant, provides an evolutionarily comparative view of the photoperiodic flowering pathway. This review summarizes photoperiodic flowering control in rice, including the interaction of complex layers of gene networks contributed from evolutionarily unique factors and the regulatory adaptation of conserved factors.&quot;,&quot;container-title&quot;:&quot;Current Opinion in Plant Biology&quot;,&quot;DOI&quot;:&quot;10.1016/j.pbi.2010.08.016&quot;,&quot;ISSN&quot;:&quot;1369-5266&quot;,&quot;issue&quot;:&quot;1&quot;,&quot;journalAbbreviation&quot;:&quot;Current Opinion in Plant Biology&quot;,&quot;language&quot;:&quot;en&quot;,&quot;page&quot;:&quot;45-52&quot;,&quot;source&quot;:&quot;ScienceDirect&quot;,&quot;title&quot;:&quot;Regulation of flowering in rice: two florigen genes, a complex gene network, and natural variation&quot;,&quot;title-short&quot;:&quot;Regulation of flowering in rice&quot;,&quot;volume&quot;:&quot;14&quot;,&quot;author&quot;:[{&quot;family&quot;:&quot;Tsuji&quot;,&quot;given&quot;:&quot;Hiroyuki&quot;},{&quot;family&quot;:&quot;Taoka&quot;,&quot;given&quot;:&quot;Ken-ichiro&quot;},{&quot;family&quot;:&quot;Shimamoto&quot;,&quot;given&quot;:&quot;Ko&quot;}],&quot;issued&quot;:{&quot;date-parts&quot;:[[&quot;2011&quot;,2,1]]}}},{&quot;id&quot;:426,&quot;uris&quot;:[&quot;http://zotero.org/users/local/hlrmlGwQ/items/XUE4EU25&quot;],&quot;uri&quot;:[&quot;http://zotero.org/users/local/hlrmlGwQ/items/XUE4EU25&quot;],&quot;itemData&quot;:{&quot;id&quot;:426,&quot;type&quot;:&quot;article-journal&quot;,&quot;abstract&quot;:&quot;Fabio Fornara (Corresponding author) Flowering at the most appropriate times of the year requires careful monitoring of environmental conditions and correct integration of such information with an endogenous molecular network. Rice (Oryza sativa) is a facultative short day plant, and flowers quickly under short day lengths, as opposed to Arabidopsis thaliana whose flowering is accelerated by longer days. Despite these physiological differences, several genes controlling flowering in response to day length (or photoperiod) are conserved between rice and Arabidopsis, and the molecular mechanisms involved are similar. Inductive day lengths trigger expression of florigenic proteins in leaves that can move to the shoot apical meristem to induce reproductive development. As compared to Arabidopsis, rice also possesses unique factors that regulate expression of florigenic genes. Here, we discuss recent advances in understanding the molecular mechanisms involved in day length perception, production of florigenic signals, and molecular responses of the shoot apical meristem to florigenic proteins.&quot;,&quot;container-title&quot;:&quot;Journal of Integrative Plant Biology&quot;,&quot;DOI&quot;:&quot;https://doi.org/10.1111/jipb.12033&quot;,&quot;ISSN&quot;:&quot;1744-7909&quot;,&quot;issue&quot;:&quot;5&quot;,&quot;language&quot;:&quot;en&quot;,&quot;note&quot;:&quot;_eprint: https://onlinelibrary.wiley.com/doi/pdf/10.1111/jipb.12033&quot;,&quot;page&quot;:&quot;410-418&quot;,&quot;source&quot;:&quot;Wiley Online Library&quot;,&quot;title&quot;:&quot;Molecular Control of Flowering in Response to Day Length in Rice&quot;,&quot;volume&quot;:&quot;55&quot;,&quot;author&quot;:[{&quot;family&quot;:&quot;Brambilla&quot;,&quot;given&quot;:&quot;Vittoria&quot;},{&quot;family&quot;:&quot;Fornara&quot;,&quot;given&quot;:&quot;Fabio&quot;}],&quot;issued&quot;:{&quot;date-parts&quot;:[[&quot;2013&quot;]]}}},{&quot;id&quot;:440,&quot;uris&quot;:[&quot;http://zotero.org/users/local/hlrmlGwQ/items/5YQP8542&quot;],&quot;uri&quot;:[&quot;http://zotero.org/users/local/hlrmlGwQ/items/5YQP8542&quot;],&quot;itemData&quot;:{&quot;id&quot;:440,&quot;type&quot;:&quot;article-journal&quot;,&quot;abstract&quot;:&quot;Flowering time is of great significance for crop reproduction, yield, and regional adaptability, which is intricately regulated by various environmental cues and endogenous signals. Genetic approaches in Arabidopsis have revealed the elaborate underlying mechanisms of sensing the dynamic change of photoperiod via a coincidence between light signaling and circadian clock, the cellular time keeping system, to precisely control photoperiodic flowering time, and many other signaling pathways including internal hormones and external temperature cues. Extensive studies in rice (Oryza sativa.), one of the short-day plants (SDP), have uncovered the multiple major genetic components in regulating heading date, and revealed the underlying mechanisms for regulating heading date. Here we summarize the current progresses on the molecular basis for rice heading date control, especially focusing on the integration mechanism between photoperiod and circadian clock, and epigenetic regulation and heading procedures in response to abiotic stresses.&quot;,&quot;container-title&quot;:&quot;aBIOTECH&quot;,&quot;DOI&quot;:&quot;10.1007/s42994-020-00019-w&quot;,&quot;ISSN&quot;:&quot;2662-1738&quot;,&quot;issue&quot;:&quot;4&quot;,&quot;journalAbbreviation&quot;:&quot;aBIOTECH&quot;,&quot;language&quot;:&quot;en&quot;,&quot;page&quot;:&quot;219-232&quot;,&quot;source&quot;:&quot;Springer Link&quot;,&quot;title&quot;:&quot;Molecular basis of heading date control in rice&quot;,&quot;volume&quot;:&quot;1&quot;,&quot;author&quot;:[{&quot;family&quot;:&quot;Wei&quot;,&quot;given&quot;:&quot;Hua&quot;},{&quot;family&quot;:&quot;Wang&quot;,&quot;given&quot;:&quot;Xiling&quot;},{&quot;family&quot;:&quot;Xu&quot;,&quot;given&quot;:&quot;Hang&quot;},{&quot;family&quot;:&quot;Wang&quot;,&quot;given&quot;:&quot;Lei&quot;}],&quot;issued&quot;:{&quot;date-parts&quot;:[[&quot;2020&quot;,10,1]]}}}],&quot;schema&quot;:&quot;https://github.com/citation-style-language/schema/raw/master/csl-citation.json&quot;} RNDp17oemaRSI"/><text:span text:style-name="T56">.</text:span> The genes that detect photoperiod signals and integrate this response into flowering pathways are largely conserved across species and have been well described <text:reference-mark-start text:name="ZOTERO_ITEM CSL_CITATION {&quot;citationID&quot;:&quot;IAN7rpDW&quot;,&quot;properties&quot;:{&quot;formattedCitation&quot;:&quot;(Amasino 2010; Andr\\uc0\\u233{}s and Coupland 2012; Kobayashi and Weigel 2007)&quot;,&quot;plainCitation&quot;:&quot;(Amasino 2010; Andrés and Coupland 2012; Kobayashi and Weigel 2007)&quot;,&quot;noteIndex&quot;:0},&quot;citationItems&quot;:[{&quot;id&quot;:420,&quot;uris&quot;:[&quot;http://zotero.org/users/local/hlrmlGwQ/items/GYDAUCMV&quot;],&quot;uri&quot;:[&quot;http://zotero.org/users/local/hlrmlGwQ/items/GYDAUCMV&quot;],&quot;itemData&quot;:{&quot;id&quot;:420,&quot;type&quot;:&quot;article-journal&quot;,&quot;abstract&quot;:&quot;The coordination of the timing of flowering with seasonal and development cues is a critical life-history trait that has been shaped by evolution to maximize reproductive success. Decades of studying many plant species have revealed several of the fascinating systems that plants have evolved to control flowering time: such as the perception of day length in leaves, which leads to the production of a mobile signal, florigen, that promotes flowering at the shoot apical meristem; the vernalization process in which exposure to prolonged cold results in meristem competence to flower; and the juvenile to adult phase transition. Arabidopsis research has contributed greatly to understanding these systems at a molecular level.&quot;,&quot;container-title&quot;:&quot;The Plant Journal&quot;,&quot;DOI&quot;:&quot;https://doi.org/10.1111/j.1365-313X.2010.04148.x&quot;,&quot;ISSN&quot;:&quot;1365-313X&quot;,&quot;issue&quot;:&quot;6&quot;,&quot;language&quot;:&quot;en&quot;,&quot;note&quot;:&quot;_eprint: https://onlinelibrary.wiley.com/doi/pdf/10.1111/j.1365-313X.2010.04148.x&quot;,&quot;page&quot;:&quot;1001-1013&quot;,&quot;source&quot;:&quot;Wiley Online Library&quot;,&quot;title&quot;:&quot;Seasonal and developmental timing of flowering&quot;,&quot;volume&quot;:&quot;61&quot;,&quot;author&quot;:[{&quot;family&quot;:&quot;Amasino&quot;,&quot;given&quot;:&quot;Richard&quot;}],&quot;issued&quot;:{&quot;date-parts&quot;:[[&quot;2010&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433,&quot;uris&quot;:[&quot;http://zotero.org/users/local/hlrmlGwQ/items/FV8DWXM6&quot;],&quot;uri&quot;:[&quot;http://zotero.org/users/local/hlrmlGwQ/items/FV8DWXM6&quot;],&quot;itemData&quot;:{&quot;id&quot;:433,&quot;type&quot;:&quot;article-journal&quot;,&quot;abstract&quot;:&quot;Plants do not bloom randomly—but how do they know when and where to make flowers? Here, we review molecular mechanisms that integrate spatial and temporal information in day-length-dependent flowering. Primarily through genetic analyses in two species, Arabidopsis thaliana and rice, we today understand the essentials of two central issues in plant biology: how the appropriate photoperiod generates an inductive stimulus based on an external coincidence mechanism, and the nature of the mobile flowering signal, florigen, which relays photoperiod-dependent information from the leaf to the growing tip of the plant, the shoot apex.&quot;,&quot;container-title&quot;:&quot;Genes &amp; Development&quot;,&quot;DOI&quot;:&quot;10.1101/gad.1589007&quot;,&quot;ISSN&quot;:&quot;0890-9369, 1549-5477&quot;,&quot;issue&quot;:&quot;19&quot;,&quot;journalAbbreviation&quot;:&quot;Genes Dev.&quot;,&quot;language&quot;:&quot;en&quot;,&quot;note&quot;:&quot;Company: Cold Spring Harbor Laboratory Press\nDistributor: Cold Spring Harbor Laboratory Press\nInstitution: Cold Spring Harbor Laboratory Press\nLabel: Cold Spring Harbor Laboratory Press\npublisher: Cold Spring Harbor Lab\nPMID: 17908925&quot;,&quot;page&quot;:&quot;2371-2384&quot;,&quot;source&quot;:&quot;genesdev.cshlp.org&quot;,&quot;title&quot;:&quot;Move on up, it’s time for change—mobile signals controlling photoperiod-dependent flowering&quot;,&quot;volume&quot;:&quot;21&quot;,&quot;author&quot;:[{&quot;family&quot;:&quot;Kobayashi&quot;,&quot;given&quot;:&quot;Yasushi&quot;},{&quot;family&quot;:&quot;Weigel&quot;,&quot;given&quot;:&quot;Detlef&quot;}],&quot;issued&quot;:{&quot;date-parts&quot;:[[&quot;2007&quot;,10,1]]}}}],&quot;schema&quot;:&quot;https://github.com/citation-style-language/schema/raw/master/csl-citation.json&quot;} RNDxe9ohLjyAI"/><text:span text:style-name="T42">(Amasino 2010; Andrés and Coupland 2012; Kobayashi and Weigel 2007)</text:span><text:reference-mark-end text:name="ZOTERO_ITEM CSL_CITATION {&quot;citationID&quot;:&quot;IAN7rpDW&quot;,&quot;properties&quot;:{&quot;formattedCitation&quot;:&quot;(Amasino 2010; Andr\\uc0\\u233{}s and Coupland 2012; Kobayashi and Weigel 2007)&quot;,&quot;plainCitation&quot;:&quot;(Amasino 2010; Andrés and Coupland 2012; Kobayashi and Weigel 2007)&quot;,&quot;noteIndex&quot;:0},&quot;citationItems&quot;:[{&quot;id&quot;:420,&quot;uris&quot;:[&quot;http://zotero.org/users/local/hlrmlGwQ/items/GYDAUCMV&quot;],&quot;uri&quot;:[&quot;http://zotero.org/users/local/hlrmlGwQ/items/GYDAUCMV&quot;],&quot;itemData&quot;:{&quot;id&quot;:420,&quot;type&quot;:&quot;article-journal&quot;,&quot;abstract&quot;:&quot;The coordination of the timing of flowering with seasonal and development cues is a critical life-history trait that has been shaped by evolution to maximize reproductive success. Decades of studying many plant species have revealed several of the fascinating systems that plants have evolved to control flowering time: such as the perception of day length in leaves, which leads to the production of a mobile signal, florigen, that promotes flowering at the shoot apical meristem; the vernalization process in which exposure to prolonged cold results in meristem competence to flower; and the juvenile to adult phase transition. Arabidopsis research has contributed greatly to understanding these systems at a molecular level.&quot;,&quot;container-title&quot;:&quot;The Plant Journal&quot;,&quot;DOI&quot;:&quot;https://doi.org/10.1111/j.1365-313X.2010.04148.x&quot;,&quot;ISSN&quot;:&quot;1365-313X&quot;,&quot;issue&quot;:&quot;6&quot;,&quot;language&quot;:&quot;en&quot;,&quot;note&quot;:&quot;_eprint: https://onlinelibrary.wiley.com/doi/pdf/10.1111/j.1365-313X.2010.04148.x&quot;,&quot;page&quot;:&quot;1001-1013&quot;,&quot;source&quot;:&quot;Wiley Online Library&quot;,&quot;title&quot;:&quot;Seasonal and developmental timing of flowering&quot;,&quot;volume&quot;:&quot;61&quot;,&quot;author&quot;:[{&quot;family&quot;:&quot;Amasino&quot;,&quot;given&quot;:&quot;Richard&quot;}],&quot;issued&quot;:{&quot;date-parts&quot;:[[&quot;2010&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433,&quot;uris&quot;:[&quot;http://zotero.org/users/local/hlrmlGwQ/items/FV8DWXM6&quot;],&quot;uri&quot;:[&quot;http://zotero.org/users/local/hlrmlGwQ/items/FV8DWXM6&quot;],&quot;itemData&quot;:{&quot;id&quot;:433,&quot;type&quot;:&quot;article-journal&quot;,&quot;abstract&quot;:&quot;Plants do not bloom randomly—but how do they know when and where to make flowers? Here, we review molecular mechanisms that integrate spatial and temporal information in day-length-dependent flowering. Primarily through genetic analyses in two species, Arabidopsis thaliana and rice, we today understand the essentials of two central issues in plant biology: how the appropriate photoperiod generates an inductive stimulus based on an external coincidence mechanism, and the nature of the mobile flowering signal, florigen, which relays photoperiod-dependent information from the leaf to the growing tip of the plant, the shoot apex.&quot;,&quot;container-title&quot;:&quot;Genes &amp; Development&quot;,&quot;DOI&quot;:&quot;10.1101/gad.1589007&quot;,&quot;ISSN&quot;:&quot;0890-9369, 1549-5477&quot;,&quot;issue&quot;:&quot;19&quot;,&quot;journalAbbreviation&quot;:&quot;Genes Dev.&quot;,&quot;language&quot;:&quot;en&quot;,&quot;note&quot;:&quot;Company: Cold Spring Harbor Laboratory Press\nDistributor: Cold Spring Harbor Laboratory Press\nInstitution: Cold Spring Harbor Laboratory Press\nLabel: Cold Spring Harbor Laboratory Press\npublisher: Cold Spring Harbor Lab\nPMID: 17908925&quot;,&quot;page&quot;:&quot;2371-2384&quot;,&quot;source&quot;:&quot;genesdev.cshlp.org&quot;,&quot;title&quot;:&quot;Move on up, it’s time for change—mobile signals controlling photoperiod-dependent flowering&quot;,&quot;volume&quot;:&quot;21&quot;,&quot;author&quot;:[{&quot;family&quot;:&quot;Kobayashi&quot;,&quot;given&quot;:&quot;Yasushi&quot;},{&quot;family&quot;:&quot;Weigel&quot;,&quot;given&quot;:&quot;Detlef&quot;}],&quot;issued&quot;:{&quot;date-parts&quot;:[[&quot;2007&quot;,10,1]]}}}],&quot;schema&quot;:&quot;https://github.com/citation-style-language/schema/raw/master/csl-citation.json&quot;} RNDxe9ohLjyAI"/>. In brief, photoperiod changes trigger expression of florigenic proteins – homologs of <text:span text:style-name="T3">FLOWERING LOCUS T</text:span> (<text:span text:style-name="T3">FT</text:span>) in <text:span text:style-name="T3">Arabidopsis</text:span>, and<text:span text:style-name="T3"> Heading date 3a</text:span> (<text:span text:style-name="T3">Hd3a</text:span>) in rice - in leaves. These proteins move to the shoot apical meristem where they interact with additional genes to induce reproductive development. Though many of the same genes are involved in both long day and short day responses <text:reference-mark-start text:name="ZOTERO_ITEM CSL_CITATION {&quot;citationID&quot;:&quot;Xkwv1GEQ&quot;,&quot;properties&quot;:{&quot;formattedCitation&quot;:&quot;(Hayama et al. 2003)&quot;,&quot;plainCitation&quot;:&quot;(Hayama et al. 2003)&quot;,&quot;noteIndex&quot;:0},&quot;citationItems&quot;:[{&quot;id&quot;:437,&quot;uris&quot;:[&quot;http://zotero.org/users/local/hlrmlGwQ/items/7ZKWEI7B&quot;],&quot;uri&quot;:[&quot;http://zotero.org/users/local/hlrmlGwQ/items/7ZKWEI7B&quot;],&quot;itemData&quot;:{&quot;id&quot;:437,&quot;type&quot;:&quot;article-journal&quot;,&quot;abstract&quot;:&quot;The photoperiodic control of flowering is one of the important developmental processes of plants because it is directly related to successful reproduction1. Although the molecular genetic analysis of Arabidopsis thaliana, a long-day (LD) plant, has provided models to explain the control of flowering time in this species2,3,4, very little is known about its molecular mechanisms for short-day (SD) plants. Here we show how the photoperiodic control of flowering is regulated in rice, a SD plant. Overexpression of OsGI5, an orthologue of the Arabidopsis GIGANTEA (GI) gene6,7 in transgenic rice, caused late flowering under both SD and LD conditions. Expression of the rice orthologue8 of the Arabidopsis CONSTANS (CO) gene9 was increased in the transgenic rice, whereas expression of the rice orthologue10 of FLOWERING LOCUS T (FT)11,12 was suppressed. Our results indicate that three key regulatory genes for the photoperiodic control of flowering are conserved between Arabidopsis, a LD plant, and rice, a SD plant, but regulation of the FT gene by CO was reversed, resulting in the suppression of flowering in rice under LD conditions.&quot;,&quot;container-title&quot;:&quot;Nature&quot;,&quot;DOI&quot;:&quot;10.1038/nature01549&quot;,&quot;ISSN&quot;:&quot;1476-4687&quot;,&quot;issue&quot;:&quot;6933&quot;,&quot;language&quot;:&quot;en&quot;,&quot;note&quot;:&quot;number: 6933\npublisher: Nature Publishing Group&quot;,&quot;page&quot;:&quot;719-722&quot;,&quot;source&quot;:&quot;www.nature.com&quot;,&quot;title&quot;:&quot;Adaptation of photoperiodic control pathways produces short-day flowering in rice&quot;,&quot;volume&quot;:&quot;422&quot;,&quot;author&quot;:[{&quot;family&quot;:&quot;Hayama&quot;,&quot;given&quot;:&quot;Ryosuke&quot;},{&quot;family&quot;:&quot;Yokoi&quot;,&quot;given&quot;:&quot;Shuji&quot;},{&quot;family&quot;:&quot;Tamaki&quot;,&quot;given&quot;:&quot;Shojiro&quot;},{&quot;family&quot;:&quot;Yano&quot;,&quot;given&quot;:&quot;Masahiro&quot;},{&quot;family&quot;:&quot;Shimamoto&quot;,&quot;given&quot;:&quot;Ko&quot;}],&quot;issued&quot;:{&quot;date-parts&quot;:[[&quot;2003&quot;,4]]}}}],&quot;schema&quot;:&quot;https://github.com/citation-style-language/schema/raw/master/csl-citation.json&quot;} RNDl62LNB9Rww"/>(Hayama et al. 2003)<text:reference-mark-end text:name="ZOTERO_ITEM CSL_CITATION {&quot;citationID&quot;:&quot;Xkwv1GEQ&quot;,&quot;properties&quot;:{&quot;formattedCitation&quot;:&quot;(Hayama et al. 2003)&quot;,&quot;plainCitation&quot;:&quot;(Hayama et al. 2003)&quot;,&quot;noteIndex&quot;:0},&quot;citationItems&quot;:[{&quot;id&quot;:437,&quot;uris&quot;:[&quot;http://zotero.org/users/local/hlrmlGwQ/items/7ZKWEI7B&quot;],&quot;uri&quot;:[&quot;http://zotero.org/users/local/hlrmlGwQ/items/7ZKWEI7B&quot;],&quot;itemData&quot;:{&quot;id&quot;:437,&quot;type&quot;:&quot;article-journal&quot;,&quot;abstract&quot;:&quot;The photoperiodic control of flowering is one of the important developmental processes of plants because it is directly related to successful reproduction1. Although the molecular genetic analysis of Arabidopsis thaliana, a long-day (LD) plant, has provided models to explain the control of flowering time in this species2,3,4, very little is known about its molecular mechanisms for short-day (SD) plants. Here we show how the photoperiodic control of flowering is regulated in rice, a SD plant. Overexpression of OsGI5, an orthologue of the Arabidopsis GIGANTEA (GI) gene6,7 in transgenic rice, caused late flowering under both SD and LD conditions. Expression of the rice orthologue8 of the Arabidopsis CONSTANS (CO) gene9 was increased in the transgenic rice, whereas expression of the rice orthologue10 of FLOWERING LOCUS T (FT)11,12 was suppressed. Our results indicate that three key regulatory genes for the photoperiodic control of flowering are conserved between Arabidopsis, a LD plant, and rice, a SD plant, but regulation of the FT gene by CO was reversed, resulting in the suppression of flowering in rice under LD conditions.&quot;,&quot;container-title&quot;:&quot;Nature&quot;,&quot;DOI&quot;:&quot;10.1038/nature01549&quot;,&quot;ISSN&quot;:&quot;1476-4687&quot;,&quot;issue&quot;:&quot;6933&quot;,&quot;language&quot;:&quot;en&quot;,&quot;note&quot;:&quot;number: 6933\npublisher: Nature Publishing Group&quot;,&quot;page&quot;:&quot;719-722&quot;,&quot;source&quot;:&quot;www.nature.com&quot;,&quot;title&quot;:&quot;Adaptation of photoperiodic control pathways produces short-day flowering in rice&quot;,&quot;volume&quot;:&quot;422&quot;,&quot;author&quot;:[{&quot;family&quot;:&quot;Hayama&quot;,&quot;given&quot;:&quot;Ryosuke&quot;},{&quot;family&quot;:&quot;Yokoi&quot;,&quot;given&quot;:&quot;Shuji&quot;},{&quot;family&quot;:&quot;Tamaki&quot;,&quot;given&quot;:&quot;Shojiro&quot;},{&quot;family&quot;:&quot;Yano&quot;,&quot;given&quot;:&quot;Masahiro&quot;},{&quot;family&quot;:&quot;Shimamoto&quot;,&quot;given&quot;:&quot;Ko&quot;}],&quot;issued&quot;:{&quot;date-parts&quot;:[[&quot;2003&quot;,4]]}}}],&quot;schema&quot;:&quot;https://github.com/citation-style-language/schema/raw/master/csl-citation.json&quot;} RNDl62LNB9Rww"/>, short day plants also possess unique genes and molecular pathways to regulate flowering <text:reference-mark-start text:name="ZOTERO_ITEM CSL_CITATION {&quot;citationID&quot;:&quot;o68orUHm&quot;,&quot;properties&quot;:{&quot;formattedCitation&quot;:&quot;(Brambilla and Fornara 2013; Wei et al. 2020)&quot;,&quot;plainCitation&quot;:&quot;(Brambilla and Fornara 2013; Wei et al. 2020)&quot;,&quot;noteIndex&quot;:0},&quot;citationItems&quot;:[{&quot;id&quot;:426,&quot;uris&quot;:[&quot;http://zotero.org/users/local/hlrmlGwQ/items/XUE4EU25&quot;],&quot;uri&quot;:[&quot;http://zotero.org/users/local/hlrmlGwQ/items/XUE4EU25&quot;],&quot;itemData&quot;:{&quot;id&quot;:426,&quot;type&quot;:&quot;article-journal&quot;,&quot;abstract&quot;:&quot;Fabio Fornara (Corresponding author) Flowering at the most appropriate times of the year requires careful monitoring of environmental conditions and correct integration of such information with an endogenous molecular network. Rice (Oryza sativa) is a facultative short day plant, and flowers quickly under short day lengths, as opposed to Arabidopsis thaliana whose flowering is accelerated by longer days. Despite these physiological differences, several genes controlling flowering in response to day length (or photoperiod) are conserved between rice and Arabidopsis, and the molecular mechanisms involved are similar. Inductive day lengths trigger expression of florigenic proteins in leaves that can move to the shoot apical meristem to induce reproductive development. As compared to Arabidopsis, rice also possesses unique factors that regulate expression of florigenic genes. Here, we discuss recent advances in understanding the molecular mechanisms involved in day length perception, production of florigenic signals, and molecular responses of the shoot apical meristem to florigenic proteins.&quot;,&quot;container-title&quot;:&quot;Journal of Integrative Plant Biology&quot;,&quot;DOI&quot;:&quot;https://doi.org/10.1111/jipb.12033&quot;,&quot;ISSN&quot;:&quot;1744-7909&quot;,&quot;issue&quot;:&quot;5&quot;,&quot;language&quot;:&quot;en&quot;,&quot;note&quot;:&quot;_eprint: https://onlinelibrary.wiley.com/doi/pdf/10.1111/jipb.12033&quot;,&quot;page&quot;:&quot;410-418&quot;,&quot;source&quot;:&quot;Wiley Online Library&quot;,&quot;title&quot;:&quot;Molecular Control of Flowering in Response to Day Length in Rice&quot;,&quot;volume&quot;:&quot;55&quot;,&quot;author&quot;:[{&quot;family&quot;:&quot;Brambilla&quot;,&quot;given&quot;:&quot;Vittoria&quot;},{&quot;family&quot;:&quot;Fornara&quot;,&quot;given&quot;:&quot;Fabio&quot;}],&quot;issued&quot;:{&quot;date-parts&quot;:[[&quot;2013&quot;]]}}},{&quot;id&quot;:440,&quot;uris&quot;:[&quot;http://zotero.org/users/local/hlrmlGwQ/items/5YQP8542&quot;],&quot;uri&quot;:[&quot;http://zotero.org/users/local/hlrmlGwQ/items/5YQP8542&quot;],&quot;itemData&quot;:{&quot;id&quot;:440,&quot;type&quot;:&quot;article-journal&quot;,&quot;abstract&quot;:&quot;Flowering time is of great significance for crop reproduction, yield, and regional adaptability, which is intricately regulated by various environmental cues and endogenous signals. Genetic approaches in Arabidopsis have revealed the elaborate underlying mechanisms of sensing the dynamic change of photoperiod via a coincidence between light signaling and circadian clock, the cellular time keeping system, to precisely control photoperiodic flowering time, and many other signaling pathways including internal hormones and external temperature cues. Extensive studies in rice (Oryza sativa.), one of the short-day plants (SDP), have uncovered the multiple major genetic components in regulating heading date, and revealed the underlying mechanisms for regulating heading date. Here we summarize the current progresses on the molecular basis for rice heading date control, especially focusing on the integration mechanism between photoperiod and circadian clock, and epigenetic regulation and heading procedures in response to abiotic stresses.&quot;,&quot;container-title&quot;:&quot;aBIOTECH&quot;,&quot;DOI&quot;:&quot;10.1007/s42994-020-00019-w&quot;,&quot;ISSN&quot;:&quot;2662-1738&quot;,&quot;issue&quot;:&quot;4&quot;,&quot;journalAbbreviation&quot;:&quot;aBIOTECH&quot;,&quot;language&quot;:&quot;en&quot;,&quot;page&quot;:&quot;219-232&quot;,&quot;source&quot;:&quot;Springer Link&quot;,&quot;title&quot;:&quot;Molecular basis of heading date control in rice&quot;,&quot;volume&quot;:&quot;1&quot;,&quot;author&quot;:[{&quot;family&quot;:&quot;Wei&quot;,&quot;given&quot;:&quot;Hua&quot;},{&quot;family&quot;:&quot;Wang&quot;,&quot;given&quot;:&quot;Xiling&quot;},{&quot;family&quot;:&quot;Xu&quot;,&quot;given&quot;:&quot;Hang&quot;},{&quot;family&quot;:&quot;Wang&quot;,&quot;given&quot;:&quot;Lei&quot;}],&quot;issued&quot;:{&quot;date-parts&quot;:[[&quot;2020&quot;,10,1]]}}}],&quot;schema&quot;:&quot;https://github.com/citation-style-language/schema/raw/master/csl-citation.json&quot;} RNDyRhmbrYH1Y"/>(Brambilla and Fornara 2013; Wei et al. 2020)<text:reference-mark-end text:name="ZOTERO_ITEM CSL_CITATION {&quot;citationID&quot;:&quot;o68orUHm&quot;,&quot;properties&quot;:{&quot;formattedCitation&quot;:&quot;(Brambilla and Fornara 2013; Wei et al. 2020)&quot;,&quot;plainCitation&quot;:&quot;(Brambilla and Fornara 2013; Wei et al. 2020)&quot;,&quot;noteIndex&quot;:0},&quot;citationItems&quot;:[{&quot;id&quot;:426,&quot;uris&quot;:[&quot;http://zotero.org/users/local/hlrmlGwQ/items/XUE4EU25&quot;],&quot;uri&quot;:[&quot;http://zotero.org/users/local/hlrmlGwQ/items/XUE4EU25&quot;],&quot;itemData&quot;:{&quot;id&quot;:426,&quot;type&quot;:&quot;article-journal&quot;,&quot;abstract&quot;:&quot;Fabio Fornara (Corresponding author) Flowering at the most appropriate times of the year requires careful monitoring of environmental conditions and correct integration of such information with an endogenous molecular network. Rice (Oryza sativa) is a facultative short day plant, and flowers quickly under short day lengths, as opposed to Arabidopsis thaliana whose flowering is accelerated by longer days. Despite these physiological differences, several genes controlling flowering in response to day length (or photoperiod) are conserved between rice and Arabidopsis, and the molecular mechanisms involved are similar. Inductive day lengths trigger expression of florigenic proteins in leaves that can move to the shoot apical meristem to induce reproductive development. As compared to Arabidopsis, rice also possesses unique factors that regulate expression of florigenic genes. Here, we discuss recent advances in understanding the molecular mechanisms involved in day length perception, production of florigenic signals, and molecular responses of the shoot apical meristem to florigenic proteins.&quot;,&quot;container-title&quot;:&quot;Journal of Integrative Plant Biology&quot;,&quot;DOI&quot;:&quot;https://doi.org/10.1111/jipb.12033&quot;,&quot;ISSN&quot;:&quot;1744-7909&quot;,&quot;issue&quot;:&quot;5&quot;,&quot;language&quot;:&quot;en&quot;,&quot;note&quot;:&quot;_eprint: https://onlinelibrary.wiley.com/doi/pdf/10.1111/jipb.12033&quot;,&quot;page&quot;:&quot;410-418&quot;,&quot;source&quot;:&quot;Wiley Online Library&quot;,&quot;title&quot;:&quot;Molecular Control of Flowering in Response to Day Length in Rice&quot;,&quot;volume&quot;:&quot;55&quot;,&quot;author&quot;:[{&quot;family&quot;:&quot;Brambilla&quot;,&quot;given&quot;:&quot;Vittoria&quot;},{&quot;family&quot;:&quot;Fornara&quot;,&quot;given&quot;:&quot;Fabio&quot;}],&quot;issued&quot;:{&quot;date-parts&quot;:[[&quot;2013&quot;]]}}},{&quot;id&quot;:440,&quot;uris&quot;:[&quot;http://zotero.org/users/local/hlrmlGwQ/items/5YQP8542&quot;],&quot;uri&quot;:[&quot;http://zotero.org/users/local/hlrmlGwQ/items/5YQP8542&quot;],&quot;itemData&quot;:{&quot;id&quot;:440,&quot;type&quot;:&quot;article-journal&quot;,&quot;abstract&quot;:&quot;Flowering time is of great significance for crop reproduction, yield, and regional adaptability, which is intricately regulated by various environmental cues and endogenous signals. Genetic approaches in Arabidopsis have revealed the elaborate underlying mechanisms of sensing the dynamic change of photoperiod via a coincidence between light signaling and circadian clock, the cellular time keeping system, to precisely control photoperiodic flowering time, and many other signaling pathways including internal hormones and external temperature cues. Extensive studies in rice (Oryza sativa.), one of the short-day plants (SDP), have uncovered the multiple major genetic components in regulating heading date, and revealed the underlying mechanisms for regulating heading date. Here we summarize the current progresses on the molecular basis for rice heading date control, especially focusing on the integration mechanism between photoperiod and circadian clock, and epigenetic regulation and heading procedures in response to abiotic stresses.&quot;,&quot;container-title&quot;:&quot;aBIOTECH&quot;,&quot;DOI&quot;:&quot;10.1007/s42994-020-00019-w&quot;,&quot;ISSN&quot;:&quot;2662-1738&quot;,&quot;issue&quot;:&quot;4&quot;,&quot;journalAbbreviation&quot;:&quot;aBIOTECH&quot;,&quot;language&quot;:&quot;en&quot;,&quot;page&quot;:&quot;219-232&quot;,&quot;source&quot;:&quot;Springer Link&quot;,&quot;title&quot;:&quot;Molecular basis of heading date control in rice&quot;,&quot;volume&quot;:&quot;1&quot;,&quot;author&quot;:[{&quot;family&quot;:&quot;Wei&quot;,&quot;given&quot;:&quot;Hua&quot;},{&quot;family&quot;:&quot;Wang&quot;,&quot;given&quot;:&quot;Xiling&quot;},{&quot;family&quot;:&quot;Xu&quot;,&quot;given&quot;:&quot;Hang&quot;},{&quot;family&quot;:&quot;Wang&quot;,&quot;given&quot;:&quot;Lei&quot;}],&quot;issued&quot;:{&quot;date-parts&quot;:[[&quot;2020&quot;,10,1]]}}}],&quot;schema&quot;:&quot;https://github.com/citation-style-language/schema/raw/master/csl-citation.json&quot;} RNDyRhmbrYH1Y"/>. </text:p>
      <text:p text:style-name="P1"><text:span text:style-name="T9"><text:tab/></text:span><text:span text:style-name="T19">Switchgrass (</text:span><text:span text:style-name="T15">Panicum virgatum</text:span><text:span text:style-name="T10">) is </text:span><text:span text:style-name="T11">considered to be a short day plant with reproductive development strongly linked the the day of the year. It is also</text:span><text:span text:style-name="T10"> an obligately outcrossing, warm-season perennial with wide environmental adaptation across the eastern half of North America, </text:span><text:span text:style-name="T11">and its photoperiodicity has been predicted to differ by plant latitude of origin </text:span><text:reference-mark-start text:name="ZOTERO_ITEM CSL_CITATION {&quot;citationID&quot;:&quot;9fesoGTt&quot;,&quot;properties&quot;:{&quot;formattedCitation&quot;:&quot;(Parrish and Fike 2005)&quot;,&quot;plainCitation&quot;:&quot;(Parrish and Fike 2005)&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schema&quot;:&quot;https://github.com/citation-style-language/schema/raw/master/csl-citation.json&quot;} RNDEN979MaSCA"/><text:span text:style-name="T11">(Parrish and Fike 2005)</text:span><text:reference-mark-end text:name="ZOTERO_ITEM CSL_CITATION {&quot;citationID&quot;:&quot;9fesoGTt&quot;,&quot;properties&quot;:{&quot;formattedCitation&quot;:&quot;(Parrish and Fike 2005)&quot;,&quot;plainCitation&quot;:&quot;(Parrish and Fike 2005)&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schema&quot;:&quot;https://github.com/citation-style-language/schema/raw/master/csl-citation.json&quot;} RNDEN979MaSCA"/><text:span text:style-name="T10">. </text:span><text:span text:style-name="T57">Ove</text:span><text:span text:style-name="T10">r the course of one season, switchgrass behaves as a determinate plant. It typically produces a single flush of tillers, which all become reproductive after a period of vegetative (leaf) development, and cease biomass accumulation upon completion of floral development </text:span><text:reference-mark-start text:name="ZOTERO_ITEM CSL_CITATION {&quot;citationID&quot;:&quot;sXdZXOPC&quot;,&quot;properties&quot;:{&quot;formattedCitation&quot;:&quot;(Esbroeck, Hussey, and Sanderson 2003)&quot;,&quot;plainCitation&quot;:&quot;(Esbroeck, Hussey, and Sanderson 2003)&quot;,&quot;noteIndex&quot;:0},&quot;citationItems&quot;:[{&quot;id&quot;:444,&quot;uris&quot;:[&quot;http://zotero.org/users/local/hlrmlGwQ/items/2Y87ILUV&quot;],&quot;uri&quot;:[&quot;http://zotero.org/users/local/hlrmlGwQ/items/2Y87ILUV&quot;],&quot;itemData&quot;:{&quot;id&quot;:444,&quot;type&quot;:&quot;article-journal&quot;,&quot;abstract&quot;:&quot;The length of the growing period for switchgrass (Panicum virgatum L.) can vary considerably across environments. For many species, phenotypic plasticity for length of the vegetative phase results from a photoperiod mediated transition from vegetative to reproductive development. The objective of this study was to determine the effects of photoperiod on tiller development on a northern (Cave-in-Rock) and southern (Alamo) switchgrass cultivar. Plants were removed from the field and grown in greenhouses during winter at natural (11.5–13 h) and extended (16 h; 12 h natural + 4 h light extension) photoperiods. Photoperiod extension was with 100 μmol m−2 s−1 of photosynthetic photon flux density. For Cave-in-Rock at a 16-h photoperiod, panicle emergence was delayed by 18 d (39% longer than at the 12-h photoperiod) and the duration of panicle exsertion was extended by 17 d (243% longer than at the 12-h photoperiod). The delay in panicle emergence for Cave-in-Rock was associated with an increase in the phyllochron, whereas the total number of leaves on a tiller was not affected. Extended photoperiod did not alter time to panicle emergence in Alamo; however, the duration of panicle exsertion was extended by 15 d (136%). A delay in development under long photoperiods in both cultivars suggested a facultative short-day response; however, photoperiod did not appear to affect the initiation of reproductive development but rather extended the period of panicle exsertion. Photoperiod has a large effect on growth and development of switchgrass cultivars affecting their forage or biomass production value. Forage production of switchgrass in short-day environments may be improved with cultivars that are less photoperiod sensitive.&quot;,&quot;container-title&quot;:&quot;Crop Science&quot;,&quot;DOI&quot;:&quot;https://doi.org/10.2135/cropsci2003.6390&quot;,&quot;ISSN&quot;:&quot;1435-0653&quot;,&quot;issue&quot;:&quot;2&quot;,&quot;language&quot;:&quot;en&quot;,&quot;note&quot;:&quot;_eprint: https://acsess.onlinelibrary.wiley.com/doi/pdf/10.2135/cropsci2003.6390&quot;,&quot;page&quot;:&quot;639-643&quot;,&quot;source&quot;:&quot;Wiley Online Library&quot;,&quot;title&quot;:&quot;Variation between Alamo and Cave-in-Rock Switchgrass in Response to Photoperiod Extension&quot;,&quot;volume&quot;:&quot;43&quot;,&quot;author&quot;:[{&quot;family&quot;:&quot;Esbroeck&quot;,&quot;given&quot;:&quot;G. A.&quot;,&quot;dropping-particle&quot;:&quot;van&quot;},{&quot;family&quot;:&quot;Hussey&quot;,&quot;given&quot;:&quot;M. A.&quot;},{&quot;family&quot;:&quot;Sanderson&quot;,&quot;given&quot;:&quot;M. A.&quot;}],&quot;issued&quot;:{&quot;date-parts&quot;:[[&quot;2003&quot;]]}}}],&quot;schema&quot;:&quot;https://github.com/citation-style-language/schema/raw/master/csl-citation.json&quot;} RNDVuKLCgBwFV"/><text:span text:style-name="T10">(</text:span><text:span text:style-name="T12">van </text:span><text:span text:style-name="T10">Esbroeck, Hussey, and Sanderson 2003)</text:span><text:reference-mark-end text:name="ZOTERO_ITEM CSL_CITATION {&quot;citationID&quot;:&quot;sXdZXOPC&quot;,&quot;properties&quot;:{&quot;formattedCitation&quot;:&quot;(Esbroeck, Hussey, and Sanderson 2003)&quot;,&quot;plainCitation&quot;:&quot;(Esbroeck, Hussey, and Sanderson 2003)&quot;,&quot;noteIndex&quot;:0},&quot;citationItems&quot;:[{&quot;id&quot;:444,&quot;uris&quot;:[&quot;http://zotero.org/users/local/hlrmlGwQ/items/2Y87ILUV&quot;],&quot;uri&quot;:[&quot;http://zotero.org/users/local/hlrmlGwQ/items/2Y87ILUV&quot;],&quot;itemData&quot;:{&quot;id&quot;:444,&quot;type&quot;:&quot;article-journal&quot;,&quot;abstract&quot;:&quot;The length of the growing period for switchgrass (Panicum virgatum L.) can vary considerably across environments. For many species, phenotypic plasticity for length of the vegetative phase results from a photoperiod mediated transition from vegetative to reproductive development. The objective of this study was to determine the effects of photoperiod on tiller development on a northern (Cave-in-Rock) and southern (Alamo) switchgrass cultivar. Plants were removed from the field and grown in greenhouses during winter at natural (11.5–13 h) and extended (16 h; 12 h natural + 4 h light extension) photoperiods. Photoperiod extension was with 100 μmol m−2 s−1 of photosynthetic photon flux density. For Cave-in-Rock at a 16-h photoperiod, panicle emergence was delayed by 18 d (39% longer than at the 12-h photoperiod) and the duration of panicle exsertion was extended by 17 d (243% longer than at the 12-h photoperiod). The delay in panicle emergence for Cave-in-Rock was associated with an increase in the phyllochron, whereas the total number of leaves on a tiller was not affected. Extended photoperiod did not alter time to panicle emergence in Alamo; however, the duration of panicle exsertion was extended by 15 d (136%). A delay in development under long photoperiods in both cultivars suggested a facultative short-day response; however, photoperiod did not appear to affect the initiation of reproductive development but rather extended the period of panicle exsertion. Photoperiod has a large effect on growth and development of switchgrass cultivars affecting their forage or biomass production value. Forage production of switchgrass in short-day environments may be improved with cultivars that are less photoperiod sensitive.&quot;,&quot;container-title&quot;:&quot;Crop Science&quot;,&quot;DOI&quot;:&quot;https://doi.org/10.2135/cropsci2003.6390&quot;,&quot;ISSN&quot;:&quot;1435-0653&quot;,&quot;issue&quot;:&quot;2&quot;,&quot;language&quot;:&quot;en&quot;,&quot;note&quot;:&quot;_eprint: https://acsess.onlinelibrary.wiley.com/doi/pdf/10.2135/cropsci2003.6390&quot;,&quot;page&quot;:&quot;639-643&quot;,&quot;source&quot;:&quot;Wiley Online Library&quot;,&quot;title&quot;:&quot;Variation between Alamo and Cave-in-Rock Switchgrass in Response to Photoperiod Extension&quot;,&quot;volume&quot;:&quot;43&quot;,&quot;author&quot;:[{&quot;family&quot;:&quot;Esbroeck&quot;,&quot;given&quot;:&quot;G. A.&quot;,&quot;dropping-particle&quot;:&quot;van&quot;},{&quot;family&quot;:&quot;Hussey&quot;,&quot;given&quot;:&quot;M. A.&quot;},{&quot;family&quot;:&quot;Sanderson&quot;,&quot;given&quot;:&quot;M. A.&quot;}],&quot;issued&quot;:{&quot;date-parts&quot;:[[&quot;2003&quot;]]}}}],&quot;schema&quot;:&quot;https://github.com/citation-style-language/schema/raw/master/csl-citation.json&quot;} RNDVuKLCgBwFV"/><text:span text:style-name="T10">. </text:span><text:span text:style-name="T57">The US Department of Energy named switchgrass a model herbaceous biofuel feedstock in 1992, and since then, cultivars have been bred that significantly outproduce ethanol relative to maize and other cellulosic feedstocks </text:span><text:reference-mark-start text:name="ZOTERO_ITEM CSL_CITATION {&quot;citationID&quot;:&quot;7qr8f7fC&quot;,&quot;properties&quot;:{&quot;formattedCitation&quot;:&quot;(McLaughlin et al., n.d.)&quot;,&quot;plainCitation&quot;:&quot;(McLaughlin et al., n.d.)&quot;,&quot;noteIndex&quot;:0},&quot;citationItems&quot;:[{&quot;id&quot;:456,&quot;uris&quot;:[&quot;http://zotero.org/users/local/hlrmlGwQ/items/Z6KTPE8Q&quot;],&quot;uri&quot;:[&quot;http://zotero.org/users/local/hlrmlGwQ/items/Z6KTPE8Q&quot;],&quot;itemData&quot;:{&quot;id&quot;:456,&quot;type&quot;:&quot;article-journal&quot;,&quot;language&quot;:&quot;en&quot;,&quot;page&quot;:&quot;18&quot;,&quot;source&quot;:&quot;Zotero&quot;,&quot;title&quot;:&quot;Developing Switchgrass as a Bioenergy Crop&quot;,&quot;author&quot;:[{&quot;family&quot;:&quot;McLaughlin&quot;,&quot;given&quot;:&quot;S&quot;},{&quot;family&quot;:&quot;Bouton&quot;,&quot;given&quot;:&quot;J&quot;},{&quot;family&quot;:&quot;Bransby&quot;,&quot;given&quot;:&quot;D&quot;},{&quot;family&quot;:&quot;Conger&quot;,&quot;given&quot;:&quot;B&quot;},{&quot;family&quot;:&quot;Ocumpaugh&quot;,&quot;given&quot;:&quot;W&quot;},{&quot;family&quot;:&quot;Parrish&quot;,&quot;given&quot;:&quot;D&quot;},{&quot;family&quot;:&quot;Taliaferro&quot;,&quot;given&quot;:&quot;C&quot;},{&quot;family&quot;:&quot;Vogel&quot;,&quot;given&quot;:&quot;K&quot;},{&quot;family&quot;:&quot;Wullschleger&quot;,&quot;given&quot;:&quot;S&quot;}]}}],&quot;schema&quot;:&quot;https://github.com/citation-style-language/schema/raw/master/csl-citation.json&quot;} RNDshOC3UunuG"/><text:span text:style-name="T57">(McLaughlin et al., </text:span><text:span text:style-name="T61">1999</text:span><text:span text:style-name="T57">)</text:span><text:reference-mark-end text:name="ZOTERO_ITEM CSL_CITATION {&quot;citationID&quot;:&quot;7qr8f7fC&quot;,&quot;properties&quot;:{&quot;formattedCitation&quot;:&quot;(McLaughlin et al., n.d.)&quot;,&quot;plainCitation&quot;:&quot;(McLaughlin et al., n.d.)&quot;,&quot;noteIndex&quot;:0},&quot;citationItems&quot;:[{&quot;id&quot;:456,&quot;uris&quot;:[&quot;http://zotero.org/users/local/hlrmlGwQ/items/Z6KTPE8Q&quot;],&quot;uri&quot;:[&quot;http://zotero.org/users/local/hlrmlGwQ/items/Z6KTPE8Q&quot;],&quot;itemData&quot;:{&quot;id&quot;:456,&quot;type&quot;:&quot;article-journal&quot;,&quot;language&quot;:&quot;en&quot;,&quot;page&quot;:&quot;18&quot;,&quot;source&quot;:&quot;Zotero&quot;,&quot;title&quot;:&quot;Developing Switchgrass as a Bioenergy Crop&quot;,&quot;author&quot;:[{&quot;family&quot;:&quot;McLaughlin&quot;,&quot;given&quot;:&quot;S&quot;},{&quot;family&quot;:&quot;Bouton&quot;,&quot;given&quot;:&quot;J&quot;},{&quot;family&quot;:&quot;Bransby&quot;,&quot;given&quot;:&quot;D&quot;},{&quot;family&quot;:&quot;Conger&quot;,&quot;given&quot;:&quot;B&quot;},{&quot;family&quot;:&quot;Ocumpaugh&quot;,&quot;given&quot;:&quot;W&quot;},{&quot;family&quot;:&quot;Parrish&quot;,&quot;given&quot;:&quot;D&quot;},{&quot;family&quot;:&quot;Taliaferro&quot;,&quot;given&quot;:&quot;C&quot;},{&quot;family&quot;:&quot;Vogel&quot;,&quot;given&quot;:&quot;K&quot;},{&quot;family&quot;:&quot;Wullschleger&quot;,&quot;given&quot;:&quot;S&quot;}]}}],&quot;schema&quot;:&quot;https://github.com/citation-style-language/schema/raw/master/csl-citation.json&quot;} RNDshOC3UunuG"/><text:span text:style-name="T57">. </text:span><text:span text:style-name="T58">However, s</text:span><text:span text:style-name="T57">witchgrass has substantial untapped genetic and morphological diversity, with tetraploid and octoploid individuals </text:span><text:reference-mark-start text:name="ZOTERO_ITEM CSL_CITATION {&quot;citationID&quot;:&quot;PhX8Aokh&quot;,&quot;properties&quot;:{&quot;formattedCitation&quot;:&quot;(Evans et al. 2018)&quot;,&quot;plainCitation&quot;:&quot;(Evans et al. 2018)&quot;,&quot;noteIndex&quot;:0},&quot;citationItems&quot;:[{&quot;id&quot;:457,&quot;uris&quot;:[&quot;http://zotero.org/users/local/hlrmlGwQ/items/LVJWJKDQ&quot;],&quot;uri&quot;:[&quot;http://zotero.org/users/local/hlrmlGwQ/items/LVJWJKDQ&quot;],&quot;itemData&quot;:{&quot;id&quot;:457,&quot;type&quot;:&quot;article-journal&quot;,&quot;abstract&quot;:&quot;Core Ideas This was the largest panel of switchgrass genetic diversity generated to date. The Gulf coast of the United States is the center of genetic diversity for switchgrass. There was a genetic bottleneck in upland switchgrass. Switchgrass (Panicum virgatum L.) is a perennial native North American grass present in two ecotypes: upland, found primarily in the northern range of switchgrass habitats, and lowland, found largely in the southern reaches of switchgrass habitats. Previous studies focused on a diversity panel of primarily northern switchgrass, so to expand our knowledge of genetic diversity in a broader set of North American switchgrass, exome capture sequence data were generated for 632 additional, primarily lowland individuals. In total, over 37 million single nucleotide polymorphisms (SNPs) were identified and a set of 1.9 million high-confidence SNPs were obtained from 1169 individuals from 140 populations (67 upland, 65 lowland, 8 admixed) were used in downstream analyses of genetic diversity and population structure. Seven separate population groups were identified with moderate genetic differentiation [mean fixation index (Fst) estimate of 0.06] between the lowland and the upland populations. Ecotype-specific and population-specific SNPs were identified for use in germplasm evaluations. Relative to rice (Oryza sativa L.), maize (Zea mays L.), soybean [Glycine max (L.) Merr.], and Medicago truncatula Gaertn., analyses of nucleotide diversity revealed a high degree of genetic diversity (0.0135) across all individuals, consistent with the outcrossing mode of reproduction and the polyploidy of switchgrass. This study supports the hypothesis that repeated glaciation events, ploidy barriers, and restricted gene flow caused by flowering time differences have resulted in distinct gene pools across ecotypes and geographic regions. These data provide a resource to associate alleles with traits of interest for forage, restoration, and biofuel feedstock efforts in switchgrass.&quot;,&quot;container-title&quot;:&quot;The Plant Genome&quot;,&quot;DOI&quot;:&quot;https://doi.org/10.3835/plantgenome2017.06.0055&quot;,&quot;ISSN&quot;:&quot;1940-3372&quot;,&quot;issue&quot;:&quot;1&quot;,&quot;language&quot;:&quot;en&quot;,&quot;note&quot;:&quot;_eprint: https://acsess.onlinelibrary.wiley.com/doi/pdf/10.3835/plantgenome2017.06.0055&quot;,&quot;page&quot;:&quot;170055&quot;,&quot;source&quot;:&quot;Wiley Online Library&quot;,&quot;title&quot;:&quot;Extensive Genetic Diversity is Present within North American Switchgrass Germplasm&quot;,&quot;volume&quot;:&quot;11&quot;,&quot;author&quot;:[{&quot;family&quot;:&quot;Evans&quot;,&quot;given&quot;:&quot;Joseph&quot;},{&quot;family&quot;:&quot;Sanciangco&quot;,&quot;given&quot;:&quot;Millicent D.&quot;},{&quot;family&quot;:&quot;Lau&quot;,&quot;given&quot;:&quot;Kin H.&quot;},{&quot;family&quot;:&quot;Crisovan&quot;,&quot;given&quot;:&quot;Emily&quot;},{&quot;family&quot;:&quot;Barry&quot;,&quot;given&quot;:&quot;Kerrie&quot;},{&quot;family&quot;:&quot;Daum&quot;,&quot;given&quot;:&quot;Chris&quot;},{&quot;family&quot;:&quot;Hundley&quot;,&quot;given&quot;:&quot;Hope&quot;},{&quot;family&quot;:&quot;Jenkins&quot;,&quot;given&quot;:&quot;Jerry&quot;},{&quot;family&quot;:&quot;Kennedy&quot;,&quot;given&quot;:&quot;Megan&quot;},{&quot;family&quot;:&quot;Kunde‐Ramamoorthy&quot;,&quot;given&quot;:&quot;Govindarajan&quot;},{&quot;family&quot;:&quot;Vaillancourt&quot;,&quot;given&quot;:&quot;Brieanne&quot;},{&quot;family&quot;:&quot;Acharya&quot;,&quot;given&quot;:&quot;Ananta&quot;},{&quot;family&quot;:&quot;Schmutz&quot;,&quot;given&quot;:&quot;Jeremy&quot;},{&quot;family&quot;:&quot;Saha&quot;,&quot;given&quot;:&quot;Malay&quot;},{&quot;family&quot;:&quot;Kaeppler&quot;,&quot;given&quot;:&quot;Shawn M.&quot;},{&quot;family&quot;:&quot;Brummer&quot;,&quot;given&quot;:&quot;E. Charles&quot;},{&quot;family&quot;:&quot;Casler&quot;,&quot;given&quot;:&quot;Michael D.&quot;},{&quot;family&quot;:&quot;Buell&quot;,&quot;given&quot;:&quot;C. Robin&quot;}],&quot;issued&quot;:{&quot;date-parts&quot;:[[&quot;2018&quot;]]}}}],&quot;schema&quot;:&quot;https://github.com/citation-style-language/schema/raw/master/csl-citation.json&quot;} RNDTUgHjIBtg2"/><text:span text:style-name="T57">(Evans et al. 2018)</text:span><text:reference-mark-end text:name="ZOTERO_ITEM CSL_CITATION {&quot;citationID&quot;:&quot;PhX8Aokh&quot;,&quot;properties&quot;:{&quot;formattedCitation&quot;:&quot;(Evans et al. 2018)&quot;,&quot;plainCitation&quot;:&quot;(Evans et al. 2018)&quot;,&quot;noteIndex&quot;:0},&quot;citationItems&quot;:[{&quot;id&quot;:457,&quot;uris&quot;:[&quot;http://zotero.org/users/local/hlrmlGwQ/items/LVJWJKDQ&quot;],&quot;uri&quot;:[&quot;http://zotero.org/users/local/hlrmlGwQ/items/LVJWJKDQ&quot;],&quot;itemData&quot;:{&quot;id&quot;:457,&quot;type&quot;:&quot;article-journal&quot;,&quot;abstract&quot;:&quot;Core Ideas This was the largest panel of switchgrass genetic diversity generated to date. The Gulf coast of the United States is the center of genetic diversity for switchgrass. There was a genetic bottleneck in upland switchgrass. Switchgrass (Panicum virgatum L.) is a perennial native North American grass present in two ecotypes: upland, found primarily in the northern range of switchgrass habitats, and lowland, found largely in the southern reaches of switchgrass habitats. Previous studies focused on a diversity panel of primarily northern switchgrass, so to expand our knowledge of genetic diversity in a broader set of North American switchgrass, exome capture sequence data were generated for 632 additional, primarily lowland individuals. In total, over 37 million single nucleotide polymorphisms (SNPs) were identified and a set of 1.9 million high-confidence SNPs were obtained from 1169 individuals from 140 populations (67 upland, 65 lowland, 8 admixed) were used in downstream analyses of genetic diversity and population structure. Seven separate population groups were identified with moderate genetic differentiation [mean fixation index (Fst) estimate of 0.06] between the lowland and the upland populations. Ecotype-specific and population-specific SNPs were identified for use in germplasm evaluations. Relative to rice (Oryza sativa L.), maize (Zea mays L.), soybean [Glycine max (L.) Merr.], and Medicago truncatula Gaertn., analyses of nucleotide diversity revealed a high degree of genetic diversity (0.0135) across all individuals, consistent with the outcrossing mode of reproduction and the polyploidy of switchgrass. This study supports the hypothesis that repeated glaciation events, ploidy barriers, and restricted gene flow caused by flowering time differences have resulted in distinct gene pools across ecotypes and geographic regions. These data provide a resource to associate alleles with traits of interest for forage, restoration, and biofuel feedstock efforts in switchgrass.&quot;,&quot;container-title&quot;:&quot;The Plant Genome&quot;,&quot;DOI&quot;:&quot;https://doi.org/10.3835/plantgenome2017.06.0055&quot;,&quot;ISSN&quot;:&quot;1940-3372&quot;,&quot;issue&quot;:&quot;1&quot;,&quot;language&quot;:&quot;en&quot;,&quot;note&quot;:&quot;_eprint: https://acsess.onlinelibrary.wiley.com/doi/pdf/10.3835/plantgenome2017.06.0055&quot;,&quot;page&quot;:&quot;170055&quot;,&quot;source&quot;:&quot;Wiley Online Library&quot;,&quot;title&quot;:&quot;Extensive Genetic Diversity is Present within North American Switchgrass Germplasm&quot;,&quot;volume&quot;:&quot;11&quot;,&quot;author&quot;:[{&quot;family&quot;:&quot;Evans&quot;,&quot;given&quot;:&quot;Joseph&quot;},{&quot;family&quot;:&quot;Sanciangco&quot;,&quot;given&quot;:&quot;Millicent D.&quot;},{&quot;family&quot;:&quot;Lau&quot;,&quot;given&quot;:&quot;Kin H.&quot;},{&quot;family&quot;:&quot;Crisovan&quot;,&quot;given&quot;:&quot;Emily&quot;},{&quot;family&quot;:&quot;Barry&quot;,&quot;given&quot;:&quot;Kerrie&quot;},{&quot;family&quot;:&quot;Daum&quot;,&quot;given&quot;:&quot;Chris&quot;},{&quot;family&quot;:&quot;Hundley&quot;,&quot;given&quot;:&quot;Hope&quot;},{&quot;family&quot;:&quot;Jenkins&quot;,&quot;given&quot;:&quot;Jerry&quot;},{&quot;family&quot;:&quot;Kennedy&quot;,&quot;given&quot;:&quot;Megan&quot;},{&quot;family&quot;:&quot;Kunde‐Ramamoorthy&quot;,&quot;given&quot;:&quot;Govindarajan&quot;},{&quot;family&quot;:&quot;Vaillancourt&quot;,&quot;given&quot;:&quot;Brieanne&quot;},{&quot;family&quot;:&quot;Acharya&quot;,&quot;given&quot;:&quot;Ananta&quot;},{&quot;family&quot;:&quot;Schmutz&quot;,&quot;given&quot;:&quot;Jeremy&quot;},{&quot;family&quot;:&quot;Saha&quot;,&quot;given&quot;:&quot;Malay&quot;},{&quot;family&quot;:&quot;Kaeppler&quot;,&quot;given&quot;:&quot;Shawn M.&quot;},{&quot;family&quot;:&quot;Brummer&quot;,&quot;given&quot;:&quot;E. Charles&quot;},{&quot;family&quot;:&quot;Casler&quot;,&quot;given&quot;:&quot;Michael D.&quot;},{&quot;family&quot;:&quot;Buell&quot;,&quot;given&quot;:&quot;C. Robin&quot;}],&quot;issued&quot;:{&quot;date-parts&quot;:[[&quot;2018&quot;]]}}}],&quot;schema&quot;:&quot;https://github.com/citation-style-language/schema/raw/master/csl-citation.json&quot;} RNDTUgHjIBtg2"/><text:span text:style-name="T57">, phenotypically distinct ‘upland’ and ‘lowland’ ecotypes, and three geographically distinct, deeply diverged genetic subpopulations within tetraploid individuals </text:span><text:reference-mark-start text:name="ZOTERO_ITEM CSL_CITATION {&quot;citationID&quot;:&quot;oYpR084m&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NaYmVwfKF"/><text:span text:style-name="T57">(Lovell et al. 2021)</text:span><text:reference-mark-end text:name="ZOTERO_ITEM CSL_CITATION {&quot;citationID&quot;:&quot;oYpR084m&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NaYmVwfKF"/><text:span text:style-name="T57">. Upland individuals are smaller in stature than lowland individuals, and have divergent leaf and whole plant morphologies </text:span><text:reference-mark-start text:name="ZOTERO_ITEM CSL_CITATION {&quot;citationID&quot;:&quot;TV5l3oZL&quot;,&quot;properties&quot;:{&quot;formattedCitation&quot;:&quot;(Porter 1966; McMillan 1964; 1959; Lowry et al. 2015; M. D. Casler et al. 2004; Michael D. Casler et al. 2007)&quot;,&quot;plainCitation&quot;:&quot;(Porter 1966; McMillan 1964; 1959; Lowry et al. 2015; M. D. Casler et al. 2004; Michael D. Casler et al. 2007)&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81,&quot;uris&quot;:[&quot;http://zotero.org/users/local/hlrmlGwQ/items/3UER9EET&quot;],&quot;uri&quot;:[&quot;http://zotero.org/users/local/hlrmlGwQ/items/3UER9EET&quot;],&quot;itemData&quot;:{&quot;id&quot;:81,&quot;type&quot;:&quot;article-journal&quot;,&quot;container-title&quot;:&quot;American Journal of Botany&quot;,&quot;DOI&quot;:&quot;10.1002/j.1537-2197.1964.tb06743.x&quot;,&quot;ISSN&quot;:&quot;00029122&quot;,&quot;issue&quot;:&quot;10&quot;,&quot;journalAbbreviation&quot;:&quot;American Journal of Botany&quot;,&quot;language&quot;:&quot;en&quot;,&quot;page&quot;:&quot;1119-1128&quot;,&quot;source&quot;:&quot;DOI.org (Crossref)&quot;,&quot;title&quot;:&quot;ECOTYPIC DIFFERENTIATION WITHIN FOUR NORTH AMERICAN PRAIRIE GRASSES. I. MORPHOLOGICAL VARIATION WITHIN TRANSPLANTED COMMUNITY FRACTIONS&quot;,&quot;volume&quot;:&quot;51&quot;,&quot;author&quot;:[{&quot;family&quot;:&quot;McMillan&quot;,&quot;given&quot;:&quot;Calvin&quot;}],&quot;issued&quot;:{&quot;date-parts&quot;:[[&quot;1964&quot;,11]]}}},{&quot;id&quot;:78,&quot;uris&quot;:[&quot;http://zotero.org/users/local/hlrmlGwQ/items/3HWCUPWI&quot;],&quot;uri&quot;:[&quot;http://zotero.org/users/local/hlrmlGwQ/items/3HWCUPWI&quot;],&quot;itemData&quot;:{&quot;id&quot;:78,&quot;type&quot;:&quot;article-journal&quot;,&quot;container-title&quot;:&quot;Ecological Monographs&quot;,&quot;DOI&quot;:&quot;10.2307/1942132&quot;,&quot;ISSN&quot;:&quot;0012-9615, 1557-7015&quot;,&quot;issue&quot;:&quot;4&quot;,&quot;journalAbbreviation&quot;:&quot;Ecological Monographs&quot;,&quot;language&quot;:&quot;en&quot;,&quot;page&quot;:&quot;285-308&quot;,&quot;source&quot;:&quot;DOI.org (Crossref)&quot;,&quot;title&quot;:&quot;The Role of Ecotypic Variation in the Distribution of the Central Grassland of North America&quot;,&quot;volume&quot;:&quot;29&quot;,&quot;author&quot;:[{&quot;family&quot;:&quot;McMillan&quot;,&quot;given&quot;:&quot;Calvin&quot;}],&quot;issued&quot;:{&quot;date-parts&quot;:[[&quot;1959&quot;,10]]}}},{&quot;id&quot;:466,&quot;uris&quot;:[&quot;http://zotero.org/users/local/hlrmlGwQ/items/FNKBT39V&quot;],&quot;uri&quot;:[&quot;http://zotero.org/users/local/hlrmlGwQ/items/FNKBT39V&quot;],&quot;itemData&quot;:{&quot;id&quot;:466,&quot;type&quot;:&quot;article-journal&quot;,&quot;abstract&quot;:&quot;Genetic and genomic resources have recently been developed for the bioenergy crop switchgrass (Panicum virgatum). Despite these advances, little research has been focused on identifying genetic loci involved in natural variation of important bioenergy traits, including biomass. Quantitative trait locus (QTL) mapping is typically used to discover loci that contribute to trait variation. Once identified, QTLs can be used to improve agronomically important traits through marker-assisted selection. In this study, we conducted QTL mapping in Austin, TX, USA, with a full-sib mapping population derived from a cross between tetraploid clones of two major switchgrass cultivars (Alamo-A4 and Kanlow-K5). We observed significant among-genotype variation for the vast majority of growth, morphological, and phenological traits measured on the mapping population. Overall, we discovered 27 significant QTLs across 23 traits. QTLs for biomass production colocalized on linkage group 9b across years, as well as with a major biomass QTL discovered in another recent switchgrass QTL study. The experiment was conducted under a rainout shelter, which allowed us to examine the effects of differential irrigation on trait values. We found very minimal effects of the reduced watering treatment on traits, with no significant effect on biomass production. Overall, the results of our study set the stage for future crop improvement through marker-assisted selection breeding.&quot;,&quot;container-title&quot;:&quot;BioEnergy Research&quot;,&quot;DOI&quot;:&quot;10.1007/s12155-015-9629-7&quot;,&quot;ISSN&quot;:&quot;1939-1242&quot;,&quot;issue&quot;:&quot;4&quot;,&quot;journalAbbreviation&quot;:&quot;Bioenerg. Res.&quot;,&quot;language&quot;:&quot;en&quot;,&quot;page&quot;:&quot;1856-1867&quot;,&quot;source&quot;:&quot;Springer Link&quot;,&quot;title&quot;:&quot;QTLs for Biomass and Developmental Traits in Switchgrass (Panicum virgatum)&quot;,&quot;volume&quot;:&quot;8&quot;,&quot;author&quot;:[{&quot;family&quot;:&quot;Lowry&quot;,&quot;given&quot;:&quot;David B.&quot;},{&quot;family&quot;:&quot;Taylor&quot;,&quot;given&quot;:&quot;Samuel H.&quot;},{&quot;family&quot;:&quot;Bonnette&quot;,&quot;given&quot;:&quot;Jason&quot;},{&quot;family&quot;:&quot;Aspinwall&quot;,&quot;given&quot;:&quot;Michael J.&quot;},{&quot;family&quot;:&quot;Asmus&quot;,&quot;given&quot;:&quot;Ashley L.&quot;},{&quot;family&quot;:&quot;Keitt&quot;,&quot;given&quot;:&quot;Tim H.&quot;},{&quot;family&quot;:&quot;Tobias&quot;,&quot;given&quot;:&quot;Christian M.&quot;},{&quot;family&quot;:&quot;Juenger&quot;,&quot;given&quot;:&quot;Thomas E.&quot;}],&quot;issued&quot;:{&quot;date-parts&quot;:[[&quot;2015&quot;,12,1]]}}},{&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id&quot;:460,&quot;uris&quot;:[&quot;http://zotero.org/users/local/hlrmlGwQ/items/QNHDQU2I&quot;],&quot;uri&quot;:[&quot;http://zotero.org/users/local/hlrmlGwQ/items/QNHDQU2I&quot;],&quot;itemData&quot;:{&quot;id&quot;:460,&quot;type&quot;:&quot;article-journal&quot;,&quot;abstract&quot;:&quot;Switchgrass (Panicum virgatum L.) is a perennial grass native to the North American tallgrass prairie and broadly adapted to the central and eastern USA. Transfer of germplasm throughout this region creates the potential of contaminating local gene pools with genes that are not native to a locale. The objective of this study was to identify structural patterns and spatial variation for molecular markers of switchgrass populations from the northern and central USA. Forty-six prairie-remnant populations and 11 cultivars were analyzed for random amplified polymorphic DNA (RAPD) markers. Although there was significant population differentiation, little of this variation was associated with geographic regions. A small amount of population differentiation was associated with hardiness zones and ecoregions, suggesting that a recent proposal to use these two criteria for defining plant adaptation regions has merit for defining gene pools and seed-transfer zones of switchgrass. Cultivars of switchgrass cannot be differentiated from prairie-remnant populations in the northern and central USA on the basis of RAPD markers, indicating that they are still highly representative of natural germplasm. Seed sources of switchgrass can be moved considerable distance within hardiness zones and ecoregions without causing significant contamination, pollution, swamping, or erosion of local gene pools.&quot;,&quot;container-title&quot;:&quot;Crop Science&quot;,&quot;DOI&quot;:&quot;https://doi.org/10.2135/cropsci2006.12.0797&quot;,&quot;ISSN&quot;:&quot;1435-0653&quot;,&quot;issue&quot;:&quot;6&quot;,&quot;language&quot;:&quot;en&quot;,&quot;note&quot;:&quot;_eprint: https://acsess.onlinelibrary.wiley.com/doi/pdf/10.2135/cropsci2006.12.0797&quot;,&quot;page&quot;:&quot;2261-2273&quot;,&quot;source&quot;:&quot;Wiley Online Library&quot;,&quot;title&quot;:&quot;Genetic Diversity, Plant Adaptation Regions, and Gene Pools for Switchgrass&quot;,&quot;volume&quot;:&quot;47&quot;,&quot;author&quot;:[{&quot;family&quot;:&quot;Casler&quot;,&quot;given&quot;:&quot;Michael D.&quot;},{&quot;family&quot;:&quot;Stendal&quot;,&quot;given&quot;:&quot;Chad A.&quot;},{&quot;family&quot;:&quot;Kapich&quot;,&quot;given&quot;:&quot;Ludmila&quot;},{&quot;family&quot;:&quot;Vogel&quot;,&quot;given&quot;:&quot;Kenneth P.&quot;}],&quot;issued&quot;:{&quot;date-parts&quot;:[[&quot;2007&quot;]]}}}],&quot;schema&quot;:&quot;https://github.com/citation-style-language/schema/raw/master/csl-citation.json&quot;} RNDoJaDjR35kZ"/><text:span text:style-name="T57">(Porter 1966; McMillan 1964; 1959; Lowry et al. 2015; M. D. Casler et al. 2004; Michael D. Casler et al. 2007)</text:span><text:reference-mark-end text:name="ZOTERO_ITEM CSL_CITATION {&quot;citationID&quot;:&quot;TV5l3oZL&quot;,&quot;properties&quot;:{&quot;formattedCitation&quot;:&quot;(Porter 1966; McMillan 1964; 1959; Lowry et al. 2015; M. D. Casler et al. 2004; Michael D. Casler et al. 2007)&quot;,&quot;plainCitation&quot;:&quot;(Porter 1966; McMillan 1964; 1959; Lowry et al. 2015; M. D. Casler et al. 2004; Michael D. Casler et al. 2007)&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81,&quot;uris&quot;:[&quot;http://zotero.org/users/local/hlrmlGwQ/items/3UER9EET&quot;],&quot;uri&quot;:[&quot;http://zotero.org/users/local/hlrmlGwQ/items/3UER9EET&quot;],&quot;itemData&quot;:{&quot;id&quot;:81,&quot;type&quot;:&quot;article-journal&quot;,&quot;container-title&quot;:&quot;American Journal of Botany&quot;,&quot;DOI&quot;:&quot;10.1002/j.1537-2197.1964.tb06743.x&quot;,&quot;ISSN&quot;:&quot;00029122&quot;,&quot;issue&quot;:&quot;10&quot;,&quot;journalAbbreviation&quot;:&quot;American Journal of Botany&quot;,&quot;language&quot;:&quot;en&quot;,&quot;page&quot;:&quot;1119-1128&quot;,&quot;source&quot;:&quot;DOI.org (Crossref)&quot;,&quot;title&quot;:&quot;ECOTYPIC DIFFERENTIATION WITHIN FOUR NORTH AMERICAN PRAIRIE GRASSES. I. MORPHOLOGICAL VARIATION WITHIN TRANSPLANTED COMMUNITY FRACTIONS&quot;,&quot;volume&quot;:&quot;51&quot;,&quot;author&quot;:[{&quot;family&quot;:&quot;McMillan&quot;,&quot;given&quot;:&quot;Calvin&quot;}],&quot;issued&quot;:{&quot;date-parts&quot;:[[&quot;1964&quot;,11]]}}},{&quot;id&quot;:78,&quot;uris&quot;:[&quot;http://zotero.org/users/local/hlrmlGwQ/items/3HWCUPWI&quot;],&quot;uri&quot;:[&quot;http://zotero.org/users/local/hlrmlGwQ/items/3HWCUPWI&quot;],&quot;itemData&quot;:{&quot;id&quot;:78,&quot;type&quot;:&quot;article-journal&quot;,&quot;container-title&quot;:&quot;Ecological Monographs&quot;,&quot;DOI&quot;:&quot;10.2307/1942132&quot;,&quot;ISSN&quot;:&quot;0012-9615, 1557-7015&quot;,&quot;issue&quot;:&quot;4&quot;,&quot;journalAbbreviation&quot;:&quot;Ecological Monographs&quot;,&quot;language&quot;:&quot;en&quot;,&quot;page&quot;:&quot;285-308&quot;,&quot;source&quot;:&quot;DOI.org (Crossref)&quot;,&quot;title&quot;:&quot;The Role of Ecotypic Variation in the Distribution of the Central Grassland of North America&quot;,&quot;volume&quot;:&quot;29&quot;,&quot;author&quot;:[{&quot;family&quot;:&quot;McMillan&quot;,&quot;given&quot;:&quot;Calvin&quot;}],&quot;issued&quot;:{&quot;date-parts&quot;:[[&quot;1959&quot;,10]]}}},{&quot;id&quot;:466,&quot;uris&quot;:[&quot;http://zotero.org/users/local/hlrmlGwQ/items/FNKBT39V&quot;],&quot;uri&quot;:[&quot;http://zotero.org/users/local/hlrmlGwQ/items/FNKBT39V&quot;],&quot;itemData&quot;:{&quot;id&quot;:466,&quot;type&quot;:&quot;article-journal&quot;,&quot;abstract&quot;:&quot;Genetic and genomic resources have recently been developed for the bioenergy crop switchgrass (Panicum virgatum). Despite these advances, little research has been focused on identifying genetic loci involved in natural variation of important bioenergy traits, including biomass. Quantitative trait locus (QTL) mapping is typically used to discover loci that contribute to trait variation. Once identified, QTLs can be used to improve agronomically important traits through marker-assisted selection. In this study, we conducted QTL mapping in Austin, TX, USA, with a full-sib mapping population derived from a cross between tetraploid clones of two major switchgrass cultivars (Alamo-A4 and Kanlow-K5). We observed significant among-genotype variation for the vast majority of growth, morphological, and phenological traits measured on the mapping population. Overall, we discovered 27 significant QTLs across 23 traits. QTLs for biomass production colocalized on linkage group 9b across years, as well as with a major biomass QTL discovered in another recent switchgrass QTL study. The experiment was conducted under a rainout shelter, which allowed us to examine the effects of differential irrigation on trait values. We found very minimal effects of the reduced watering treatment on traits, with no significant effect on biomass production. Overall, the results of our study set the stage for future crop improvement through marker-assisted selection breeding.&quot;,&quot;container-title&quot;:&quot;BioEnergy Research&quot;,&quot;DOI&quot;:&quot;10.1007/s12155-015-9629-7&quot;,&quot;ISSN&quot;:&quot;1939-1242&quot;,&quot;issue&quot;:&quot;4&quot;,&quot;journalAbbreviation&quot;:&quot;Bioenerg. Res.&quot;,&quot;language&quot;:&quot;en&quot;,&quot;page&quot;:&quot;1856-1867&quot;,&quot;source&quot;:&quot;Springer Link&quot;,&quot;title&quot;:&quot;QTLs for Biomass and Developmental Traits in Switchgrass (Panicum virgatum)&quot;,&quot;volume&quot;:&quot;8&quot;,&quot;author&quot;:[{&quot;family&quot;:&quot;Lowry&quot;,&quot;given&quot;:&quot;David B.&quot;},{&quot;family&quot;:&quot;Taylor&quot;,&quot;given&quot;:&quot;Samuel H.&quot;},{&quot;family&quot;:&quot;Bonnette&quot;,&quot;given&quot;:&quot;Jason&quot;},{&quot;family&quot;:&quot;Aspinwall&quot;,&quot;given&quot;:&quot;Michael J.&quot;},{&quot;family&quot;:&quot;Asmus&quot;,&quot;given&quot;:&quot;Ashley L.&quot;},{&quot;family&quot;:&quot;Keitt&quot;,&quot;given&quot;:&quot;Tim H.&quot;},{&quot;family&quot;:&quot;Tobias&quot;,&quot;given&quot;:&quot;Christian M.&quot;},{&quot;family&quot;:&quot;Juenger&quot;,&quot;given&quot;:&quot;Thomas E.&quot;}],&quot;issued&quot;:{&quot;date-parts&quot;:[[&quot;2015&quot;,12,1]]}}},{&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id&quot;:460,&quot;uris&quot;:[&quot;http://zotero.org/users/local/hlrmlGwQ/items/QNHDQU2I&quot;],&quot;uri&quot;:[&quot;http://zotero.org/users/local/hlrmlGwQ/items/QNHDQU2I&quot;],&quot;itemData&quot;:{&quot;id&quot;:460,&quot;type&quot;:&quot;article-journal&quot;,&quot;abstract&quot;:&quot;Switchgrass (Panicum virgatum L.) is a perennial grass native to the North American tallgrass prairie and broadly adapted to the central and eastern USA. Transfer of germplasm throughout this region creates the potential of contaminating local gene pools with genes that are not native to a locale. The objective of this study was to identify structural patterns and spatial variation for molecular markers of switchgrass populations from the northern and central USA. Forty-six prairie-remnant populations and 11 cultivars were analyzed for random amplified polymorphic DNA (RAPD) markers. Although there was significant population differentiation, little of this variation was associated with geographic regions. A small amount of population differentiation was associated with hardiness zones and ecoregions, suggesting that a recent proposal to use these two criteria for defining plant adaptation regions has merit for defining gene pools and seed-transfer zones of switchgrass. Cultivars of switchgrass cannot be differentiated from prairie-remnant populations in the northern and central USA on the basis of RAPD markers, indicating that they are still highly representative of natural germplasm. Seed sources of switchgrass can be moved considerable distance within hardiness zones and ecoregions without causing significant contamination, pollution, swamping, or erosion of local gene pools.&quot;,&quot;container-title&quot;:&quot;Crop Science&quot;,&quot;DOI&quot;:&quot;https://doi.org/10.2135/cropsci2006.12.0797&quot;,&quot;ISSN&quot;:&quot;1435-0653&quot;,&quot;issue&quot;:&quot;6&quot;,&quot;language&quot;:&quot;en&quot;,&quot;note&quot;:&quot;_eprint: https://acsess.onlinelibrary.wiley.com/doi/pdf/10.2135/cropsci2006.12.0797&quot;,&quot;page&quot;:&quot;2261-2273&quot;,&quot;source&quot;:&quot;Wiley Online Library&quot;,&quot;title&quot;:&quot;Genetic Diversity, Plant Adaptation Regions, and Gene Pools for Switchgrass&quot;,&quot;volume&quot;:&quot;47&quot;,&quot;author&quot;:[{&quot;family&quot;:&quot;Casler&quot;,&quot;given&quot;:&quot;Michael D.&quot;},{&quot;family&quot;:&quot;Stendal&quot;,&quot;given&quot;:&quot;Chad A.&quot;},{&quot;family&quot;:&quot;Kapich&quot;,&quot;given&quot;:&quot;Ludmila&quot;},{&quot;family&quot;:&quot;Vogel&quot;,&quot;given&quot;:&quot;Kenneth P.&quot;}],&quot;issued&quot;:{&quot;date-parts&quot;:[[&quot;2007&quot;]]}}}],&quot;schema&quot;:&quot;https://github.com/citation-style-language/schema/raw/master/csl-citation.json&quot;} RNDoJaDjR35kZ"/><text:span text:style-name="T57">. </text:span><text:span text:style-name="T59">Flowering date has been mapped prior to the release of the switchgrass genome using </text:span><text:span text:style-name="T60">diversity panels of </text:span><text:span text:style-name="T59">upland individuals and </text:span><text:span text:style-name="T60">using</text:span><text:span text:style-name="T59"> upland by lowland crosses <text:s/></text:span><text:reference-mark-start text:name="ZOTERO_ITEM CSL_CITATION {&quot;citationID&quot;:&quot;QZZ9fDRh&quot;,&quot;properties&quot;:{&quot;formattedCitation&quot;:&quot;(Tornqvist et al. 2018; Grabowski et al. 2017; Taylor et al. 2018; Lowry et al. 2019)&quot;,&quot;plainCitation&quot;:&quot;(Tornqvist et al. 2018; Grabowski et al. 2017; Taylor et al. 2018; Lowry et al. 2019)&quot;,&quot;noteIndex&quot;:0},&quot;citationItems&quot;:[{&quot;id&quot;:407,&quot;uris&quot;:[&quot;http://zotero.org/users/local/hlrmlGwQ/items/94HPEM3E&quot;],&quot;uri&quot;:[&quot;http://zotero.org/users/local/hlrmlGwQ/items/94HPEM3E&quot;],&quot;itemData&quot;:{&quot;id&quot;:407,&quot;type&quot;:&quot;article-journal&quot;,&quot;abstract&quot;:&quot;Core Ideas Phenotypic data for two indicators of flowering time were assessed at two locations for two years. A genetic linkage map was created from a switchgrass pseudo-F2 population. Associations between phenotypic data and the linkage map were analyzed. Nine quantitative trait loci for flowering time were identified in the pseudo-F2 population. One significant quantitative trait locus was stably expressed in multiple environments. Flowering is an important developmental event in switchgrass (Panicum virgatum), as the time to complete the life cycle affects overall biomass accumulation. The objective of this study was to generate a linkage map using single nucleotide polymorphism (SNP) markers to identify quantitative trait loci (QTL) associated with flowering time. A pseudo-F2 population was created by crossing two siblings derived from an initial cross between the lowland population Ellsworth and the upland cultivar Summer. Heading and anthesis dates were collected for 2 yr at two locations: DeKalb, IL and Lafayette, IN. Nine QTL for flowering time were detected, two of which were heading-associated, four anthesis-associated, and three associated with both heading and anthesis. One QTL on linkage group (LG) 2a was detected for heading and anthesis in each location and year when environments were analyzed separately, and in a combined analysis across both locations and years. The effect on heading and anthesis of the QTL on LG 2a ranged from 4 to 13 and 5 to 9 d, respectively, depending on environment. Our findings validate QTL for switchgrass flowering time from previous research and identified additional QTL. Based on the switchgrass reference genome version 1.1, flowering time gene homologs reside near the LG 2a QTL and include PSEUDO RESPONSE REGULATOR 5, SUPPRESSOR OF FRIGIDA 4, and APETALA 1, respectively involved in the circadian clock, vernalization, and floral meristem identity. Markers linked to the QTL can be used to improve the efficiency of breeding switchgrass for delayed flowering to increase biomass yield.&quot;,&quot;container-title&quot;:&quot;The Plant Genome&quot;,&quot;DOI&quot;:&quot;https://doi.org/10.3835/plantgenome2017.10.0093&quot;,&quot;ISSN&quot;:&quot;1940-3372&quot;,&quot;issue&quot;:&quot;2&quot;,&quot;language&quot;:&quot;en&quot;,&quot;note&quot;:&quot;_eprint: https://acsess.onlinelibrary.wiley.com/doi/pdf/10.3835/plantgenome2017.10.0093&quot;,&quot;page&quot;:&quot;170093&quot;,&quot;source&quot;:&quot;Wiley Online Library&quot;,&quot;title&quot;:&quot;Quantitative Trait Locus Mapping for Flowering Time in a Lowland × Upland Switchgrass Pseudo-F2 Population&quot;,&quot;volume&quot;:&quot;11&quot;,&quot;author&quot;:[{&quot;family&quot;:&quot;Tornqvist&quot;,&quot;given&quot;:&quot;Carl-Erik&quot;},{&quot;family&quot;:&quot;Taylor&quot;,&quot;given&quot;:&quot;Megan&quot;},{&quot;family&quot;:&quot;Jiang&quot;,&quot;given&quot;:&quot;Yiwei&quot;},{&quot;family&quot;:&quot;Evans&quot;,&quot;given&quot;:&quot;Joseph&quot;},{&quot;family&quot;:&quot;Buell&quot;,&quot;given&quot;:&quot;C. Robin&quot;},{&quot;family&quot;:&quot;Kaeppler&quot;,&quot;given&quot;:&quot;Shawn M.&quot;},{&quot;family&quot;:&quot;Casler&quot;,&quot;given&quot;:&quot;Michael D.&quot;}],&quot;issued&quot;:{&quot;date-parts&quot;:[[&quot;2018&quot;]]}}},{&quot;id&quot;:402,&quot;uris&quot;:[&quot;http://zotero.org/users/local/hlrmlGwQ/items/LXNDL4E7&quot;],&quot;uri&quot;:[&quot;http://zotero.org/users/local/hlrmlGwQ/items/LXNDL4E7&quot;],&quot;itemData&quot;:{&quot;id&quot;:402,&quot;type&quot;:&quot;article-journal&quot;,&quot;abstract&quot;:&quot;Flowering time is a major determinant of biomass yield in switchgrass (Panicum virgatum), a perennial bioenergy crop, because later flowering allows for an extended period of vegetative growth and increased biomass production. A better understanding of the genetic regulation of flowering time in switchgrass will aid the development of switchgrass varieties with increased biomass yields, particularly at northern latitudes, where late-flowering but southern-adapted varieties have high winter mortality. We use genotypes derived from recently published exome-capture sequencing, which mitigates challenges related to the large, highly repetitive and polyploid switchgrass genome, to perform genome-wide association studies (GWAS) using flowering time data from a switchgrass association panel in an effort to characterize the genetic architecture and genes underlying flowering time regulation in switchgrass. We identify associations with flowering time at multiple loci, including in a homolog of FLOWERING LOCUS T and in a locus containing TIMELESS, a homolog of a key circadian regulator in animals. Our results suggest that flowering time variation in switchgrass is due to variation at many positions across the genome. The relationship of flowering time and geographic origin indicates likely roles for genes in the photoperiod and autonomous pathways in generating switchgrass flowering time variation.&quot;,&quot;container-title&quot;:&quot;The New Phytologist&quot;,&quot;DOI&quot;:&quot;10.1111/nph.14101&quot;,&quot;ISSN&quot;:&quot;1469-8137&quot;,&quot;issue&quot;:&quot;1&quot;,&quot;journalAbbreviation&quot;:&quot;New Phytol&quot;,&quot;language&quot;:&quot;eng&quot;,&quot;note&quot;:&quot;PMID: 27443672&quot;,&quot;page&quot;:&quot;154-169&quot;,&quot;source&quot;:&quot;PubMed&quot;,&quot;title&quot;:&quot;Genome-wide associations with flowering time in switchgrass using exome-capture sequencing data&quot;,&quot;volume&quot;:&quot;213&quot;,&quot;author&quot;:[{&quot;family&quot;:&quot;Grabowski&quot;,&quot;given&quot;:&quot;Paul P.&quot;},{&quot;family&quot;:&quot;Evans&quot;,&quot;given&quot;:&quot;Joseph&quot;},{&quot;family&quot;:&quot;Daum&quot;,&quot;given&quot;:&quot;Chris&quot;},{&quot;family&quot;:&quot;Deshpande&quot;,&quot;given&quot;:&quot;Shweta&quot;},{&quot;family&quot;:&quot;Barry&quot;,&quot;given&quot;:&quot;Kerrie W.&quot;},{&quot;family&quot;:&quot;Kennedy&quot;,&quot;given&quot;:&quot;Megan&quot;},{&quot;family&quot;:&quot;Ramstein&quot;,&quot;given&quot;:&quot;Guillaume&quot;},{&quot;family&quot;:&quot;Kaeppler&quot;,&quot;given&quot;:&quot;Shawn M.&quot;},{&quot;family&quot;:&quot;Buell&quot;,&quot;given&quot;:&quot;C. Robin&quot;},{&quot;family&quot;:&quot;Jiang&quot;,&quot;given&quot;:&quot;Yiwei&quot;},{&quot;family&quot;:&quot;Casler&quot;,&quot;given&quot;:&quot;Michael D.&quot;}],&quot;issued&quot;:{&quot;date-parts&quot;:[[&quot;2017&quot;,1]]}}},{&quot;id&quot;:405,&quot;uris&quot;:[&quot;http://zotero.org/users/local/hlrmlGwQ/items/43BLTSH9&quot;],&quot;uri&quot;:[&quot;http://zotero.org/users/local/hlrmlGwQ/items/43BLTSH9&quot;],&quot;itemData&quot;:{&quot;id&quot;:405,&quot;type&quot;:&quot;article-journal&quot;,&quot;abstract&quot;:&quot;Switchgrass (Panicum virgatum) is a native prairie grass and valuable bio-energy crop. The physiological change from juvenile to reproductive adult can draw important resources away from growth into producing reproductive structures, thereby limiting the growth potential of early flowering plants. Delaying the flowering of switchgrass is one approach by which to increase total biomass. The objective of this research was to identify genetic variants and candidate genes for controlling heading and anthesis in segregating switchgrass populations. Four pseudo- F2 populations (two pairs of reciprocal crosses) were developed from lowland (late flowering) and upland (early flowering) ecotypes, and heading and anthesis dates of these populations were collected in Lafayette, IN and DeKalb, IL in 2015 and 2016. Across two years, there was a 34- and 73-day difference in heading and a 52- and 75-day difference in anthesis at the Lafayette and DeKalb locations, respectively. A total of 37,901 single nucleotide polymorphisms obtained by exome capture sequencing of the populations were used in a genome-wide association study (GWAS) that identified five significant signals at three loci for heading and two loci for anthesis. Among them, a homolog of FLOWERING LOCUS T on chromosome 5b associated with heading date was identified at the Lafayette location across two years. A homolog of ARABIDOPSIS PSEUDO-RESPONSE REGULATOR 5, a light modulator in the circadian clock associated with heading date was detected on chromosome 8a across locations and years. These results demonstrate that genetic variants related to floral development could lend themselves to a long-term goal of developing late flowering varieties of switchgrass with high biomass yield.&quot;,&quot;container-title&quot;:&quot;Frontiers in Plant Science&quot;,&quot;DOI&quot;:&quot;10.3389/fpls.2018.01250&quot;,&quot;ISSN&quot;:&quot;1664-462X&quot;,&quot;journalAbbreviation&quot;:&quot;Front. Plant Sci.&quot;,&quot;language&quot;:&quot;English&quot;,&quot;note&quot;:&quot;publisher: Frontiers&quot;,&quot;source&quot;:&quot;Frontiers&quot;,&quot;title&quot;:&quot;Genome-Wide Association Study in Pseudo-F2 Populations of Switchgrass Identifies Genetic Loci Affecting Heading and Anthesis Dates&quot;,&quot;URL&quot;:&quot;https://www.frontiersin.org/articles/10.3389/fpls.2018.01250/full&quot;,&quot;volume&quot;:&quot;9&quot;,&quot;author&quot;:[{&quot;family&quot;:&quot;Taylor&quot;,&quot;given&quot;:&quot;Megan&quot;},{&quot;family&quot;:&quot;Tornqvist&quot;,&quot;given&quot;:&quot;Carl-Erik&quot;},{&quot;family&quot;:&quot;Zhao&quot;,&quot;given&quot;:&quot;Xiongwei&quot;},{&quot;family&quot;:&quot;Grabowski&quot;,&quot;given&quot;:&quot;Paul&quot;},{&quot;family&quot;:&quot;Doerge&quot;,&quot;given&quot;:&quot;Rebecca&quot;},{&quot;family&quot;:&quot;Ma&quot;,&quot;given&quot;:&quot;Jianxin&quot;},{&quot;family&quot;:&quot;Volenec&quot;,&quot;given&quot;:&quot;Jeffrey&quot;},{&quot;family&quot;:&quot;Evans&quot;,&quot;given&quot;:&quot;Joseph&quot;},{&quot;family&quot;:&quot;Ramstein&quot;,&quot;given&quot;:&quot;Guillaume P.&quot;},{&quot;family&quot;:&quot;Sanciangco&quot;,&quot;given&quot;:&quot;Millicent D.&quot;},{&quot;family&quot;:&quot;Buell&quot;,&quot;given&quot;:&quot;C. Robin&quot;},{&quot;family&quot;:&quot;Casler&quot;,&quot;given&quot;:&quot;Michael D.&quot;},{&quot;family&quot;:&quot;Jiang&quot;,&quot;given&quot;:&quot;Yiwei&quot;}],&quot;accessed&quot;:{&quot;date-parts&quot;:[[&quot;2021&quot;,2,3]]},&quot;issued&quot;:{&quot;date-parts&quot;:[[&quot;2018&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9TeIPHzO25"/>(Tornqvist et al. 2018; Grabowski et al. 2017; Taylor et al. 2018; Lowry et al. 2019)<text:reference-mark-end text:name="ZOTERO_ITEM CSL_CITATION {&quot;citationID&quot;:&quot;QZZ9fDRh&quot;,&quot;properties&quot;:{&quot;formattedCitation&quot;:&quot;(Tornqvist et al. 2018; Grabowski et al. 2017; Taylor et al. 2018; Lowry et al. 2019)&quot;,&quot;plainCitation&quot;:&quot;(Tornqvist et al. 2018; Grabowski et al. 2017; Taylor et al. 2018; Lowry et al. 2019)&quot;,&quot;noteIndex&quot;:0},&quot;citationItems&quot;:[{&quot;id&quot;:407,&quot;uris&quot;:[&quot;http://zotero.org/users/local/hlrmlGwQ/items/94HPEM3E&quot;],&quot;uri&quot;:[&quot;http://zotero.org/users/local/hlrmlGwQ/items/94HPEM3E&quot;],&quot;itemData&quot;:{&quot;id&quot;:407,&quot;type&quot;:&quot;article-journal&quot;,&quot;abstract&quot;:&quot;Core Ideas Phenotypic data for two indicators of flowering time were assessed at two locations for two years. A genetic linkage map was created from a switchgrass pseudo-F2 population. Associations between phenotypic data and the linkage map were analyzed. Nine quantitative trait loci for flowering time were identified in the pseudo-F2 population. One significant quantitative trait locus was stably expressed in multiple environments. Flowering is an important developmental event in switchgrass (Panicum virgatum), as the time to complete the life cycle affects overall biomass accumulation. The objective of this study was to generate a linkage map using single nucleotide polymorphism (SNP) markers to identify quantitative trait loci (QTL) associated with flowering time. A pseudo-F2 population was created by crossing two siblings derived from an initial cross between the lowland population Ellsworth and the upland cultivar Summer. Heading and anthesis dates were collected for 2 yr at two locations: DeKalb, IL and Lafayette, IN. Nine QTL for flowering time were detected, two of which were heading-associated, four anthesis-associated, and three associated with both heading and anthesis. One QTL on linkage group (LG) 2a was detected for heading and anthesis in each location and year when environments were analyzed separately, and in a combined analysis across both locations and years. The effect on heading and anthesis of the QTL on LG 2a ranged from 4 to 13 and 5 to 9 d, respectively, depending on environment. Our findings validate QTL for switchgrass flowering time from previous research and identified additional QTL. Based on the switchgrass reference genome version 1.1, flowering time gene homologs reside near the LG 2a QTL and include PSEUDO RESPONSE REGULATOR 5, SUPPRESSOR OF FRIGIDA 4, and APETALA 1, respectively involved in the circadian clock, vernalization, and floral meristem identity. Markers linked to the QTL can be used to improve the efficiency of breeding switchgrass for delayed flowering to increase biomass yield.&quot;,&quot;container-title&quot;:&quot;The Plant Genome&quot;,&quot;DOI&quot;:&quot;https://doi.org/10.3835/plantgenome2017.10.0093&quot;,&quot;ISSN&quot;:&quot;1940-3372&quot;,&quot;issue&quot;:&quot;2&quot;,&quot;language&quot;:&quot;en&quot;,&quot;note&quot;:&quot;_eprint: https://acsess.onlinelibrary.wiley.com/doi/pdf/10.3835/plantgenome2017.10.0093&quot;,&quot;page&quot;:&quot;170093&quot;,&quot;source&quot;:&quot;Wiley Online Library&quot;,&quot;title&quot;:&quot;Quantitative Trait Locus Mapping for Flowering Time in a Lowland × Upland Switchgrass Pseudo-F2 Population&quot;,&quot;volume&quot;:&quot;11&quot;,&quot;author&quot;:[{&quot;family&quot;:&quot;Tornqvist&quot;,&quot;given&quot;:&quot;Carl-Erik&quot;},{&quot;family&quot;:&quot;Taylor&quot;,&quot;given&quot;:&quot;Megan&quot;},{&quot;family&quot;:&quot;Jiang&quot;,&quot;given&quot;:&quot;Yiwei&quot;},{&quot;family&quot;:&quot;Evans&quot;,&quot;given&quot;:&quot;Joseph&quot;},{&quot;family&quot;:&quot;Buell&quot;,&quot;given&quot;:&quot;C. Robin&quot;},{&quot;family&quot;:&quot;Kaeppler&quot;,&quot;given&quot;:&quot;Shawn M.&quot;},{&quot;family&quot;:&quot;Casler&quot;,&quot;given&quot;:&quot;Michael D.&quot;}],&quot;issued&quot;:{&quot;date-parts&quot;:[[&quot;2018&quot;]]}}},{&quot;id&quot;:402,&quot;uris&quot;:[&quot;http://zotero.org/users/local/hlrmlGwQ/items/LXNDL4E7&quot;],&quot;uri&quot;:[&quot;http://zotero.org/users/local/hlrmlGwQ/items/LXNDL4E7&quot;],&quot;itemData&quot;:{&quot;id&quot;:402,&quot;type&quot;:&quot;article-journal&quot;,&quot;abstract&quot;:&quot;Flowering time is a major determinant of biomass yield in switchgrass (Panicum virgatum), a perennial bioenergy crop, because later flowering allows for an extended period of vegetative growth and increased biomass production. A better understanding of the genetic regulation of flowering time in switchgrass will aid the development of switchgrass varieties with increased biomass yields, particularly at northern latitudes, where late-flowering but southern-adapted varieties have high winter mortality. We use genotypes derived from recently published exome-capture sequencing, which mitigates challenges related to the large, highly repetitive and polyploid switchgrass genome, to perform genome-wide association studies (GWAS) using flowering time data from a switchgrass association panel in an effort to characterize the genetic architecture and genes underlying flowering time regulation in switchgrass. We identify associations with flowering time at multiple loci, including in a homolog of FLOWERING LOCUS T and in a locus containing TIMELESS, a homolog of a key circadian regulator in animals. Our results suggest that flowering time variation in switchgrass is due to variation at many positions across the genome. The relationship of flowering time and geographic origin indicates likely roles for genes in the photoperiod and autonomous pathways in generating switchgrass flowering time variation.&quot;,&quot;container-title&quot;:&quot;The New Phytologist&quot;,&quot;DOI&quot;:&quot;10.1111/nph.14101&quot;,&quot;ISSN&quot;:&quot;1469-8137&quot;,&quot;issue&quot;:&quot;1&quot;,&quot;journalAbbreviation&quot;:&quot;New Phytol&quot;,&quot;language&quot;:&quot;eng&quot;,&quot;note&quot;:&quot;PMID: 27443672&quot;,&quot;page&quot;:&quot;154-169&quot;,&quot;source&quot;:&quot;PubMed&quot;,&quot;title&quot;:&quot;Genome-wide associations with flowering time in switchgrass using exome-capture sequencing data&quot;,&quot;volume&quot;:&quot;213&quot;,&quot;author&quot;:[{&quot;family&quot;:&quot;Grabowski&quot;,&quot;given&quot;:&quot;Paul P.&quot;},{&quot;family&quot;:&quot;Evans&quot;,&quot;given&quot;:&quot;Joseph&quot;},{&quot;family&quot;:&quot;Daum&quot;,&quot;given&quot;:&quot;Chris&quot;},{&quot;family&quot;:&quot;Deshpande&quot;,&quot;given&quot;:&quot;Shweta&quot;},{&quot;family&quot;:&quot;Barry&quot;,&quot;given&quot;:&quot;Kerrie W.&quot;},{&quot;family&quot;:&quot;Kennedy&quot;,&quot;given&quot;:&quot;Megan&quot;},{&quot;family&quot;:&quot;Ramstein&quot;,&quot;given&quot;:&quot;Guillaume&quot;},{&quot;family&quot;:&quot;Kaeppler&quot;,&quot;given&quot;:&quot;Shawn M.&quot;},{&quot;family&quot;:&quot;Buell&quot;,&quot;given&quot;:&quot;C. Robin&quot;},{&quot;family&quot;:&quot;Jiang&quot;,&quot;given&quot;:&quot;Yiwei&quot;},{&quot;family&quot;:&quot;Casler&quot;,&quot;given&quot;:&quot;Michael D.&quot;}],&quot;issued&quot;:{&quot;date-parts&quot;:[[&quot;2017&quot;,1]]}}},{&quot;id&quot;:405,&quot;uris&quot;:[&quot;http://zotero.org/users/local/hlrmlGwQ/items/43BLTSH9&quot;],&quot;uri&quot;:[&quot;http://zotero.org/users/local/hlrmlGwQ/items/43BLTSH9&quot;],&quot;itemData&quot;:{&quot;id&quot;:405,&quot;type&quot;:&quot;article-journal&quot;,&quot;abstract&quot;:&quot;Switchgrass (Panicum virgatum) is a native prairie grass and valuable bio-energy crop. The physiological change from juvenile to reproductive adult can draw important resources away from growth into producing reproductive structures, thereby limiting the growth potential of early flowering plants. Delaying the flowering of switchgrass is one approach by which to increase total biomass. The objective of this research was to identify genetic variants and candidate genes for controlling heading and anthesis in segregating switchgrass populations. Four pseudo- F2 populations (two pairs of reciprocal crosses) were developed from lowland (late flowering) and upland (early flowering) ecotypes, and heading and anthesis dates of these populations were collected in Lafayette, IN and DeKalb, IL in 2015 and 2016. Across two years, there was a 34- and 73-day difference in heading and a 52- and 75-day difference in anthesis at the Lafayette and DeKalb locations, respectively. A total of 37,901 single nucleotide polymorphisms obtained by exome capture sequencing of the populations were used in a genome-wide association study (GWAS) that identified five significant signals at three loci for heading and two loci for anthesis. Among them, a homolog of FLOWERING LOCUS T on chromosome 5b associated with heading date was identified at the Lafayette location across two years. A homolog of ARABIDOPSIS PSEUDO-RESPONSE REGULATOR 5, a light modulator in the circadian clock associated with heading date was detected on chromosome 8a across locations and years. These results demonstrate that genetic variants related to floral development could lend themselves to a long-term goal of developing late flowering varieties of switchgrass with high biomass yield.&quot;,&quot;container-title&quot;:&quot;Frontiers in Plant Science&quot;,&quot;DOI&quot;:&quot;10.3389/fpls.2018.01250&quot;,&quot;ISSN&quot;:&quot;1664-462X&quot;,&quot;journalAbbreviation&quot;:&quot;Front. Plant Sci.&quot;,&quot;language&quot;:&quot;English&quot;,&quot;note&quot;:&quot;publisher: Frontiers&quot;,&quot;source&quot;:&quot;Frontiers&quot;,&quot;title&quot;:&quot;Genome-Wide Association Study in Pseudo-F2 Populations of Switchgrass Identifies Genetic Loci Affecting Heading and Anthesis Dates&quot;,&quot;URL&quot;:&quot;https://www.frontiersin.org/articles/10.3389/fpls.2018.01250/full&quot;,&quot;volume&quot;:&quot;9&quot;,&quot;author&quot;:[{&quot;family&quot;:&quot;Taylor&quot;,&quot;given&quot;:&quot;Megan&quot;},{&quot;family&quot;:&quot;Tornqvist&quot;,&quot;given&quot;:&quot;Carl-Erik&quot;},{&quot;family&quot;:&quot;Zhao&quot;,&quot;given&quot;:&quot;Xiongwei&quot;},{&quot;family&quot;:&quot;Grabowski&quot;,&quot;given&quot;:&quot;Paul&quot;},{&quot;family&quot;:&quot;Doerge&quot;,&quot;given&quot;:&quot;Rebecca&quot;},{&quot;family&quot;:&quot;Ma&quot;,&quot;given&quot;:&quot;Jianxin&quot;},{&quot;family&quot;:&quot;Volenec&quot;,&quot;given&quot;:&quot;Jeffrey&quot;},{&quot;family&quot;:&quot;Evans&quot;,&quot;given&quot;:&quot;Joseph&quot;},{&quot;family&quot;:&quot;Ramstein&quot;,&quot;given&quot;:&quot;Guillaume P.&quot;},{&quot;family&quot;:&quot;Sanciangco&quot;,&quot;given&quot;:&quot;Millicent D.&quot;},{&quot;family&quot;:&quot;Buell&quot;,&quot;given&quot;:&quot;C. Robin&quot;},{&quot;family&quot;:&quot;Casler&quot;,&quot;given&quot;:&quot;Michael D.&quot;},{&quot;family&quot;:&quot;Jiang&quot;,&quot;given&quot;:&quot;Yiwei&quot;}],&quot;accessed&quot;:{&quot;date-parts&quot;:[[&quot;2021&quot;,2,3]]},&quot;issued&quot;:{&quot;date-parts&quot;:[[&quot;2018&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9TeIPHzO25"/>, <text:span text:style-name="T62">as it has been broadly recognized that g</text:span><text:span text:style-name="T9">enetic differences in flowering date and photoperiod response across these genetic subpopulations will be an early point of exploitation in biomass crop breeding.</text:span></text:p>
      <text:p text:style-name="P34">Here, we grow and phenotype a diversity panel of hundreds of distinct switchgrass genotypes, clonal replicates of which were planted at eight common garden sites across 17 degrees of latitude. We <text:soft-page-break/>use this panel to interrogate environmental mechanisms controlling greenup and flowering using multivariate adaptive shrinkage (mash). We then use an outbred F2 cross between individuals from the most distinctive subpopulations for flowering response to dissect the genetics of flowering by environment interactions in these groups. <text:s/>Taken together, our results allow us to describe the environmental cues, genes, and alleles affecting flowering across multiple distinct switchgrass populations.</text:p>
      <text:p text:style-name="P9"/>
      <text:p text:style-name="P13">Materials and Methods</text:p>
      <text:p text:style-name="P13"/>
      <text:p text:style-name="P25"><text:span text:style-name="T3">Diversity panel and Single Nucleotide Polymorphism Dataset</text:span></text:p>
      <text:p text:style-name="P1"><text:tab/> In 2019, we grew and phenotyped a switchgrass diversity panel at eight common garden sites <text:span text:style-name="T86">also growing our outbred four-way mapping panel </text:span><text:reference-mark-start text:name="ZOTERO_ITEM CSL_CITATION {&quot;citationID&quot;:&quot;GHVWvgNj&quot;,&quot;properties&quot;:{&quot;formattedCitation&quot;:&quot;(Milano, Lowry, and Juenger 2016; Lowry et al. 2019)&quot;,&quot;plainCitation&quot;:&quot;(Milano, Lowry, and Juenger 2016; Lowry et al. 2019)&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MxUUdFPflz"/><text:span text:style-name="T86">(Milano, Lowry, and Juenger 2016; Lowry et al. 2019)</text:span><text:reference-mark-end text:name="ZOTERO_ITEM CSL_CITATION {&quot;citationID&quot;:&quot;GHVWvgNj&quot;,&quot;properties&quot;:{&quot;formattedCitation&quot;:&quot;(Milano, Lowry, and Juenger 2016; Lowry et al. 2019)&quot;,&quot;plainCitation&quot;:&quot;(Milano, Lowry, and Juenger 2016; Lowry et al. 2019)&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MxUUdFPflz"/>. The eight common gardens cover the majority of the latitudinal and climatic range of switchgrass and therefore capture the most comprehensive picture to date of genotype-specific environmental plasticity, or genotype-by-environment interactions, in this species. The diversity panel contained 134 sequenced, clonally propagated individuals from the Midwestern genetic subpopulation and 229 individuals from the Gulf <text:span text:style-name="T86">genetic </text:span>subpopulation <text:reference-mark-start text:name="ZOTERO_ITEM CSL_CITATION {&quot;citationID&quot;:&quot;VamJnC6G&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vYSyTOAq6A"/>(Lovell et al. 2021)<text:reference-mark-end text:name="ZOTERO_ITEM CSL_CITATION {&quot;citationID&quot;:&quot;VamJnC6G&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vYSyTOAq6A"/>. <text:span text:style-name="T80">To allow for the possibility that different subpopulations had different strengths of connection between </text:span><text:span text:style-name="T89">our</text:span><text:span text:style-name="T80"> phenotypes and genotypes </text:span><text:reference-mark-start text:name="ZOTERO_ITEM CSL_CITATION {&quot;citationID&quot;:&quot;P9uu62eu&quot;,&quot;properties&quot;:{&quot;formattedCitation&quot;:&quot;(Korte and Farlow 2013)&quot;,&quot;plainCitation&quot;:&quot;(Korte and Farlow 2013)&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yAPBF0kewp"/><text:span text:style-name="T80">(Korte and Farlow 2013)</text:span><text:reference-mark-end text:name="ZOTERO_ITEM CSL_CITATION {&quot;citationID&quot;:&quot;P9uu62eu&quot;,&quot;properties&quot;:{&quot;formattedCitation&quot;:&quot;(Korte and Farlow 2013)&quot;,&quot;plainCitation&quot;:&quot;(Korte and Farlow 2013)&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yAPBF0kewp"/><text:span text:style-name="T80">, we</text:span><text:span text:style-name="T88"> conducted three sets of genetic analyses: on the Gulf and Midwest subpopulations separately, </text:span><text:span text:style-name="T89">and</text:span><text:span text:style-name="T88"> on </text:span><text:span text:style-name="T89">both</text:span><text:span text:style-name="T88"> subpopulations together </text:span><text:span text:style-name="T89">(hereafter ‘Both’ subpopulations).</text:span><text:span text:style-name="T88"> </text:span>The four northernmost common gardens (hereafter ‘North’ gardens) were located within the natural range of the Midwestern genetic subpopulation, while the three Texas common gardens (hereafter ‘Texas’ gardens) were located within the natural range of the Gulf subpopulation, and the Oklahoma common garden was located near the natural range limits of both the Gulf and the Midwestern subpopulations. </text:p>
      <text:p text:style-name="P4"/>
      <text:p text:style-name="P3"><text:span text:style-name="T3">Panel collection, propagation, cultivation, and phenotyping </text:span></text:p>
      <text:p text:style-name="P1"><text:tab/>The formation of the diversity panel has been described previously <text:reference-mark-start text:name="ZOTERO_ITEM CSL_CITATION {&quot;citationID&quot;:&quot;llIOtGFw&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o2QhRfEw4D"/>(Lovell et al. 2021)<text:reference-mark-end text:name="ZOTERO_ITEM CSL_CITATION {&quot;citationID&quot;:&quot;llIOtGFw&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o2QhRfEw4D"/>. In brief, seeds, rhizomes, and clonal propagules from natural and common gardens were collected from 2015-2018, and propagated by clonal division from 2016 to 2018 with the aim of generating &gt; 10 clones per unique accession. Plants were grown in 1 gallon pots in the final propagation before transplanting to <text:soft-page-break/>the field. Planting at the ten field sites occurred in the spring of 2018 and followed the methods of <text:reference-mark-start text:name="ZOTERO_ITEM CSL_CITATION {&quot;citationID&quot;:&quot;LCZOi27s&quot;,&quot;properties&quot;:{&quot;formattedCitation&quot;:&quot;(Lowry et al. 2019)&quot;,&quot;plainCitation&quot;:&quot;(Lowry et al. 2019)&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BovgWVKr"/>(Lowry et al. 2019)<text:reference-mark-end text:name="ZOTERO_ITEM CSL_CITATION {&quot;citationID&quot;:&quot;LCZOi27s&quot;,&quot;properties&quot;:{&quot;formattedCitation&quot;:&quot;(Lowry et al. 2019)&quot;,&quot;plainCitation&quot;:&quot;(Lowry et al. 2019)&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BovgWVKr"/>, with the exception that the Blackwell cultivar was used instead of the Alamo cultivar at edge positions of the plot to control for edge effects. Plant above-ground biomass was removed in the spring of 2019 before spring tiller emergence. Plants without new growth from the crown by June 1<text:span text:style-name="T63">st</text:span>, 2019 were removed from the experiment and replaced with Blackwell cultivar plants in July or September 2019. <text:s/></text:p>
      <text:p text:style-name="P26"><text:tab/><text:span text:style-name="T86">In 2019, w</text:span>e scored plant greenup and flowering at these common gardens every two days. <text:span text:style-name="T76">Greenup </text:span><text:span text:style-name="T77">date </text:span><text:span text:style-name="T76">was the day of the year when 50% of the tillers from the crown o</text:span><text:span text:style-name="T78">f</text:span><text:span text:style-name="T76"> the plant </text:span><text:span text:style-name="T77">had </text:span><text:span text:style-name="T76">turned green. </text:span><text:span text:style-name="T77">Flowering date</text:span><text:span text:style-name="T76"> wa</text:span><text:span text:style-name="T77">s </text:span><text:span text:style-name="T76">the day of the year when 50% of the plant tillers had panicles undergoing anthesis.</text:span></text:p>
      <text:p text:style-name="P26"><text:span text:style-name="T76"/></text:p>
      <text:p text:style-name="P7"><text:span text:style-name="T3">Panel sequencing and ecotype classification</text:span></text:p>
      <text:p text:style-name="P1"><text:span text:style-name="T32"><text:tab/>The resequencing of the diversity panel has been described previously </text:span><text:reference-mark-start text:name="ZOTERO_ITEM CSL_CITATION {&quot;citationID&quot;:&quot;fXX4MYG1&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aozxbDoWO5"/><text:span text:style-name="T32">(Lovell et al. 2021)</text:span><text:reference-mark-end text:name="ZOTERO_ITEM CSL_CITATION {&quot;citationID&quot;:&quot;fXX4MYG1&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aozxbDoWO5"/><text:span text:style-name="T32">. Briefly, 789 diversity panel samples were resequenced at a median depth of 59x (range 20 – 140x). 363 samples were used for this analysis, after filtering for missing sequence or phenotype data, outlier heterozygousity scores, and collection site discrepancies, and choosing samples from the Midwest and Gulf genetic subpopulations from the remaining samples. The reads were mapped to the V5 assembly using bwa-mem </text:span><text:reference-mark-start text:name="ZOTERO_ITEM CSL_CITATION {&quot;citationID&quot;:&quot;PiAYZ6OF&quot;,&quot;properties&quot;:{&quot;formattedCitation&quot;:&quot;(H. Li and Durbin 2009)&quot;,&quot;plainCitation&quot;:&quot;(H. Li and Durbin 2009)&quot;,&quot;noteIndex&quot;:0},&quot;citationItems&quot;:[{&quot;id&quot;:474,&quot;uris&quot;:[&quot;http://zotero.org/users/local/hlrmlGwQ/items/G2CKIQBV&quot;],&quot;uri&quot;:[&quot;http://zotero.org/users/local/hlrmlGwQ/items/G2CKIQBV&quot;],&quot;itemData&quot;:{&quot;id&quot;:474,&quot;type&quot;:&quot;article-journal&quot;,&quot;abstract&quot;:&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10–20× faster than MAQ, while achieving similar accuracy. In addition, BWA outputs alignment in the new standard SAM (Sequence Alignment/Map) format. Variant calling and other downstream analyses after the alignment can be achieved with the open source SAMtools software package.Availability:http://maq.sourceforge.netContact:rd@sanger.ac.uk&quot;,&quot;container-title&quot;:&quot;Bioinformatics&quot;,&quot;DOI&quot;:&quot;10.1093/bioinformatics/btp324&quot;,&quot;ISSN&quot;:&quot;1367-4803&quot;,&quot;issue&quot;:&quot;14&quot;,&quot;journalAbbreviation&quot;:&quot;Bioinformatics&quot;,&quot;page&quot;:&quot;1754-1760&quot;,&quot;source&quot;:&quot;Silverchair&quot;,&quot;title&quot;:&quot;Fast and accurate short read alignment with Burrows–Wheeler transform&quot;,&quot;volume&quot;:&quot;25&quot;,&quot;author&quot;:[{&quot;family&quot;:&quot;Li&quot;,&quot;given&quot;:&quot;Heng&quot;},{&quot;family&quot;:&quot;Durbin&quot;,&quot;given&quot;:&quot;Richard&quot;}],&quot;issued&quot;:{&quot;date-parts&quot;:[[&quot;2009&quot;,7,15]]}}}],&quot;schema&quot;:&quot;https://github.com/citation-style-language/schema/raw/master/csl-citation.json&quot;} RNDVyKWftqEK7"/><text:span text:style-name="T32">(H. Li and Durbin 2009)</text:span><text:reference-mark-end text:name="ZOTERO_ITEM CSL_CITATION {&quot;citationID&quot;:&quot;PiAYZ6OF&quot;,&quot;properties&quot;:{&quot;formattedCitation&quot;:&quot;(H. Li and Durbin 2009)&quot;,&quot;plainCitation&quot;:&quot;(H. Li and Durbin 2009)&quot;,&quot;noteIndex&quot;:0},&quot;citationItems&quot;:[{&quot;id&quot;:474,&quot;uris&quot;:[&quot;http://zotero.org/users/local/hlrmlGwQ/items/G2CKIQBV&quot;],&quot;uri&quot;:[&quot;http://zotero.org/users/local/hlrmlGwQ/items/G2CKIQBV&quot;],&quot;itemData&quot;:{&quot;id&quot;:474,&quot;type&quot;:&quot;article-journal&quot;,&quot;abstract&quot;:&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10–20× faster than MAQ, while achieving similar accuracy. In addition, BWA outputs alignment in the new standard SAM (Sequence Alignment/Map) format. Variant calling and other downstream analyses after the alignment can be achieved with the open source SAMtools software package.Availability:http://maq.sourceforge.netContact:rd@sanger.ac.uk&quot;,&quot;container-title&quot;:&quot;Bioinformatics&quot;,&quot;DOI&quot;:&quot;10.1093/bioinformatics/btp324&quot;,&quot;ISSN&quot;:&quot;1367-4803&quot;,&quot;issue&quot;:&quot;14&quot;,&quot;journalAbbreviation&quot;:&quot;Bioinformatics&quot;,&quot;page&quot;:&quot;1754-1760&quot;,&quot;source&quot;:&quot;Silverchair&quot;,&quot;title&quot;:&quot;Fast and accurate short read alignment with Burrows–Wheeler transform&quot;,&quot;volume&quot;:&quot;25&quot;,&quot;author&quot;:[{&quot;family&quot;:&quot;Li&quot;,&quot;given&quot;:&quot;Heng&quot;},{&quot;family&quot;:&quot;Durbin&quot;,&quot;given&quot;:&quot;Richard&quot;}],&quot;issued&quot;:{&quot;date-parts&quot;:[[&quot;2009&quot;,7,15]]}}}],&quot;schema&quot;:&quot;https://github.com/citation-style-language/schema/raw/master/csl-citation.json&quot;} RNDVyKWftqEK7"/><text:span text:style-name="T32">, and SNPs were called using SAMtools mp</text:span><text:span text:style-name="T34">ileup </text:span><text:reference-mark-start text:name="ZOTERO_ITEM CSL_CITATION {&quot;citationID&quot;:&quot;c6CDv27S&quot;,&quot;properties&quot;:{&quot;formattedCitation&quot;:&quot;(H. Li et al. 2009)&quot;,&quot;plainCitation&quot;:&quot;(H. Li et al. 2009)&quot;,&quot;noteIndex&quot;:0},&quot;citationItems&quot;:[{&quot;id&quot;:471,&quot;uris&quot;:[&quot;http://zotero.org/users/local/hlrmlGwQ/items/Q2H6GCVM&quot;],&quot;uri&quot;:[&quot;http://zotero.org/users/local/hlrmlGwQ/items/Q2H6GCVM&quot;],&quot;itemData&quot;:{&quot;id&quot;:471,&quot;type&quot;:&quot;article-journal&quot;,&quot;abstract&quot;:&quot;Summary: The Sequence Alignment/Map (SAM) format is a generic alignment format for storing read alignments against reference sequences, supporting short and long reads (up to 128 Mbp) produced by different sequencing platforms. It is flexible in style, compact in size, efficient in random access and is the format in which alignments from the 1000 Genomes Project are released. SAMtools implements various utilities for post-processing alignments in the SAM format, such as indexing, variant caller and alignment viewer, and thus provides universal tools for processing read alignments.Availability:http://samtools.sourceforge.netContact:rd@sanger.ac.uk&quot;,&quot;container-title&quot;:&quot;Bioinformatics&quot;,&quot;DOI&quot;:&quot;10.1093/bioinformatics/btp352&quot;,&quot;ISSN&quot;:&quot;1367-4803&quot;,&quot;issue&quot;:&quot;16&quot;,&quot;journalAbbreviation&quot;:&quot;Bioinformatics&quot;,&quot;page&quot;:&quot;2078-2079&quot;,&quot;source&quot;:&quot;Silverchair&quot;,&quot;title&quot;:&quot;The Sequence Alignment/Map format and SAMtools&quot;,&quot;volume&quot;:&quot;25&quot;,&quot;author&quot;:[{&quot;family&quot;:&quot;Li&quot;,&quot;given&quot;:&quot;Heng&quot;},{&quot;family&quot;:&quot;Handsaker&quot;,&quot;given&quot;:&quot;Bob&quot;},{&quot;family&quot;:&quot;Wysoker&quot;,&quot;given&quot;:&quot;Alec&quot;},{&quot;family&quot;:&quot;Fennell&quot;,&quot;given&quot;:&quot;Tim&quot;},{&quot;family&quot;:&quot;Ruan&quot;,&quot;given&quot;:&quot;Jue&quot;},{&quot;family&quot;:&quot;Homer&quot;,&quot;given&quot;:&quot;Nils&quot;},{&quot;family&quot;:&quot;Marth&quot;,&quot;given&quot;:&quot;Gabor&quot;},{&quot;family&quot;:&quot;Abecasis&quot;,&quot;given&quot;:&quot;Goncalo&quot;},{&quot;family&quot;:&quot;Durbin&quot;,&quot;given&quot;:&quot;Richard&quot;},{&quot;literal&quot;:&quot;1000 Genome Project Data Processing Subgroup&quot;}],&quot;issued&quot;:{&quot;date-parts&quot;:[[&quot;2009&quot;,8,15]]}}}],&quot;schema&quot;:&quot;https://github.com/citation-style-language/schema/raw/master/csl-citation.json&quot;} RNDiQzNL8vjMw"/><text:span text:style-name="T34">(H. Li et al. 2009)</text:span><text:reference-mark-end text:name="ZOTERO_ITEM CSL_CITATION {&quot;citationID&quot;:&quot;c6CDv27S&quot;,&quot;properties&quot;:{&quot;formattedCitation&quot;:&quot;(H. Li et al. 2009)&quot;,&quot;plainCitation&quot;:&quot;(H. Li et al. 2009)&quot;,&quot;noteIndex&quot;:0},&quot;citationItems&quot;:[{&quot;id&quot;:471,&quot;uris&quot;:[&quot;http://zotero.org/users/local/hlrmlGwQ/items/Q2H6GCVM&quot;],&quot;uri&quot;:[&quot;http://zotero.org/users/local/hlrmlGwQ/items/Q2H6GCVM&quot;],&quot;itemData&quot;:{&quot;id&quot;:471,&quot;type&quot;:&quot;article-journal&quot;,&quot;abstract&quot;:&quot;Summary: The Sequence Alignment/Map (SAM) format is a generic alignment format for storing read alignments against reference sequences, supporting short and long reads (up to 128 Mbp) produced by different sequencing platforms. It is flexible in style, compact in size, efficient in random access and is the format in which alignments from the 1000 Genomes Project are released. SAMtools implements various utilities for post-processing alignments in the SAM format, such as indexing, variant caller and alignment viewer, and thus provides universal tools for processing read alignments.Availability:http://samtools.sourceforge.netContact:rd@sanger.ac.uk&quot;,&quot;container-title&quot;:&quot;Bioinformatics&quot;,&quot;DOI&quot;:&quot;10.1093/bioinformatics/btp352&quot;,&quot;ISSN&quot;:&quot;1367-4803&quot;,&quot;issue&quot;:&quot;16&quot;,&quot;journalAbbreviation&quot;:&quot;Bioinformatics&quot;,&quot;page&quot;:&quot;2078-2079&quot;,&quot;source&quot;:&quot;Silverchair&quot;,&quot;title&quot;:&quot;The Sequence Alignment/Map format and SAMtools&quot;,&quot;volume&quot;:&quot;25&quot;,&quot;author&quot;:[{&quot;family&quot;:&quot;Li&quot;,&quot;given&quot;:&quot;Heng&quot;},{&quot;family&quot;:&quot;Handsaker&quot;,&quot;given&quot;:&quot;Bob&quot;},{&quot;family&quot;:&quot;Wysoker&quot;,&quot;given&quot;:&quot;Alec&quot;},{&quot;family&quot;:&quot;Fennell&quot;,&quot;given&quot;:&quot;Tim&quot;},{&quot;family&quot;:&quot;Ruan&quot;,&quot;given&quot;:&quot;Jue&quot;},{&quot;family&quot;:&quot;Homer&quot;,&quot;given&quot;:&quot;Nils&quot;},{&quot;family&quot;:&quot;Marth&quot;,&quot;given&quot;:&quot;Gabor&quot;},{&quot;family&quot;:&quot;Abecasis&quot;,&quot;given&quot;:&quot;Goncalo&quot;},{&quot;family&quot;:&quot;Durbin&quot;,&quot;given&quot;:&quot;Richard&quot;},{&quot;literal&quot;:&quot;1000 Genome Project Data Processing Subgroup&quot;}],&quot;issued&quot;:{&quot;date-parts&quot;:[[&quot;2009&quot;,8,15]]}}}],&quot;schema&quot;:&quot;https://github.com/citation-style-language/schema/raw/master/csl-citation.json&quot;} RNDiQzNL8vjMw"/><text:span text:style-name="T32"> Varscan V2.4.</text:span><text:span text:style-name="T34">0 </text:span><text:reference-mark-start text:name="ZOTERO_ITEM CSL_CITATION {&quot;citationID&quot;:&quot;GErrLKaN&quot;,&quot;properties&quot;:{&quot;formattedCitation&quot;:&quot;(Koboldt et al. 2012)&quot;,&quot;plainCitation&quot;:&quot;(Koboldt et al. 2012)&quot;,&quot;noteIndex&quot;:0},&quot;citationItems&quot;:[{&quot;id&quot;:477,&quot;uris&quot;:[&quot;http://zotero.org/users/local/hlrmlGwQ/items/24RCSRRN&quot;],&quot;uri&quot;:[&quot;http://zotero.org/users/local/hlrmlGwQ/items/24RCSRRN&quot;],&quot;itemData&quot;:{&quot;id&quot;:477,&quot;type&quot;:&quot;article-journal&quot;,&quot;abstract&quot;:&quot;Cancer is a disease driven by genetic variation and mutation. Exome sequencing can be utilized for discovering these variants and mutations across hundreds of tumors. Here we present an analysis tool, VarScan 2, for the detection of somatic mutations and copy number alterations (CNAs) in exome data from tumor–normal pairs. Unlike most current approaches, our algorithm reads data from both samples simultaneously; a heuristic and statistical algorithm detects sequence variants and classifies them by somatic status (germline, somatic, or LOH); while a comparison of normalized read depth delineates relative copy number changes. We apply these methods to the analysis of exome sequence data from 151 high-grade ovarian tumors characterized as part of the Cancer Genome Atlas (TCGA). We validated some 7790 somatic coding mutations, achieving 93% sensitivity and 85% precision for single nucleotide variant (SNV) detection. Exome-based CNA analysis identified 29 large-scale alterations and 619 focal events per tumor on average. As in our previous analysis of these data, we observed frequent amplification of oncogenes (e.g., CCNE1, MYC) and deletion of tumor suppressors (NF1, PTEN, and CDKN2A). We searched for additional recurrent focal CNAs using the correlation matrix diagonal segmentation (CMDS) algorithm, which identified 424 significant events affecting 582 genes. Taken together, our results demonstrate the robust performance of VarScan 2 for somatic mutation and CNA detection and shed new light on the landscape of genetic alterations in ovarian cancer.&quot;,&quot;container-title&quot;:&quot;Genome Research&quot;,&quot;DOI&quot;:&quot;10.1101/gr.129684.111&quot;,&quot;ISSN&quot;:&quot;1088-9051, 1549-5469&quot;,&quot;issue&quot;:&quot;3&quot;,&quot;journalAbbreviation&quot;:&quot;Genome Res.&quot;,&quot;language&quot;:&quot;en&quot;,&quot;note&quot;:&quot;Company: Cold Spring Harbor Laboratory Press\nDistributor: Cold Spring Harbor Laboratory Press\nInstitution: Cold Spring Harbor Laboratory Press\nLabel: Cold Spring Harbor Laboratory Press\npublisher: Cold Spring Harbor Lab\nPMID: 22300766&quot;,&quot;page&quot;:&quot;568-576&quot;,&quot;source&quot;:&quot;genome.cshlp.org&quot;,&quot;title&quot;:&quot;VarScan 2: Somatic mutation and copy number alteration discovery in cancer by exome sequencing&quot;,&quot;title-short&quot;:&quot;VarScan 2&quot;,&quot;volume&quot;:&quot;22&quot;,&quot;author&quot;:[{&quot;family&quot;:&quot;Koboldt&quot;,&quot;given&quot;:&quot;Daniel C.&quot;},{&quot;family&quot;:&quot;Zhang&quot;,&quot;given&quot;:&quot;Qunyuan&quot;},{&quot;family&quot;:&quot;Larson&quot;,&quot;given&quot;:&quot;David E.&quot;},{&quot;family&quot;:&quot;Shen&quot;,&quot;given&quot;:&quot;Dong&quot;},{&quot;family&quot;:&quot;McLellan&quot;,&quot;given&quot;:&quot;Michael D.&quot;},{&quot;family&quot;:&quot;Lin&quot;,&quot;given&quot;:&quot;Ling&quot;},{&quot;family&quot;:&quot;Miller&quot;,&quot;given&quot;:&quot;Christopher A.&quot;},{&quot;family&quot;:&quot;Mardis&quot;,&quot;given&quot;:&quot;Elaine R.&quot;},{&quot;family&quot;:&quot;Ding&quot;,&quot;given&quot;:&quot;Li&quot;},{&quot;family&quot;:&quot;Wilson&quot;,&quot;given&quot;:&quot;Richard K.&quot;}],&quot;issued&quot;:{&quot;date-parts&quot;:[[&quot;2012&quot;,3,1]]}}}],&quot;schema&quot;:&quot;https://github.com/citation-style-language/schema/raw/master/csl-citation.json&quot;} RNDo6KG3D4qYv"/><text:span text:style-name="T34">(Koboldt et al. 2012)</text:span><text:reference-mark-end text:name="ZOTERO_ITEM CSL_CITATION {&quot;citationID&quot;:&quot;GErrLKaN&quot;,&quot;properties&quot;:{&quot;formattedCitation&quot;:&quot;(Koboldt et al. 2012)&quot;,&quot;plainCitation&quot;:&quot;(Koboldt et al. 2012)&quot;,&quot;noteIndex&quot;:0},&quot;citationItems&quot;:[{&quot;id&quot;:477,&quot;uris&quot;:[&quot;http://zotero.org/users/local/hlrmlGwQ/items/24RCSRRN&quot;],&quot;uri&quot;:[&quot;http://zotero.org/users/local/hlrmlGwQ/items/24RCSRRN&quot;],&quot;itemData&quot;:{&quot;id&quot;:477,&quot;type&quot;:&quot;article-journal&quot;,&quot;abstract&quot;:&quot;Cancer is a disease driven by genetic variation and mutation. Exome sequencing can be utilized for discovering these variants and mutations across hundreds of tumors. Here we present an analysis tool, VarScan 2, for the detection of somatic mutations and copy number alterations (CNAs) in exome data from tumor–normal pairs. Unlike most current approaches, our algorithm reads data from both samples simultaneously; a heuristic and statistical algorithm detects sequence variants and classifies them by somatic status (germline, somatic, or LOH); while a comparison of normalized read depth delineates relative copy number changes. We apply these methods to the analysis of exome sequence data from 151 high-grade ovarian tumors characterized as part of the Cancer Genome Atlas (TCGA). We validated some 7790 somatic coding mutations, achieving 93% sensitivity and 85% precision for single nucleotide variant (SNV) detection. Exome-based CNA analysis identified 29 large-scale alterations and 619 focal events per tumor on average. As in our previous analysis of these data, we observed frequent amplification of oncogenes (e.g., CCNE1, MYC) and deletion of tumor suppressors (NF1, PTEN, and CDKN2A). We searched for additional recurrent focal CNAs using the correlation matrix diagonal segmentation (CMDS) algorithm, which identified 424 significant events affecting 582 genes. Taken together, our results demonstrate the robust performance of VarScan 2 for somatic mutation and CNA detection and shed new light on the landscape of genetic alterations in ovarian cancer.&quot;,&quot;container-title&quot;:&quot;Genome Research&quot;,&quot;DOI&quot;:&quot;10.1101/gr.129684.111&quot;,&quot;ISSN&quot;:&quot;1088-9051, 1549-5469&quot;,&quot;issue&quot;:&quot;3&quot;,&quot;journalAbbreviation&quot;:&quot;Genome Res.&quot;,&quot;language&quot;:&quot;en&quot;,&quot;note&quot;:&quot;Company: Cold Spring Harbor Laboratory Press\nDistributor: Cold Spring Harbor Laboratory Press\nInstitution: Cold Spring Harbor Laboratory Press\nLabel: Cold Spring Harbor Laboratory Press\npublisher: Cold Spring Harbor Lab\nPMID: 22300766&quot;,&quot;page&quot;:&quot;568-576&quot;,&quot;source&quot;:&quot;genome.cshlp.org&quot;,&quot;title&quot;:&quot;VarScan 2: Somatic mutation and copy number alteration discovery in cancer by exome sequencing&quot;,&quot;title-short&quot;:&quot;VarScan 2&quot;,&quot;volume&quot;:&quot;22&quot;,&quot;author&quot;:[{&quot;family&quot;:&quot;Koboldt&quot;,&quot;given&quot;:&quot;Daniel C.&quot;},{&quot;family&quot;:&quot;Zhang&quot;,&quot;given&quot;:&quot;Qunyuan&quot;},{&quot;family&quot;:&quot;Larson&quot;,&quot;given&quot;:&quot;David E.&quot;},{&quot;family&quot;:&quot;Shen&quot;,&quot;given&quot;:&quot;Dong&quot;},{&quot;family&quot;:&quot;McLellan&quot;,&quot;given&quot;:&quot;Michael D.&quot;},{&quot;family&quot;:&quot;Lin&quot;,&quot;given&quot;:&quot;Ling&quot;},{&quot;family&quot;:&quot;Miller&quot;,&quot;given&quot;:&quot;Christopher A.&quot;},{&quot;family&quot;:&quot;Mardis&quot;,&quot;given&quot;:&quot;Elaine R.&quot;},{&quot;family&quot;:&quot;Ding&quot;,&quot;given&quot;:&quot;Li&quot;},{&quot;family&quot;:&quot;Wilson&quot;,&quot;given&quot;:&quot;Richard K.&quot;}],&quot;issued&quot;:{&quot;date-parts&quot;:[[&quot;2012&quot;,3,1]]}}}],&quot;schema&quot;:&quot;https://github.com/citation-style-language/schema/raw/master/csl-citation.json&quot;} RNDo6KG3D4qYv"/> <text:span text:style-name="T32">with a minimum coverage of eight and a minimum alternate allele count of four. Only SNPs with ≤ 20% missing data and minor allele frequencies &gt; 0.05 were retained, resulting in 8.8 </text:span><text:span text:style-name="T33">million SNPs retained for the Midwest subpopulation, 10.3 million SNPs retained for the Gulf subpopulation, and </text:span><text:span text:style-name="T32">12.3 million SNPs </text:span><text:span text:style-name="T33">retained for </text:span><text:span text:style-name="T34">b</text:span><text:span text:style-name="T33">oth subpopulations for subsequent analyses.</text:span></text:p>
      <text:p text:style-name="P28"/>
      <text:p text:style-name="P23">Narrow-sense heritability </text:p>
      <text:p text:style-name="P1"><text:span text:style-name="T80"><text:tab/>We determined narrow-sense heritabilities (h</text:span><text:span text:style-name="T64">2</text:span><text:span text:style-name="T80">) </text:span><text:span text:style-name="T81">for greenup date</text:span><text:span text:style-name="T87">s</text:span><text:span text:style-name="T81"> and flowering date</text:span><text:span text:style-name="T87">s at single gardens</text:span><text:span text:style-name="T80"> using genomic relationship matrices. </text:span><text:span text:style-name="T82">We used ASReml (VSN International) to conduct v</text:span>ariance component analysis, using genomic relationship matrices calculated using the van Raden method <text:reference-mark-start text:name="ZOTERO_ITEM CSL_CITATION {&quot;citationID&quot;:&quot;3b2pfqJj&quot;,&quot;properties&quot;:{&quot;formattedCitation&quot;:&quot;(VanRaden et al. 2009)&quot;,&quot;plainCitation&quot;:&quot;(VanRaden et al. 2009)&quot;,&quot;noteIndex&quot;:0},&quot;citationItems&quot;:[{&quot;id&quot;:484,&quot;uris&quot;:[&quot;http://zotero.org/users/local/hlrmlGwQ/items/Q8EMLHZL&quot;],&quot;uri&quot;:[&quot;http://zotero.org/users/local/hlrmlGwQ/items/Q8EMLHZL&quot;],&quot;itemData&quot;:{&quot;id&quot;:484,&quot;type&quot;:&quot;article-journal&quot;,&quot;abstract&quot;:&quot;Genetic progress will increase when breeders examine genotypes in addition to pedigrees and phenotypes. Genotypes for 38,416 markers and August 2003 genetic evaluations for 3,576 Holstein bulls born before 1999 were used to predict January 2008 daughter deviations for 1,759 bulls born from 1999 through 2002. Genotypes were generated using the Illumina BovineSNP50 BeadChip and DNA from semen contributed by US and Canadian artificial-insemination organizations to the Cooperative Dairy DNA Repository. Genomic predictions for 5 yield traits, 5 fitness traits, 16 conformation traits, and net merit were computed using a linear model with an assumed normal distribution for marker effects and also using a nonlinear model with a heavier tailed prior distribution to account for major genes. The official parent average from 2003 and a 2003 parent average computed from only the subset of genotyped ancestors were combined with genomic predictions using a selection index. Combined predictions were more accurate than official parent averages for all 27 traits. The coefficients of determination (R2) were 0.05 to 0.38 greater with nonlinear genomic predictions included compared with those from parent average alone. Linear genomic predictions had R2 values similar to those from nonlinear predictions but averaged just 0.01 lower. The greatest benefits of genomic prediction were for fat percentage because of a known gene with a large effect. The R2 values were converted to realized reliabilities by dividing by mean reliability of 2008 daughter deviations and then adding the difference between published and observed reliabilities of 2003 parent averages. When averaged across all traits, combined genomic predictions had realized reliabilities that were 23% greater than reliabilities of parent averages (50 vs. 27%), and gains in information were equivalent to 11 additional daughter records. Reliability increased more by doubling the number of bulls genotyped than the number of markers genotyped. Genomic prediction improves reliability by tracing the inheritance of genes even with small effects.&quot;,&quot;container-title&quot;:&quot;Journal of Dairy Science&quot;,&quot;DOI&quot;:&quot;10.3168/jds.2008-1514&quot;,&quot;ISSN&quot;:&quot;0022-0302&quot;,&quot;issue&quot;:&quot;1&quot;,&quot;journalAbbreviation&quot;:&quot;Journal of Dairy Science&quot;,&quot;language&quot;:&quot;en&quot;,&quot;page&quot;:&quot;16-24&quot;,&quot;source&quot;:&quot;ScienceDirect&quot;,&quot;title&quot;:&quot;Invited Review: Reliability of genomic predictions for North American Holstein bulls&quot;,&quot;title-short&quot;:&quot;Invited Review&quot;,&quot;volume&quot;:&quot;92&quot;,&quot;author&quot;:[{&quot;family&quot;:&quot;VanRaden&quot;,&quot;given&quot;:&quot;P. M.&quot;},{&quot;family&quot;:&quot;Van Tassell&quot;,&quot;given&quot;:&quot;C. P.&quot;},{&quot;family&quot;:&quot;Wiggans&quot;,&quot;given&quot;:&quot;G. R.&quot;},{&quot;family&quot;:&quot;Sonstegard&quot;,&quot;given&quot;:&quot;T. S.&quot;},{&quot;family&quot;:&quot;Schnabel&quot;,&quot;given&quot;:&quot;R. D.&quot;},{&quot;family&quot;:&quot;Taylor&quot;,&quot;given&quot;:&quot;J. F.&quot;},{&quot;family&quot;:&quot;Schenkel&quot;,&quot;given&quot;:&quot;F. S.&quot;}],&quot;issued&quot;:{&quot;date-parts&quot;:[[&quot;2009&quot;,1,1]]}}}],&quot;schema&quot;:&quot;https://github.com/citation-style-language/schema/raw/master/csl-citation.json&quot;} RND9y5AVO4hvP"/>(VanRaden et al. 2009)<text:reference-mark-end text:name="ZOTERO_ITEM CSL_CITATION {&quot;citationID&quot;:&quot;3b2pfqJj&quot;,&quot;properties&quot;:{&quot;formattedCitation&quot;:&quot;(VanRaden et al. 2009)&quot;,&quot;plainCitation&quot;:&quot;(VanRaden et al. 2009)&quot;,&quot;noteIndex&quot;:0},&quot;citationItems&quot;:[{&quot;id&quot;:484,&quot;uris&quot;:[&quot;http://zotero.org/users/local/hlrmlGwQ/items/Q8EMLHZL&quot;],&quot;uri&quot;:[&quot;http://zotero.org/users/local/hlrmlGwQ/items/Q8EMLHZL&quot;],&quot;itemData&quot;:{&quot;id&quot;:484,&quot;type&quot;:&quot;article-journal&quot;,&quot;abstract&quot;:&quot;Genetic progress will increase when breeders examine genotypes in addition to pedigrees and phenotypes. Genotypes for 38,416 markers and August 2003 genetic evaluations for 3,576 Holstein bulls born before 1999 were used to predict January 2008 daughter deviations for 1,759 bulls born from 1999 through 2002. Genotypes were generated using the Illumina BovineSNP50 BeadChip and DNA from semen contributed by US and Canadian artificial-insemination organizations to the Cooperative Dairy DNA Repository. Genomic predictions for 5 yield traits, 5 fitness traits, 16 conformation traits, and net merit were computed using a linear model with an assumed normal distribution for marker effects and also using a nonlinear model with a heavier tailed prior distribution to account for major genes. The official parent average from 2003 and a 2003 parent average computed from only the subset of genotyped ancestors were combined with genomic predictions using a selection index. Combined predictions were more accurate than official parent averages for all 27 traits. The coefficients of determination (R2) were 0.05 to 0.38 greater with nonlinear genomic predictions included compared with those from parent average alone. Linear genomic predictions had R2 values similar to those from nonlinear predictions but averaged just 0.01 lower. The greatest benefits of genomic prediction were for fat percentage because of a known gene with a large effect. The R2 values were converted to realized reliabilities by dividing by mean reliability of 2008 daughter deviations and then adding the difference between published and observed reliabilities of 2003 parent averages. When averaged across all traits, combined genomic predictions had realized reliabilities that were 23% greater than reliabilities of parent averages (50 vs. 27%), and gains in information were equivalent to 11 additional daughter records. Reliability increased more by doubling the number of bulls genotyped than the number of markers genotyped. Genomic prediction improves reliability by tracing the inheritance of genes even with small effects.&quot;,&quot;container-title&quot;:&quot;Journal of Dairy Science&quot;,&quot;DOI&quot;:&quot;10.3168/jds.2008-1514&quot;,&quot;ISSN&quot;:&quot;0022-0302&quot;,&quot;issue&quot;:&quot;1&quot;,&quot;journalAbbreviation&quot;:&quot;Journal of Dairy Science&quot;,&quot;language&quot;:&quot;en&quot;,&quot;page&quot;:&quot;16-24&quot;,&quot;source&quot;:&quot;ScienceDirect&quot;,&quot;title&quot;:&quot;Invited Review: Reliability of genomic predictions for North American Holstein bulls&quot;,&quot;title-short&quot;:&quot;Invited Review&quot;,&quot;volume&quot;:&quot;92&quot;,&quot;author&quot;:[{&quot;family&quot;:&quot;VanRaden&quot;,&quot;given&quot;:&quot;P. M.&quot;},{&quot;family&quot;:&quot;Van Tassell&quot;,&quot;given&quot;:&quot;C. P.&quot;},{&quot;family&quot;:&quot;Wiggans&quot;,&quot;given&quot;:&quot;G. R.&quot;},{&quot;family&quot;:&quot;Sonstegard&quot;,&quot;given&quot;:&quot;T. S.&quot;},{&quot;family&quot;:&quot;Schnabel&quot;,&quot;given&quot;:&quot;R. D.&quot;},{&quot;family&quot;:&quot;Taylor&quot;,&quot;given&quot;:&quot;J. F.&quot;},{&quot;family&quot;:&quot;Schenkel&quot;,&quot;given&quot;:&quot;F. S.&quot;}],&quot;issued&quot;:{&quot;date-parts&quot;:[[&quot;2009&quot;,1,1]]}}}],&quot;schema&quot;:&quot;https://github.com/citation-style-language/schema/raw/master/csl-citation.json&quot;} RND9y5AVO4hvP"/>. Genomic relationship matrices <text:span text:style-name="T90">w</text:span>ere calculated within each subpopulation <text:span text:style-name="T82">(Midwest and Gulf)</text:span> and for <text:span text:style-name="T82">both genetic subpopulations (Both)</text:span>. <text:span text:style-name="T82">To calculate narrow-sense heritability for single sites, we used mixed models of the form:</text:span></text:p>
      <text:p text:style-name="P30"><text:soft-page-break/>y<text:span text:style-name="T8"> = 1 +</text:span><text:span text:style-name="T6"> Zu</text:span><text:span text:style-name="T8"> + </text:span><text:span text:style-name="T6">e</text:span></text:p>
      <text:p text:style-name="P30"><text:span text:style-name="T8">Var(</text:span><text:span text:style-name="T6">u</text:span><text:span text:style-name="T8">) = </text:span><text:span text:style-name="T6">G</text:span><text:span text:style-name="T83">σ</text:span><text:span text:style-name="T71">u</text:span><text:span text:style-name="T65">2</text:span></text:p>
      <text:p text:style-name="P31"><text:span text:style-name="T8">Var(</text:span><text:span text:style-name="T6">e</text:span><text:span text:style-name="T8">) = </text:span><text:span text:style-name="T6">I</text:span><text:span text:style-name="T83">σ</text:span><text:span text:style-name="T71">e</text:span><text:span text:style-name="T65">2</text:span></text:p>
      <text:p text:style-name="P29"><text:span text:style-name="T8">in which the vector </text:span>y <text:span text:style-name="T8">represents the flowering date or greenup date values for that garden, Z is the design matrix for random effects, </text:span><text:span text:style-name="T6">u</text:span><text:span text:style-name="T38"> is the whole genome additive genetic effect, and e is the residual. Matrix G is the whole genomic relationship matrix, or kinship matrix, based on all SNPs </text:span><text:span text:style-name="T40">retained for subpopulation-specific analyses</text:span><text:span text:style-name="T38">. I is the rank-y identity matrix, in which </text:span><text:span text:style-name="T24">y </text:span><text:span text:style-name="T38">is equal to the number of flowering or greenup date values for that garden. </text:span><text:span text:style-name="T39">Phenotypic variance (</text:span><text:span text:style-name="T83">σ</text:span><text:span text:style-name="T74">p</text:span><text:span text:style-name="T66">2</text:span><text:span text:style-name="T52">) is </text:span><text:span text:style-name="T54">σ</text:span><text:span text:style-name="T72">u</text:span><text:span text:style-name="T66">2</text:span><text:span text:style-name="T51"> </text:span><text:span text:style-name="T52">+ </text:span><text:span text:style-name="T51"><text:s/></text:span><text:span text:style-name="T83">σ</text:span><text:span text:style-name="T72">e</text:span><text:span text:style-name="T66">2. </text:span><text:span text:style-name="T39">Narrow-sense heritability is then h</text:span><text:span text:style-name="T67">2</text:span><text:span text:style-name="T52"> = (</text:span><text:span text:style-name="T54">σ</text:span><text:span text:style-name="T72">u</text:span><text:span text:style-name="T66">2</text:span><text:span text:style-name="T51"> / <text:s/></text:span><text:span text:style-name="T54">σ</text:span><text:span text:style-name="T74">p</text:span><text:span text:style-name="T66">2</text:span><text:span text:style-name="T52">).</text:span></text:p>
      <text:p text:style-name="P6"><text:span text:style-name="T52"><text:tab/>These models were run for each of the eight gardens, and across all gardens by adding an additional environmental effect of site without an interaction term. <text:s/>This resulted in </text:span><text:span text:style-name="T53">54</text:span><text:span text:style-name="T52"> models: 3 sets of populations (the Gulf, Midwest, and Both subpopulations) for </text:span><text:span text:style-name="T53">9 garden sets (all eight gardens separately, and all eight gardens together) and two phenotypes (greenup date and flowering date).</text:span></text:p>
      <text:p text:style-name="P6"><text:span text:style-name="T52"/></text:p>
      <text:p text:style-name="P6"><text:span text:style-name="T3">Environmental functions for greenup and flowering</text:span></text:p>
      <text:p text:style-name="P1"><text:span text:style-name="T3"><text:tab/></text:span><text:span text:style-name="T24">Though we scored greenup and flowering as functions of Julian date, flowering is more likely cued by one or more environmental factors like temperature, rainfall, or daylength signals </text:span><text:reference-mark-start text:name="ZOTERO_ITEM CSL_CITATION {&quot;citationID&quot;:&quot;jK8XQtq2&quot;,&quot;properties&quot;:{&quot;formattedCitation&quot;:&quot;(Brachi et al. 2010; Hartman and Nippert 2013; Hartman, Nippert, and Springer 2012; Michael D. Casler 2012)&quot;,&quot;plainCitation&quot;:&quot;(Brachi et al. 2010; Hartman and Nippert 2013; Hartman, Nippert, and Springer 2012; Michael D. Casler 2012)&quot;,&quot;noteIndex&quot;:0},&quot;citationItems&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111,&quot;uris&quot;:[&quot;http://zotero.org/users/local/hlrmlGwQ/items/86WV8V2D&quot;],&quot;uri&quot;:[&quot;http://zotero.org/users/local/hlrmlGwQ/items/86WV8V2D&quot;],&quot;itemData&quot;:{&quot;id&quot;:111,&quot;type&quot;:&quot;article-journal&quot;,&quot;abstract&quot;:&quot;In the central Great Plains of North America, climate change predictions include increases in mean annual temperature of 1.5–5.5 °C by 2100. Ecosystem responses to increased temperatures are likely to be regulated by dominant plant species, such as the potential biofuel species Panicum virgatum (switchgrass) in the tallgrass prairie. To describe the potential physiological and whole-plant responses of this species to future changes in air temperatures, we used louvered open-sided chambers (louvered OSC; 1 9 1 m, adjustable height) to passively alter canopy temperature in native stands of P. virgatum growing in tallgrass prairie at varying topographic positions (upland/lowland). The altered temperature treatment decreased daily mean temperatures by 1 °C and maximum temperatures by 4 °C in May and June, lowered daytime stomatal conductance and transpiration, decreased tiller density, increased speciﬁc leaf area, and delayed ﬂowering. Among topographic contrasts, aboveground biomass, ﬂowering tiller density, and tiller weight were greater in lowland sites compared to upland sites, with no temperature treatment interactions. Differences in biomass production responded more to topography than the altered temperature treatment, as soil water status varied considerably between topographic positions. These results indicate that while water availability as a function of topography was a strong driver of plant biomass, many leaf-level physiological processes were responsive to the small decreases in daily mean and maximum temperature, irrespective of landscape position. The varying responses of leaf-level gas exchange and whole-plant growth of P. virgatum in native stands to altered air temperature or topographic position illustrate that accurately forecasting yields for P. virgatum in mixed communities will require greater integration of physiological responses to simulated climate change (increased temperature) and resource availability over natural environmental gradients (soil moisture).&quot;,&quot;container-title&quot;:&quot;GCB Bioenergy&quot;,&quot;DOI&quot;:&quot;10.1111/j.1757-1707.2012.01204.x&quot;,&quot;ISSN&quot;:&quot;17571693&quot;,&quot;issue&quot;:&quot;6&quot;,&quot;journalAbbreviation&quot;:&quot;GCB Bioenergy&quot;,&quot;language&quot;:&quot;en&quot;,&quot;page&quot;:&quot;683-692&quot;,&quot;source&quot;:&quot;DOI.org (Crossref)&quot;,&quot;title&quot;:&quot;Physiological and growth responses of switchgrass ( &lt;i&gt;Panicum virgatum&lt;/i&gt; L.) in native stands under passive air temperature manipulation&quot;,&quot;volume&quot;:&quot;5&quot;,&quot;author&quot;:[{&quot;family&quot;:&quot;Hartman&quot;,&quot;given&quot;:&quot;Jeffrey C.&quot;},{&quot;family&quot;:&quot;Nippert&quot;,&quot;given&quot;:&quot;Jesse B.&quot;}],&quot;issued&quot;:{&quot;date-parts&quot;:[[&quot;2013&quot;,11]]}}},{&quot;id&quot;:488,&quot;uris&quot;:[&quot;http://zotero.org/users/local/hlrmlGwQ/items/39TN4FS9&quot;],&quot;uri&quot;:[&quot;http://zotero.org/users/local/hlrmlGwQ/items/39TN4FS9&quot;],&quot;itemData&quot;:{&quot;id&quot;:488,&quot;type&quot;:&quot;article-journal&quot;,&quot;abstract&quot;:&quot;Anthropogenic climate change is projected to alter precipitation patterns, resulting in novel environments for plants. The responses of dominant plant species (e.g. Panicum virgatum L. (switchgrass)) to climate changes can drive broader ecosystem processes such as primary productivity. Using a rainfall mesocosm facility, three ecotypes of P. virgatum (collected from Kansas, Oklahoma and Texas, USA) were subjected to three precipitation regimes (average, –25%, +25%) to determine the physiological and growth responses to altered precipitation in a common garden setting. Results showed mean maximum photosynthetic rates, stomatal conductance, transpiration, midday water potential and dark-adapted chlorophyll fluorescence were lowest in the Kansas ecotypes. Increased precipitation treatments raised the mean midday water potentials and lowered water-use efficiency. Aboveground biomass responded positively to changes in precipitation, but flowering initiation was later and rates were lower for Texas ecotypes. In general, ecotype origin was a better predictor of differences in physiological responses and flowering, whereas the precipitation treatments had greater control over biomass production. Depending on the growth variable measured, these results show responses for P. virgatum are under varying ecotypic or environmental control with few interactions, suggesting that future predictions to climate change need not inherently consider localised adaptations in this economically important and widely distributed species.&quot;,&quot;container-title&quot;:&quot;Functional Plant Biology&quot;,&quot;DOI&quot;:&quot;10.1071/FP11229&quot;,&quot;ISSN&quot;:&quot;1445-4416&quot;,&quot;issue&quot;:&quot;2&quot;,&quot;journalAbbreviation&quot;:&quot;Functional Plant Biol.&quot;,&quot;language&quot;:&quot;en&quot;,&quot;note&quot;:&quot;publisher: CSIRO PUBLISHING&quot;,&quot;page&quot;:&quot;126-136&quot;,&quot;source&quot;:&quot;www.publish.csiro.au&quot;,&quot;title&quot;:&quot;Ecotypic responses of switchgrass to altered precipitation&quot;,&quot;volume&quot;:&quot;39&quot;,&quot;author&quot;:[{&quot;family&quot;:&quot;Hartman&quot;,&quot;given&quot;:&quot;Jeffrey C.&quot;},{&quot;family&quot;:&quot;Nippert&quot;,&quot;given&quot;:&quot;Jesse B.&quot;},{&quot;family&quot;:&quot;Springer&quot;,&quot;given&quot;:&quot;Clint J.&quot;}],&quot;issued&quot;:{&quot;date-parts&quot;:[[&quot;2012&quot;,3,8]]}}},{&quot;id&quot;:487,&quot;uris&quot;:[&quot;http://zotero.org/users/local/hlrmlGwQ/items/QRAL5QLY&quot;],&quot;uri&quot;:[&quot;http://zotero.org/users/local/hlrmlGwQ/items/QRAL5QLY&quot;],&quot;itemData&quot;:{&quot;id&quot;:487,&quot;type&quot;:&quot;chapter&quot;,&quot;abstract&quot;:&quot;Switchgrass was one of the dominant species of the North American tallgrass prairie and savanna ecosystems that once dominated a large portion of the continent. It is currently used for pasture, hay production, soil conservation, and biomass production for conversion to energy. Switchgrass was selected in 1992 as the herbaceous model species to develop dedicated cellulosic bioenergy crops. Breeding and genetics studies began on switchgrass in the 1950s, focused on utilization in livestock agriculture. Recent developments have rapidly increased the rate of gain for biomass yield, largely by increasing the focus and intensity of selection and improving the choice of germplasm and selection methods. Modern genomics tools are rapidly being incorporated into switchgrass breeding programs to increase the rate of gain for important agronomic and bioenergy traits, as well as to create new variability that can be captured in commercial cultivars.&quot;,&quot;collection-title&quot;:&quot;Green Energy and Technology&quot;,&quot;container-title&quot;:&quot;Switchgrass: A Valuable Biomass Crop for Energy&quot;,&quot;event-place&quot;:&quot;London&quot;,&quot;ISBN&quot;:&quot;978-1-4471-2903-5&quot;,&quot;language&quot;:&quot;en&quot;,&quot;note&quot;:&quot;DOI: 10.1007/978-1-4471-2903-5_2&quot;,&quot;page&quot;:&quot;29-53&quot;,&quot;publisher&quot;:&quot;Springer&quot;,&quot;publisher-place&quot;:&quot;London&quot;,&quot;source&quot;:&quot;Springer Link&quot;,&quot;title&quot;:&quot;Switchgrass Breeding, Genetics, and Genomics&quot;,&quot;URL&quot;:&quot;https://doi.org/10.1007/978-1-4471-2903-5_2&quot;,&quot;author&quot;:[{&quot;family&quot;:&quot;Casler&quot;,&quot;given&quot;:&quot;Michael D.&quot;}],&quot;editor&quot;:[{&quot;family&quot;:&quot;Monti&quot;,&quot;given&quot;:&quot;Andrea&quot;}],&quot;accessed&quot;:{&quot;date-parts&quot;:[[&quot;2021&quot;,2,3]]},&quot;issued&quot;:{&quot;date-parts&quot;:[[&quot;2012&quot;]]}}}],&quot;schema&quot;:&quot;https://github.com/citation-style-language/schema/raw/master/csl-citation.json&quot;} RNDZ5a7nRkTTJ"/><text:span text:style-name="T24">(Brachi et al. 2010; Hartman and Nippert 2013; Hartman, Nippert, and Springer 2012; Michael D. Casler 2012)</text:span><text:reference-mark-end text:name="ZOTERO_ITEM CSL_CITATION {&quot;citationID&quot;:&quot;jK8XQtq2&quot;,&quot;properties&quot;:{&quot;formattedCitation&quot;:&quot;(Brachi et al. 2010; Hartman and Nippert 2013; Hartman, Nippert, and Springer 2012; Michael D. Casler 2012)&quot;,&quot;plainCitation&quot;:&quot;(Brachi et al. 2010; Hartman and Nippert 2013; Hartman, Nippert, and Springer 2012; Michael D. Casler 2012)&quot;,&quot;noteIndex&quot;:0},&quot;citationItems&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111,&quot;uris&quot;:[&quot;http://zotero.org/users/local/hlrmlGwQ/items/86WV8V2D&quot;],&quot;uri&quot;:[&quot;http://zotero.org/users/local/hlrmlGwQ/items/86WV8V2D&quot;],&quot;itemData&quot;:{&quot;id&quot;:111,&quot;type&quot;:&quot;article-journal&quot;,&quot;abstract&quot;:&quot;In the central Great Plains of North America, climate change predictions include increases in mean annual temperature of 1.5–5.5 °C by 2100. Ecosystem responses to increased temperatures are likely to be regulated by dominant plant species, such as the potential biofuel species Panicum virgatum (switchgrass) in the tallgrass prairie. To describe the potential physiological and whole-plant responses of this species to future changes in air temperatures, we used louvered open-sided chambers (louvered OSC; 1 9 1 m, adjustable height) to passively alter canopy temperature in native stands of P. virgatum growing in tallgrass prairie at varying topographic positions (upland/lowland). The altered temperature treatment decreased daily mean temperatures by 1 °C and maximum temperatures by 4 °C in May and June, lowered daytime stomatal conductance and transpiration, decreased tiller density, increased speciﬁc leaf area, and delayed ﬂowering. Among topographic contrasts, aboveground biomass, ﬂowering tiller density, and tiller weight were greater in lowland sites compared to upland sites, with no temperature treatment interactions. Differences in biomass production responded more to topography than the altered temperature treatment, as soil water status varied considerably between topographic positions. These results indicate that while water availability as a function of topography was a strong driver of plant biomass, many leaf-level physiological processes were responsive to the small decreases in daily mean and maximum temperature, irrespective of landscape position. The varying responses of leaf-level gas exchange and whole-plant growth of P. virgatum in native stands to altered air temperature or topographic position illustrate that accurately forecasting yields for P. virgatum in mixed communities will require greater integration of physiological responses to simulated climate change (increased temperature) and resource availability over natural environmental gradients (soil moisture).&quot;,&quot;container-title&quot;:&quot;GCB Bioenergy&quot;,&quot;DOI&quot;:&quot;10.1111/j.1757-1707.2012.01204.x&quot;,&quot;ISSN&quot;:&quot;17571693&quot;,&quot;issue&quot;:&quot;6&quot;,&quot;journalAbbreviation&quot;:&quot;GCB Bioenergy&quot;,&quot;language&quot;:&quot;en&quot;,&quot;page&quot;:&quot;683-692&quot;,&quot;source&quot;:&quot;DOI.org (Crossref)&quot;,&quot;title&quot;:&quot;Physiological and growth responses of switchgrass ( &lt;i&gt;Panicum virgatum&lt;/i&gt; L.) in native stands under passive air temperature manipulation&quot;,&quot;volume&quot;:&quot;5&quot;,&quot;author&quot;:[{&quot;family&quot;:&quot;Hartman&quot;,&quot;given&quot;:&quot;Jeffrey C.&quot;},{&quot;family&quot;:&quot;Nippert&quot;,&quot;given&quot;:&quot;Jesse B.&quot;}],&quot;issued&quot;:{&quot;date-parts&quot;:[[&quot;2013&quot;,11]]}}},{&quot;id&quot;:488,&quot;uris&quot;:[&quot;http://zotero.org/users/local/hlrmlGwQ/items/39TN4FS9&quot;],&quot;uri&quot;:[&quot;http://zotero.org/users/local/hlrmlGwQ/items/39TN4FS9&quot;],&quot;itemData&quot;:{&quot;id&quot;:488,&quot;type&quot;:&quot;article-journal&quot;,&quot;abstract&quot;:&quot;Anthropogenic climate change is projected to alter precipitation patterns, resulting in novel environments for plants. The responses of dominant plant species (e.g. Panicum virgatum L. (switchgrass)) to climate changes can drive broader ecosystem processes such as primary productivity. Using a rainfall mesocosm facility, three ecotypes of P. virgatum (collected from Kansas, Oklahoma and Texas, USA) were subjected to three precipitation regimes (average, –25%, +25%) to determine the physiological and growth responses to altered precipitation in a common garden setting. Results showed mean maximum photosynthetic rates, stomatal conductance, transpiration, midday water potential and dark-adapted chlorophyll fluorescence were lowest in the Kansas ecotypes. Increased precipitation treatments raised the mean midday water potentials and lowered water-use efficiency. Aboveground biomass responded positively to changes in precipitation, but flowering initiation was later and rates were lower for Texas ecotypes. In general, ecotype origin was a better predictor of differences in physiological responses and flowering, whereas the precipitation treatments had greater control over biomass production. Depending on the growth variable measured, these results show responses for P. virgatum are under varying ecotypic or environmental control with few interactions, suggesting that future predictions to climate change need not inherently consider localised adaptations in this economically important and widely distributed species.&quot;,&quot;container-title&quot;:&quot;Functional Plant Biology&quot;,&quot;DOI&quot;:&quot;10.1071/FP11229&quot;,&quot;ISSN&quot;:&quot;1445-4416&quot;,&quot;issue&quot;:&quot;2&quot;,&quot;journalAbbreviation&quot;:&quot;Functional Plant Biol.&quot;,&quot;language&quot;:&quot;en&quot;,&quot;note&quot;:&quot;publisher: CSIRO PUBLISHING&quot;,&quot;page&quot;:&quot;126-136&quot;,&quot;source&quot;:&quot;www.publish.csiro.au&quot;,&quot;title&quot;:&quot;Ecotypic responses of switchgrass to altered precipitation&quot;,&quot;volume&quot;:&quot;39&quot;,&quot;author&quot;:[{&quot;family&quot;:&quot;Hartman&quot;,&quot;given&quot;:&quot;Jeffrey C.&quot;},{&quot;family&quot;:&quot;Nippert&quot;,&quot;given&quot;:&quot;Jesse B.&quot;},{&quot;family&quot;:&quot;Springer&quot;,&quot;given&quot;:&quot;Clint J.&quot;}],&quot;issued&quot;:{&quot;date-parts&quot;:[[&quot;2012&quot;,3,8]]}}},{&quot;id&quot;:487,&quot;uris&quot;:[&quot;http://zotero.org/users/local/hlrmlGwQ/items/QRAL5QLY&quot;],&quot;uri&quot;:[&quot;http://zotero.org/users/local/hlrmlGwQ/items/QRAL5QLY&quot;],&quot;itemData&quot;:{&quot;id&quot;:487,&quot;type&quot;:&quot;chapter&quot;,&quot;abstract&quot;:&quot;Switchgrass was one of the dominant species of the North American tallgrass prairie and savanna ecosystems that once dominated a large portion of the continent. It is currently used for pasture, hay production, soil conservation, and biomass production for conversion to energy. Switchgrass was selected in 1992 as the herbaceous model species to develop dedicated cellulosic bioenergy crops. Breeding and genetics studies began on switchgrass in the 1950s, focused on utilization in livestock agriculture. Recent developments have rapidly increased the rate of gain for biomass yield, largely by increasing the focus and intensity of selection and improving the choice of germplasm and selection methods. Modern genomics tools are rapidly being incorporated into switchgrass breeding programs to increase the rate of gain for important agronomic and bioenergy traits, as well as to create new variability that can be captured in commercial cultivars.&quot;,&quot;collection-title&quot;:&quot;Green Energy and Technology&quot;,&quot;container-title&quot;:&quot;Switchgrass: A Valuable Biomass Crop for Energy&quot;,&quot;event-place&quot;:&quot;London&quot;,&quot;ISBN&quot;:&quot;978-1-4471-2903-5&quot;,&quot;language&quot;:&quot;en&quot;,&quot;note&quot;:&quot;DOI: 10.1007/978-1-4471-2903-5_2&quot;,&quot;page&quot;:&quot;29-53&quot;,&quot;publisher&quot;:&quot;Springer&quot;,&quot;publisher-place&quot;:&quot;London&quot;,&quot;source&quot;:&quot;Springer Link&quot;,&quot;title&quot;:&quot;Switchgrass Breeding, Genetics, and Genomics&quot;,&quot;URL&quot;:&quot;https://doi.org/10.1007/978-1-4471-2903-5_2&quot;,&quot;author&quot;:[{&quot;family&quot;:&quot;Casler&quot;,&quot;given&quot;:&quot;Michael D.&quot;}],&quot;editor&quot;:[{&quot;family&quot;:&quot;Monti&quot;,&quot;given&quot;:&quot;Andrea&quot;}],&quot;accessed&quot;:{&quot;date-parts&quot;:[[&quot;2021&quot;,2,3]]},&quot;issued&quot;:{&quot;date-parts&quot;:[[&quot;2012&quot;]]}}}],&quot;schema&quot;:&quot;https://github.com/citation-style-language/schema/raw/master/csl-citation.json&quot;} RNDZ5a7nRkTTJ"/><text:span text:style-name="T24">. </text:span><text:span text:style-name="T35">Thus, we defined flowering as functions of nine variables: as a function of Julian date (‘flowering date’), as a function of cumulative </text:span><text:span text:style-name="T36">growing degree days (GDD)</text:span><text:span text:style-name="T35"> between greenup and flowering dates (‘flowering GDD’), as a function of day length on the flowering date (‘flowering daylength’), as a function of the change in daylength at flowering (‘flowering daylength change’), and as functions of five measures of cumulative rainfall: cumulative rainfall between greenup and flowering, and in the two days, three days, five days, and seven days before flowering. </text:span><text:span text:style-name="T36">C</text:span><text:span text:style-name="T30">umulative </text:span><text:span text:style-name="T31">GDD</text:span><text:span text:style-name="T30"> was calculated as GDD = </text:span><text:span text:style-name="T35"><draw:frame draw:style-name="fr1" draw:name="Object2" text:anchor-type="as-char" svg:width="1.602in" svg:height="0.4484in" draw:z-index="1"><draw:object xlink:href="./Object 2" xlink:type="simple" xlink:show="embed" xlink:actuate="onLoad"/><draw:image xlink:href="./ObjectReplacements/Object 2" xlink:type="simple" xlink:show="embed" xlink:actuate="onLoad"/><svg:desc>formula</svg:desc></draw:frame></text:span><text:span text:style-name="T30">, where T</text:span><text:span text:style-name="T73">mean</text:span><text:span text:style-name="T30"> is the daily average temperature, T</text:span><text:span text:style-name="T73">base</text:span><text:span text:style-name="T30"> is the base temperature </text:span><text:span text:style-name="T35">of 12 </text:span><text:span text:style-name="T37">°</text:span><text:span text:style-name="T35">C for switchgrass, </text:span><text:span text:style-name="T36">GR50 is greenup date, and FL50 is flowering date </text:span><text:reference-mark-start text:name="ZOTERO_ITEM CSL_CITATION {&quot;citationID&quot;:&quot;zLOmclvW&quot;,&quot;properties&quot;:{&quot;formattedCitation&quot;:&quot;(Kiniry et al. 2005; Behrman et al. 2013)&quot;,&quot;plainCitation&quot;:&quot;(Kiniry et al. 2005; Behrman et al. 2013)&quot;,&quot;noteIndex&quot;:0},&quot;citationItems&quot;:[{&quot;id&quot;:39,&quot;uris&quot;:[&quot;http://zotero.org/users/local/hlrmlGwQ/items/ZAYPSH3Z&quot;],&quot;uri&quot;:[&quot;http://zotero.org/users/local/hlrmlGwQ/items/ZAYPSH3Z&quot;],&quot;itemData&quot;:{&quot;id&quot;:39,&quot;type&quot;:&quot;article-journal&quot;,&quot;container-title&quot;:&quot;Biomass and Bioenergy&quot;,&quot;DOI&quot;:&quot;10.1016/j.biombioe.2005.06.003&quot;,&quot;ISSN&quot;:&quot;09619534&quot;,&quot;issue&quot;:&quot;6&quot;,&quot;journalAbbreviation&quot;:&quot;Biomass and Bioenergy&quot;,&quot;language&quot;:&quot;en&quot;,&quot;page&quot;:&quot;419-425&quot;,&quot;source&quot;:&quot;DOI.org (Crossref)&quot;,&quot;title&quot;:&quot;Switchgrass simulation by the ALMANAC model at diverse sites in the southern US&quot;,&quot;volume&quot;:&quot;29&quot;,&quot;author&quot;:[{&quot;family&quot;:&quot;Kiniry&quot;,&quot;given&quot;:&quot;J.R.&quot;},{&quot;family&quot;:&quot;Cassida&quot;,&quot;given&quot;:&quot;K.A.&quot;},{&quot;family&quot;:&quot;Hussey&quot;,&quot;given&quot;:&quot;M.A.&quot;},{&quot;family&quot;:&quot;Muir&quot;,&quot;given&quot;:&quot;J.P.&quot;},{&quot;family&quot;:&quot;Ocumpaugh&quot;,&quot;given&quot;:&quot;W.R.&quot;},{&quot;family&quot;:&quot;Read&quot;,&quot;given&quot;:&quot;J.C.&quot;},{&quot;family&quot;:&quot;Reed&quot;,&quot;given&quot;:&quot;R.L.&quot;},{&quot;family&quot;:&quot;Sanderson&quot;,&quot;given&quot;:&quot;M.A.&quot;},{&quot;family&quot;:&quot;Venuto&quot;,&quot;given&quot;:&quot;B.C.&quot;},{&quot;family&quot;:&quot;Williams&quot;,&quot;given&quot;:&quot;J.R.&quot;}],&quot;issued&quot;:{&quot;date-parts&quot;:[[&quot;2005&quot;,12]]}}},{&quot;id&quot;:31,&quot;uris&quot;:[&quot;http://zotero.org/users/local/hlrmlGwQ/items/UWG477YF&quot;],&quot;uri&quot;:[&quot;http://zotero.org/users/local/hlrmlGwQ/items/UWG477YF&quot;],&quot;itemData&quot;:{&quot;id&quot;:31,&quot;type&quot;:&quot;article-journal&quot;,&quot;abstract&quot;:&quot;Evaluating the potential of alternative energy crops across large geographic regions, as well as over time, is a necessary component to determining if biofuel production is feasible and sustainable in the face of growing production demands and climatic change. Switchgrass (Panicum virgatum L.), a native perennial herbaceous grass, is a promising candidate for cellulosic feedstock production. In this study, current and future (from 2080 to 2090) productivity is estimated across the central and eastern United States using ALMANAC, a mechanistic model that simulates plant growth over time. The ALMANAC model was parameterized for representative ecotypes of switchgrass. Our results indicate substantial variation in switchgrass productivity both within regions and over time. States along the Gulf Coast, southern Atlantic Coast, and in the East North Central Midwest have the highest current biomass potential. However, these areas also contain critical wetland habitat necessary for the maintenance of biodiversity and agricultural lands necessary for food production. The southern United States is predicted to have the largest decrease in future biomass production. The Great Plains are expected to experience large increases in productivity by 2080–2090 due to climate change. In general, regions where future temperature and precipitation are predicted to increase are also where larger future biomass production is expected. In contrast, regions that show a future decrease in precipitation are associated with smaller future biomass production. Switchgrass appears to be a promising biofuel crop for the central and eastern United States, with local biomass predicted to be high (.10 Mg/ha) for ;50% of the area studied for each climate scenario. In order to minimize land conversion and loss of biodiversity, areas that currently have and maintain high productivity under climate change should be targeted for their long-term growth potential.&quot;,&quot;container-title&quot;:&quot;Ecological Applications&quot;,&quot;DOI&quot;:&quot;10.1890/12-0436.1&quot;,&quot;ISSN&quot;:&quot;1051-0761&quot;,&quot;issue&quot;:&quot;1&quot;,&quot;journalAbbreviation&quot;:&quot;Ecological Applications&quot;,&quot;language&quot;:&quot;en&quot;,&quot;page&quot;:&quot;73-85&quot;,&quot;source&quot;:&quot;DOI.org (Crossref)&quot;,&quot;title&quot;:&quot;Spatial forecasting of switchgrass productivity under current and future climate change scenarios&quot;,&quot;volume&quot;:&quot;23&quot;,&quot;author&quot;:[{&quot;family&quot;:&quot;Behrman&quot;,&quot;given&quot;:&quot;Kathrine D.&quot;},{&quot;family&quot;:&quot;Kiniry&quot;,&quot;given&quot;:&quot;James R.&quot;},{&quot;family&quot;:&quot;Winchell&quot;,&quot;given&quot;:&quot;Michael&quot;},{&quot;family&quot;:&quot;Juenger&quot;,&quot;given&quot;:&quot;Thomas E.&quot;},{&quot;family&quot;:&quot;Keitt&quot;,&quot;given&quot;:&quot;Timothy H.&quot;}],&quot;issued&quot;:{&quot;date-parts&quot;:[[&quot;2013&quot;,1]]}}}],&quot;schema&quot;:&quot;https://github.com/citation-style-language/schema/raw/master/csl-citation.json&quot;} RNDvWzwxURMh6"/><text:span text:style-name="T36">(Kiniry et al. 2005; Behrman et al. 2013)</text:span><text:reference-mark-end text:name="ZOTERO_ITEM CSL_CITATION {&quot;citationID&quot;:&quot;zLOmclvW&quot;,&quot;properties&quot;:{&quot;formattedCitation&quot;:&quot;(Kiniry et al. 2005; Behrman et al. 2013)&quot;,&quot;plainCitation&quot;:&quot;(Kiniry et al. 2005; Behrman et al. 2013)&quot;,&quot;noteIndex&quot;:0},&quot;citationItems&quot;:[{&quot;id&quot;:39,&quot;uris&quot;:[&quot;http://zotero.org/users/local/hlrmlGwQ/items/ZAYPSH3Z&quot;],&quot;uri&quot;:[&quot;http://zotero.org/users/local/hlrmlGwQ/items/ZAYPSH3Z&quot;],&quot;itemData&quot;:{&quot;id&quot;:39,&quot;type&quot;:&quot;article-journal&quot;,&quot;container-title&quot;:&quot;Biomass and Bioenergy&quot;,&quot;DOI&quot;:&quot;10.1016/j.biombioe.2005.06.003&quot;,&quot;ISSN&quot;:&quot;09619534&quot;,&quot;issue&quot;:&quot;6&quot;,&quot;journalAbbreviation&quot;:&quot;Biomass and Bioenergy&quot;,&quot;language&quot;:&quot;en&quot;,&quot;page&quot;:&quot;419-425&quot;,&quot;source&quot;:&quot;DOI.org (Crossref)&quot;,&quot;title&quot;:&quot;Switchgrass simulation by the ALMANAC model at diverse sites in the southern US&quot;,&quot;volume&quot;:&quot;29&quot;,&quot;author&quot;:[{&quot;family&quot;:&quot;Kiniry&quot;,&quot;given&quot;:&quot;J.R.&quot;},{&quot;family&quot;:&quot;Cassida&quot;,&quot;given&quot;:&quot;K.A.&quot;},{&quot;family&quot;:&quot;Hussey&quot;,&quot;given&quot;:&quot;M.A.&quot;},{&quot;family&quot;:&quot;Muir&quot;,&quot;given&quot;:&quot;J.P.&quot;},{&quot;family&quot;:&quot;Ocumpaugh&quot;,&quot;given&quot;:&quot;W.R.&quot;},{&quot;family&quot;:&quot;Read&quot;,&quot;given&quot;:&quot;J.C.&quot;},{&quot;family&quot;:&quot;Reed&quot;,&quot;given&quot;:&quot;R.L.&quot;},{&quot;family&quot;:&quot;Sanderson&quot;,&quot;given&quot;:&quot;M.A.&quot;},{&quot;family&quot;:&quot;Venuto&quot;,&quot;given&quot;:&quot;B.C.&quot;},{&quot;family&quot;:&quot;Williams&quot;,&quot;given&quot;:&quot;J.R.&quot;}],&quot;issued&quot;:{&quot;date-parts&quot;:[[&quot;2005&quot;,12]]}}},{&quot;id&quot;:31,&quot;uris&quot;:[&quot;http://zotero.org/users/local/hlrmlGwQ/items/UWG477YF&quot;],&quot;uri&quot;:[&quot;http://zotero.org/users/local/hlrmlGwQ/items/UWG477YF&quot;],&quot;itemData&quot;:{&quot;id&quot;:31,&quot;type&quot;:&quot;article-journal&quot;,&quot;abstract&quot;:&quot;Evaluating the potential of alternative energy crops across large geographic regions, as well as over time, is a necessary component to determining if biofuel production is feasible and sustainable in the face of growing production demands and climatic change. Switchgrass (Panicum virgatum L.), a native perennial herbaceous grass, is a promising candidate for cellulosic feedstock production. In this study, current and future (from 2080 to 2090) productivity is estimated across the central and eastern United States using ALMANAC, a mechanistic model that simulates plant growth over time. The ALMANAC model was parameterized for representative ecotypes of switchgrass. Our results indicate substantial variation in switchgrass productivity both within regions and over time. States along the Gulf Coast, southern Atlantic Coast, and in the East North Central Midwest have the highest current biomass potential. However, these areas also contain critical wetland habitat necessary for the maintenance of biodiversity and agricultural lands necessary for food production. The southern United States is predicted to have the largest decrease in future biomass production. The Great Plains are expected to experience large increases in productivity by 2080–2090 due to climate change. In general, regions where future temperature and precipitation are predicted to increase are also where larger future biomass production is expected. In contrast, regions that show a future decrease in precipitation are associated with smaller future biomass production. Switchgrass appears to be a promising biofuel crop for the central and eastern United States, with local biomass predicted to be high (.10 Mg/ha) for ;50% of the area studied for each climate scenario. In order to minimize land conversion and loss of biodiversity, areas that currently have and maintain high productivity under climate change should be targeted for their long-term growth potential.&quot;,&quot;container-title&quot;:&quot;Ecological Applications&quot;,&quot;DOI&quot;:&quot;10.1890/12-0436.1&quot;,&quot;ISSN&quot;:&quot;1051-0761&quot;,&quot;issue&quot;:&quot;1&quot;,&quot;journalAbbreviation&quot;:&quot;Ecological Applications&quot;,&quot;language&quot;:&quot;en&quot;,&quot;page&quot;:&quot;73-85&quot;,&quot;source&quot;:&quot;DOI.org (Crossref)&quot;,&quot;title&quot;:&quot;Spatial forecasting of switchgrass productivity under current and future climate change scenarios&quot;,&quot;volume&quot;:&quot;23&quot;,&quot;author&quot;:[{&quot;family&quot;:&quot;Behrman&quot;,&quot;given&quot;:&quot;Kathrine D.&quot;},{&quot;family&quot;:&quot;Kiniry&quot;,&quot;given&quot;:&quot;James R.&quot;},{&quot;family&quot;:&quot;Winchell&quot;,&quot;given&quot;:&quot;Michael&quot;},{&quot;family&quot;:&quot;Juenger&quot;,&quot;given&quot;:&quot;Thomas E.&quot;},{&quot;family&quot;:&quot;Keitt&quot;,&quot;given&quot;:&quot;Timothy H.&quot;}],&quot;issued&quot;:{&quot;date-parts&quot;:[[&quot;2013&quot;,1]]}}}],&quot;schema&quot;:&quot;https://github.com/citation-style-language/schema/raw/master/csl-citation.json&quot;} RNDvWzwxURMh6"/><text:span text:style-name="T30">. On a specific day, if T</text:span><text:span text:style-name="T73">mean</text:span><text:span text:style-name="T30"> is less than T</text:span><text:span text:style-name="T73">base</text:span><text:span text:style-name="T30">, the GDD for that day is 0; if T</text:span><text:span text:style-name="T73">mean</text:span><text:span text:style-name="T30"> is bigger than T</text:span><text:span text:style-name="T73">base</text:span><text:span text:style-name="T30">, the GDD for that day is the difference between T</text:span><text:span text:style-name="T73">mean</text:span><text:span text:style-name="T30"> and T</text:span><text:span text:style-name="T73">base</text:span><text:span text:style-name="T30">.</text:span><text:span text:style-name="T35"> </text:span><text:span text:style-name="T91">We also defined greenup as functions of seven variables: as a function of Julian date (‘greenup date’), as a function of cumulative GDD for the five, ten, or eighteen days prior to greenup, and as a function of the average air </text:span><text:soft-page-break/><text:span text:style-name="T91">temperature for the five, ten, or eighteen days prior to greenup. These phenotypic values were defined separately for each genotype at each common garden. For example, a genotype at the TX2 garden that flowered on the longest day of the year would be assigned a flowering daylength phenotype equivalent to the daylength at TX2 on the longest day of the year, while the same genotype flowering on the longest day of the year at MI would be assigned a flowering daylength phenotype equivalent to the daylength at MI on the longest day of the year.</text:span></text:p>
      <text:p text:style-name="P42">--------------------------------------------</text:p>
      <text:p text:style-name="P24">Variance components analysis</text:p>
      <text:p text:style-name="P27"><text:tab/>To evaluate <text:span text:style-name="T81">our environmental</text:span> cues as genetic triggers of flowering, we defined greenup and flowering as functions of nine environmental cues, then determined the variance attributed to genetic effects (G), genotype by environment interactions (GxE), environmental effects (E), and error for these phenology-related traits across our eight common garden sites using linear mixed models.</text:p>
      <text:p text:style-name="P27"/>
      <text:p text:style-name="P7"><text:span text:style-name="T3"/></text:p>
      <text:p text:style-name="P28"><text:span text:style-name="T3"/></text:p>
      <text:p text:style-name="P28"/>
      <text:p text:style-name="P3"><text:span text:style-name="T3">Genome-wide association mapping</text:span></text:p>
      <text:p text:style-name="P3"><text:tab/>We used the switchgrassGWAS R package <text:span text:style-name="T75">(https://github.com/Alice-MacQueen/switchgrassGWAS) to allow fast, less memory intensive GWAS on the diversity panel.</text:span></text:p>
      <text:p text:style-name="P3"><text:span text:style-name="T3">Analysis of correlated SNP effects on phenotypes at multiple sites</text:span></text:p>
      <text:p text:style-name="P33"><text:span text:style-name="T75">We used the switchgrassGWAS R package to estimate and test the significance of SNP effects on phenology phenotypes measured at our common garden sites.</text:span></text:p>
      <text:p text:style-name="P36"/>
      <text:p text:style-name="P22"><text:span text:style-name="T75">Multivariate adaptive shrinkage</text:span></text:p>
      <text:p text:style-name="P3"><text:span text:style-name="T75">For multivariate adaptive shrinkage (mash), we conducted univariate GWAS at each common garden for greenup and flowering, then analyzed the allelic effects of unlinked SNPs across common garden sites for the top 19K SNPs per univariate GWAS using mash. When the same SNP set is used in multiple univariate GWAS, a subsequent mash analysis shares information on patterns of effect size and direction for SNPs across these GWAS, improving the power to detect significant, shared results.</text:span></text:p>
      <text:p text:style-name="P3"><text:soft-page-break/><text:span text:style-name="T75">We used covariance matrices based on correlations in all three genetic subgroups as hypothesis matrices in mash on each subgroup. If these covariance matrices did not capture patterns in SNP effects, there would be little loading of SNPs onto these matrices, and thus little to no change in the mash model. However, SNPs with large Bayes factors, which summarize the overall significance of a non-zero effect, which had high mixture proportions on particular environmental covariance matrices, were good candidates for environmentally-driven SNP effects. Thus, these matrices allowed us to capture possible population-specific environmental drivers in all three genetic subgroups.</text:span></text:p>
      <text:p text:style-name="P3"><text:span text:style-name="T75"/></text:p>
      <text:p text:style-name="P3"><text:span text:style-name="T5">Four-way cross and Quantitative Trait Locus Dataset</text:span></text:p>
      <text:p text:style-name="P3"><text:span text:style-name="T3">Creation, propagation, cultivation, and phenotyping</text:span></text:p>
      <text:p text:style-name="P1"><text:span text:style-name="T76">A four-way population (801 F2 individuals) with their grandparents and F1 hybrid parents was clonally propagated 10 times in 3.8L pots at the Brackenridge Field Laboratory, Austin, TX in 2014-2015 and transplanted to 10 common garden sites covering 17 degrees of latitude from South Texas to South Dakota in May-July of 2015. </text:span>The formation of the four-way mapping population has been described previously <text:reference-mark-start text:name="ZOTERO_ITEM CSL_CITATION {&quot;citationID&quot;:&quot;H084L0vA&quot;,&quot;properties&quot;:{&quot;formattedCitation&quot;:&quot;(Milano, Lowry, and Juenger 2016)&quot;,&quot;plainCitation&quot;:&quot;(Milano, Lowry, and Juenger 2016)&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85lBS7fxnV"/>(Milano, Lowry, and Juenger 2016)<text:reference-mark-end text:name="ZOTERO_ITEM CSL_CITATION {&quot;citationID&quot;:&quot;H084L0vA&quot;,&quot;properties&quot;:{&quot;formattedCitation&quot;:&quot;(Milano, Lowry, and Juenger 2016)&quot;,&quot;plainCitation&quot;:&quot;(Milano, Lowry, and Juenger 2016)&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85lBS7fxnV"/>. Briefly,<text:span text:style-name="T76"> the population was developed by initial cross between AP13 (A) x DAC6 (B) and WBC3 (C) x VS16 (D), the F1 hybrids of each of those crosses were then intercrossed reciprocally to create the four-way outbred population, 801 F2 individuals. The four grandparents were derived from highly divergent southern lowland and northern upland ecotypes:</text:span> AP13, an early flowering Gulf individual, and WBC, a late flowering Gulf individual,<text:span text:style-name="T76"> </text:span>DAC, an early flowering Midwest individual, VS16, a late flowering Midwest individual. <text:span text:style-name="T76">The details of the 10 common garden sites can be found in </text:span><text:reference-mark-start text:name="ZOTERO_ITEM CSL_CITATION {&quot;citationID&quot;:&quot;oV2cWwEs&quot;,&quot;properties&quot;:{&quot;formattedCitation&quot;:&quot;(Lowry et al. 2019)&quot;,&quot;plainCitation&quot;:&quot;(Lowry et al. 2019)&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ESUGTDfFTS"/><text:span text:style-name="T76">(Lowry et al. 2019)</text:span><text:reference-mark-end text:name="ZOTERO_ITEM CSL_CITATION {&quot;citationID&quot;:&quot;oV2cWwEs&quot;,&quot;properties&quot;:{&quot;formattedCitation&quot;:&quot;(Lowry et al. 2019)&quot;,&quot;plainCitation&quot;:&quot;(Lowry et al. 2019)&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ESUGTDfFTS"/><text:span text:style-name="T76">. Briefly, each field was covered with one layer of weed barrier cloth, and holes were cut into the weed cloth in a honeycomb design. Plants were randomized into the holes, with each plant having four nearest neighbors located 1.56m away from each other. A row of border plants which were derived from rhizome plugs of approximately 10-year-old Alamo switchgrass were planted at every edge position to prevent edge effects. Plants were well-watered in 2015 to facilitate establishment.</text:span></text:p>
      <text:p text:style-name="P33"><text:span text:style-name="T76">Phenology data, including greenup and flowering time, have been recorded from 2016 to 2019 for the four-way population at each site. Greenup (GR50) was recorded as the day of the year when 50% of the tillers from the crown on the plant turned green, flowering (FL50) was recorded as the day of the year when 50% of the plant tillers had panicles undergoing anthesis. Additionally, cumulative </text:span><text:soft-page-break/><text:span text:style-name="T76">growing degree days (GDD) from GR50 to FL50 was calculated as GDD = </text:span><draw:frame draw:style-name="fr1" draw:name="Object1" text:anchor-type="as-char" svg:width="1.602in" svg:height="0.4484in" draw:z-index="0"><draw:object xlink:href="./Object 1" xlink:type="simple" xlink:show="embed" xlink:actuate="onLoad"/><draw:image xlink:href="./ObjectReplacements/Object 1" xlink:type="simple" xlink:show="embed" xlink:actuate="onLoad"/><svg:desc>formula</svg:desc></draw:frame><text:span text:style-name="T76">, where T</text:span><text:span text:style-name="T70">mean</text:span><text:span text:style-name="T76"> is the daily average temperature, T</text:span><text:span text:style-name="T70">base</text:span><text:span text:style-name="T76"> is the base temperature </text:span>of 12 <text:span text:style-name="T68">°</text:span>C for switchgrass (Kiniry et al 2005, Behrman 2013)<text:span text:style-name="T76">. On a specific day, if T</text:span><text:span text:style-name="T70">mean</text:span><text:span text:style-name="T76"> is less than T</text:span><text:span text:style-name="T70">base</text:span><text:span text:style-name="T76">, the GDD for that day is 0; if T</text:span><text:span text:style-name="T70">mean</text:span><text:span text:style-name="T76"> is bigger than T</text:span><text:span text:style-name="T70">base</text:span><text:span text:style-name="T76">, the GDD for that day is the difference between T</text:span><text:span text:style-name="T70">mean</text:span><text:span text:style-name="T76"> and T</text:span><text:span text:style-name="T70">base</text:span><text:span text:style-name="T76">. To be comparable and consistent with the diversity panel, only 2019 phenology data of the four-way population from the same seven common garden sites were used in this study. </text:span></text:p>
      <text:p text:style-name="P3"><text:span text:style-name="T3">Sequencing and QTL mapping</text:span></text:p>
      <text:p text:style-name="P1"><text:tab/>Illumina fragment paired end libraries, representing each of the four grandparents (A: AP13, B: DAC; C: WBC; D: VS16) were aligned to the <text:span text:style-name="T2">Panicum virgatum</text:span> reference genome v5) with bwa <text:span text:style-name="T2">mem </text:span><text:s/><field:fieldmark-start text:name="Bookmark2" field:type="vnd.oasis.opendocument.field.UNHANDLED"><field:param field:name="vnd.oasis.opendocument.field.code" field:value="ADDIN EN.CITE &lt;EndNote&gt;&lt;Cite&gt;&lt;Author&gt;Li&lt;/Author&gt;&lt;Year&gt;2009&lt;/Year&gt;&lt;RecNum&gt;57&lt;/RecNum&gt;&lt;DisplayText&gt;(Li and Durbin 2009)&lt;/DisplayText&gt;&lt;record&gt;&lt;rec-number&gt;57&lt;/rec-number&gt;&lt;foreign-keys&gt;&lt;key app=&quot;EN&quot; db-id=&quot;sp0ssrpdupf00rewwew5dfv60x2205pvf2e2&quot; timestamp=&quot;1570136411&quot;&gt;57&lt;/key&gt;&lt;/foreign-keys&gt;&lt;ref-type name=&quot;Journal Article&quot;&gt;17&lt;/ref-type&gt;&lt;contributors&gt;&lt;authors&gt;&lt;author&gt;Li, Heng&lt;/author&gt;&lt;author&gt;Durbin, Richard&lt;/author&gt;&lt;/authors&gt;&lt;/contributors&gt;&lt;titles&gt;&lt;title&gt;Fast and accurate short read alignment with Burrows–Wheeler transform&lt;/title&gt;&lt;secondary-title&gt;Bioinformatics&lt;/secondary-title&gt;&lt;/titles&gt;&lt;periodical&gt;&lt;full-title&gt;Bioinformatics&lt;/full-title&gt;&lt;/periodical&gt;&lt;pages&gt;1754-1760&lt;/pages&gt;&lt;volume&gt;25&lt;/volume&gt;&lt;number&gt;14&lt;/number&gt;&lt;dates&gt;&lt;year&gt;2009&lt;/year&gt;&lt;/dates&gt;&lt;isbn&gt;1367-4803&lt;/isbn&gt;&lt;urls&gt;&lt;related-urls&gt;&lt;url&gt;https://doi.org/10.1093/bioinformatics/btp324&lt;/url&gt;&lt;/related-urls&gt;&lt;/urls&gt;&lt;electronic-resource-num&gt;10.1093/bioinformatics/btp324&lt;/electronic-resource-num&gt;&lt;access-date&gt;10/3/2019&lt;/access-date&gt;&lt;/record&gt;&lt;/Cite&gt;&lt;/EndNote&gt;"/></field:fieldmark-start>(Li and Durbin 2009)<field:fieldmark-end/>. Details on the genetic map construction, map polishing and fine-scale reordering can be accessed on <text:a xlink:type="simple" xlink:href="https://datadryad.org/stash/dataset/doi:10.5061/dryad.ghx3ffbjv" text:style-name="Internet_20_link" text:visited-style-name="Visited_20_Internet_20_Link"><text:span text:style-name="Internet_20_link">https://datadryad.org/stash/dataset/doi:10.5061/dryad.ghx3ffbjv</text:span></text:a>.</text:p>
      <text:p text:style-name="P3"><text:span text:style-name="T76">Narrow-sense heritability (h2) for each phenotype (GR50, FL50, GDD) at each field site was estimated using the additive kinship matrix based on marker genotypic information. The process was accomplished via the ‘sommer’ package (Covarrubias-Pazaran, 2020) in R (2020). Briefly, we used a multivariate mixed model (mmer) that takes the kinship matrix and other random incidence matrices to estimate the variance components for each phenotype at each field, and calculates h2 as the proportion of additive genetic variance to the total variance. </text:span></text:p>
      <text:p text:style-name="P37"><text:span text:style-name="T76">QTL mapping was conducted with R/qtl2 (Broman, 2020). Specifically, we performed a genome scan with a linear mixed model accounting for the relationships among individuals (i.e., kinship matrix) and the environmental covariates (i.e., field sites). The full model can be expressed as: phenotype = </text:span><text:span text:style-name="T69">µ</text:span><text:span text:style-name="T76"> + QTL + E + QTL x E + kinship + e, where </text:span><text:span text:style-name="T69">µ</text:span><text:span text:style-name="T76"> is the population mean, QTL is the marker genetic effect (i.e., kinship matrix), E is the environmental effects (i.e., field sites), QTL x E is the interaction between marker genetic and environmental effects, kinship corresponds to the background polygenic variation, and e is the error term. The genome scan was accomplished through ‘scan1’ function. The statistical significance of the genome scan was established by performing a stratified (i.e., stratifying on field sites) permutation test (n=1000) using ‘scan1perm’ function. The estimated QTL effect was obtained using ‘scan1coef’ function in R/qtl2. </text:span></text:p>
      <text:p text:style-name="P9"/>
      <text:p text:style-name="P13">Results</text:p>
      <text:p text:style-name="P10"><text:span text:style-name="T3">Diversity panel captures genetic and genotype by environment interactions across the common gardens</text:span></text:p>
      <text:p text:style-name="P1"><text:soft-page-break/><text:span text:style-name="T9"><text:tab/></text:span><text:span text:style-name="T22">In our </text:span><text:span text:style-name="T23">tetraploid </text:span><text:span text:style-name="T22">diversity panel </text:span><text:reference-mark-start text:name="ZOTERO_ITEM CSL_CITATION {&quot;citationID&quot;:&quot;w3cOFRLc&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0pDKsPsCK7"/><text:span text:style-name="T22">(Lovell et al. 2021)</text:span><text:reference-mark-end text:name="ZOTERO_ITEM CSL_CITATION {&quot;citationID&quot;:&quot;w3cOFRLc&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0pDKsPsCK7"/><text:span text:style-name="T22">, genotypes from the Gulf and Midwest genetic subpopulations had the most distinct phenological responses across our common gardens, and had distinct patterns of phenotypic correlations between common garden sites (Supplemental Figure X, Figure 1A, 1B). At the Texas gardens, Gulf genotypes typically greened up before and flowered after Midwestern genotypes, while at the North gardens, Gulf genotypes greened up and flowered after Midwestern genotypes (Figure 1A). At the Oklahoma common garden, Gulf and Midwestern individuals greened up over the same time period. These patterns led to strong negative phenotypic correlations for greenup between the North and Texas common gardens and contributed to positive phenotypic correlations for flowering time of larger magnitude at more northern gardens (Figure 1B).</text:span></text:p>
      <text:p text:style-name="P11"><text:tab/><text:span text:style-name="T80">Narrow-sense heritabilities (h</text:span><text:span text:style-name="T64">2</text:span><text:span text:style-name="T80">) were variable both across common gardens and within and across the Midwest and Gulf subpopulations (Figure 1C). At individual gardens, h</text:span><text:span text:style-name="T64">2</text:span><text:span text:style-name="T45"> were typically quite high: 59% on average for greenup date, and 87% for flowering date. However, h</text:span><text:span text:style-name="T64">2</text:span><text:span text:style-name="T45"> were variable across common gardens, particularly for greenup at the OK and NE gardens. Greenup dates were uncorrelated or negatively correlated across gardens (Figure 1B). These negative and small correlations undoubtedly contributed to the low h</text:span><text:span text:style-name="T64">2</text:span><text:span text:style-name="T45"> values for greenup and flowering date across all eight </text:span><text:span text:style-name="T48">gardens</text:span><text:span text:style-name="T45">: h</text:span><text:span text:style-name="T64">2</text:span><text:span text:style-name="T45"> was 0.8% for greenup and 23.2% for flowering date in models including all </text:span><text:span text:style-name="T48">gardens</text:span><text:span text:style-name="T45">. </text:span><text:bookmark-start text:name="_Hlk55390589"/><text:span text:style-name="T45">These data indicated the presence of numerous rank-changing genotype by environment interactions for these phenotypes across these common gardens.</text:span><text:bookmark-end text:name="_Hlk55390589"/></text:p>
      <text:p text:style-name="P38"><text:span text:style-name="T48">We used variance components analysis to determine the variation in greenup and flowering date explained by genetic (G) and GxE effects. G </text:span><text:span text:style-name="T46">and </text:span><text:span text:style-name="T45">GxE </text:span><text:span text:style-name="T46">effects </text:span><text:span text:style-name="T47">explained little variation in greenup date</text:span><text:span text:style-name="T46"> </text:span><text:span text:style-name="T45">(&lt;10%). G and GxE </text:span><text:span text:style-name="T47">effects did not explain substantially more variation when greenup was defined</text:span><text:span text:style-name="T45"> as functions of weather-based cues (Supplementary Figure/Table). </text:span><text:span text:style-name="T46">However, G and GxE </text:span><text:span text:style-name="T47">explained significantly higher variation in </text:span><text:span text:style-name="T46">greenup date when the sites were restricted to either the Texas or North set of gardens (Supplemental Figure). G and GxE </text:span><text:span text:style-name="T47">explained more variation</text:span><text:span text:style-name="T46"> </text:span><text:span text:style-name="T48">in</text:span><text:span text:style-name="T46"> greenup </text:span><text:span text:style-name="T48">date </text:span><text:span text:style-name="T46">for the Gulf subpopulation than for the Midwest, and </text:span><text:span text:style-name="T47">explained more variation outside each</text:span><text:span text:style-name="T46"> subpopulation’s native range than within its native range (Supplementary Figure). </text:span></text:p>
      <text:p text:style-name="P35"><text:span text:style-name="T46">I</text:span><text:span text:style-name="T44">n contrast to greenup date, G and GxE effects explained moderat</text:span><text:span text:style-name="T48">e </text:span><text:span text:style-name="T44">variation in flowering date, and explained significantly more variation when flowering was defined, not as a Julian date, but as a function of </text:span><text:span text:style-name="T49">an</text:span><text:span text:style-name="T44"> environmental cue (Figure 1D). In the Gulf subpopulation, defining flowering as a function of daylength </text:span><text:span text:style-name="T48">explained more G and GxE (G = 36.8% +/- 6.4; GxE = 34.4% +/- 6.0) than as a function of Julian date (). In the Midwest subpopulation, a cumulative GDD cue explained more G than </text:span><text:soft-page-break/><text:span text:style-name="T48">flowering date (23.8% +/- 6.1% vs 5.8% +/- 2.8%), while three additional cues (daylength, rainfall between greenup and flowering, and rainfall in the five days before flowering) explained more G and GxE than flowering date (Figure 1D). The variation explained by G and GxE was also higher when the common gardens were restricted to either the Texas or the North gardens. For subpopulations growing outside their native ranges, G and GxE explained a substantial amount of variation in flowering as a function of rainfall cues, particularly for rainfall on the day of flowering. Taken together, these data indicate moderate additive genetic variation for a cumulative GDD-based flowering cue in the Midwest subpopulation, and similar genetic variation for a daylength cue in the Gulf subpopulation. They also suggest the presence of GxE for rainfall, </text:span><text:span text:style-name="T49">cumulative </text:span><text:span text:style-name="T48">GDD, and photoperiod cues for flowering.</text:span></text:p>
      <text:p text:style-name="P39"><text:span text:style-name="T48"/></text:p>
      <text:p text:style-name="P40"><text:span text:style-name="T44">Genotype-by-environment </text:span><text:span text:style-name="T49">effects on greenup and flowering as functions of environmental cues</text:span></text:p>
      <text:p text:style-name="P41"><text:span text:style-name="T49"><text:tab/></text:span><text:span text:style-name="T50">To further explore how GxE in greenup and flowering <text:s/>in these genetic subpopulations covaried with distinct environmental cues, we conducted multivariate adaptive shrinkage (mash) analyses. <text:s/>To do this, we generated ‘hypothesis-based’ covariance matrices derived from correlations in environmental cues in the greenup or flowering date windows for the Midwest, Gulf, or both subpopulations (Table X). These covariance matrices were derived from the same set of phenotypes defined as functions of environmental cues as previously, and represented the correlations between genotypes for these phenotypes across our common gardens. The hypothesis-based covariance matrices differed substantially by the function of environmental cue chosen and by the subgroup of genotypes for which they were calculated (Figure 2A,D).</text:span></text:p>
      <text:p text:style-name="P12"/>
      <text:p text:style-name="P11"/>
      <text:p text:style-name="P11"/>
      <text:p text:style-name="P9">Discussion</text:p>
      <text:p text:style-name="P9"/>
      <text:p text:style-name="P14">Acknowledgments</text:p>
      <text:p text:style-name="P5"><text:span text:style-name="T9">We thank the Brackenridge Field laboratory, the Ladybird Johnson Wildflower Center and the Juenger laboratory for support with plant care and propagation. This research was supported by the US Department of Energy Awards DESC0014156 to T.E.J., DE-SC0017883 to D.B.L. </text:span>Funding was provided by National Science Foundation PGRP Awards IOS0922457 and IOS1444533 to T.E.J.</text:p>
      <text:p text:style-name="P5"><text:soft-page-break/><text:span text:style-name="T9"><text:line-break/></text:span><text:span text:style-name="T20">Author Contribution</text:span></text:p>
      <text:p text:style-name="P20">T.E.J. designed research. D.B.L. contributed plant material and resources. J.B., D.B.L., and T.E.J. designed and executed field experiments. A.H.M. and L.Z. conducted statistical and computational analyses. The manuscript was written by A.H.M., L.Z., and T.E.J. with contributions from all authors.</text:p>
      <text:p text:style-name="P20"/>
      <text:p text:style-name="P13">Data Availability</text:p>
      <text:p text:style-name="P2"><text:span text:style-name="T9"><text:tab/></text:span><text:span text:style-name="T21">Whenever possible, plant material will be shared upon request. Source data to replicate this analysis are available at: Github link. Custom pipelines for GWAS and other analyses are available from the UT dataverse at https://doi.org/link</text:span><text:span text:style-name="T21">.</text:span></text:p>
      <text:p text:style-name="P9"/>
      <text:p text:style-name="P13">References</text:p>
      <text:p text:style-name="Bibliography_20_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3T09:06:00.857525569</meta:creation-date>
    <dc:date>2021-02-03T15:44:29.593617315</dc:date>
    <meta:editing-duration>PT1H26M16S</meta:editing-duration>
    <meta:editing-cycles>21</meta:editing-cycles>
    <meta:generator>LibreOffice/7.0.4.2$Linux_X86_64 LibreOffice_project/00$Build-2</meta:generator>
    <meta:document-statistic meta:table-count="0" meta:image-count="0" meta:object-count="2" meta:page-count="13" meta:paragraph-count="79" meta:word-count="4404" meta:character-count="29164" meta:non-whitespace-character-count="24804"/>
    <meta:user-defined meta:name="ZOTERO_PREF_1">&lt;data data-version="3" zotero-version="5.0.95"&gt;&lt;session id="vVhrZDrH"/&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office:meta>
</office:document-meta>
</file>

<file path=Object 1/content.xml><?xml version="1.0" encoding="utf-8"?>
<math xmlns="http://www.w3.org/1998/Math/MathML" display="block">
  <semantics>
    <mrow>
      <munderover>
        <mo stretchy="false">∑</mo>
        <mrow>
          <mi mathvariant="italic">GR</mi>
          <mn>50</mn>
        </mrow>
        <mrow>
          <mi mathvariant="italic">FL</mi>
          <mn>50</mn>
        </mrow>
      </munderover>
      <mrow>
        <mi mathvariant="italic">max</mi>
        <mrow>
          <mo fence="true" stretchy="true">(</mo>
          <mrow>
            <mrow>
              <mrow>
                <msub>
                  <mi>T</mi>
                  <mi mathvariant="italic">mean</mi>
                </msub>
                <mo stretchy="false">−</mo>
                <msub>
                  <mi>T</mi>
                  <mi mathvariant="italic">base</mi>
                </msub>
              </mrow>
              <mi>,</mi>
              <mn>0</mn>
            </mrow>
          </mrow>
          <mo fence="true" stretchy="true">)</mo>
        </mrow>
      </mrow>
    </mrow>
    <annotation encoding="StarMath 5.0">sum from {GR50} to {FL50} {max left ({T} rsub {mean} - {T} rsub {base} ,0 right )}</annotation>
  </semantics>
</math>
</file>

<file path=Object 2/content.xml><?xml version="1.0" encoding="utf-8"?>
<math xmlns="http://www.w3.org/1998/Math/MathML" display="block">
  <semantics>
    <mrow>
      <munderover>
        <mo stretchy="false">∑</mo>
        <mrow>
          <mi mathvariant="italic">GR</mi>
          <mn>50</mn>
        </mrow>
        <mrow>
          <mi mathvariant="italic">FL</mi>
          <mn>50</mn>
        </mrow>
      </munderover>
      <mrow>
        <mi mathvariant="italic">max</mi>
        <mrow>
          <mo fence="true" stretchy="true">(</mo>
          <mrow>
            <mrow>
              <mrow>
                <msub>
                  <mi>T</mi>
                  <mi mathvariant="italic">mean</mi>
                </msub>
                <mo stretchy="false">−</mo>
                <msub>
                  <mi>T</mi>
                  <mi mathvariant="italic">base</mi>
                </msub>
              </mrow>
              <mi>,</mi>
              <mn>0</mn>
            </mrow>
          </mrow>
          <mo fence="true" stretchy="true">)</mo>
        </mrow>
      </mrow>
    </mrow>
    <annotation encoding="StarMath 5.0">sum from {GR50} to {FL50} {max left ({T} rsub {mean} - {T} rsub {base} ,0 right )}</annotation>
  </semantics>
</math>
</file>